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85.36mm" svg:height="47.28mm" svg:x="148.68mm" svg:y="64.28mm">
            <draw:object draw:notify-on-update-of-ranges="Folha1.F4:Folha1.F13 Folha1.H4:Folha1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6.73mm" svg:height="40.07mm" svg:x="51.49mm" svg:y="66.93mm">
            <draw:object draw:notify-on-update-of-ranges="Folha1.D4:Folha1.D13 Folha1.I4:Folha1.I13 Folha1.D4:Folha1.D13 Folha1.G4:Folha1.G1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89.49mm" svg:height="58.74mm" svg:x="240.65mm" svg:y="61.36mm">
            <draw:object draw:notify-on-update-of-ranges="Folha1.D4:Folha1.D13 Folha1.J4:Folha1.J1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desejado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u(ms)</text:p>
          </table:table-cell>
          <table:table-cell office:value-type="string" calcext:value-type="string">
            <text:p>Lux final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K(x)</text:p>
          </table:table-cell>
          <table:table-cell office:value-type="string" calcext:value-type="string">
            <text:p>G[Lux/V]</text:p>
          </table:table-cell>
        </table:table-row>
        <table:table-row table:style-name="ro1">
          <table:table-cell office:value-type="float" office:value="-0.84" calcext:value-type="float">
            <text:p>-0,84</text:p>
          </table:table-cell>
          <table:table-cell office:value-type="float" office:value="4.9" calcext:value-type="float">
            <text:p>4,9</text:p>
          </table:table-cell>
          <table:table-cell table:number-columns-repeated="8"/>
          <table:table-cell office:value-type="float" office:value="-6.7214" calcext:value-type="float">
            <text:p>-6,721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0.3014*[.C4]-0.5507" office:value-type="float" office:value="2.4633" calcext:value-type="float">
            <text:p>2,4633</text:p>
          </table:table-cell>
          <table:table-cell table:formula="of:=10^([.$A$3]*LOG([.D4];10)+[.$B$3])" office:value-type="float" office:value="37249.9301103684" calcext:value-type="float">
            <text:p>37249,9301103684</text:p>
          </table:table-cell>
          <table:table-cell table:formula="of:=5*[.E4]/([.E4]+10000)" office:value-type="float" office:value="3.94179737656314" calcext:value-type="float">
            <text:p>3,94179737656314</text:p>
          </table:table-cell>
          <table:table-cell table:formula="of:=([.E4]*10000*10^(-6))/([.E4]+10000)*10^3" office:value-type="float" office:value="7.88359475312628" calcext:value-type="float">
            <text:p>7,88359475312628</text:p>
          </table:table-cell>
          <table:table-cell table:formula="of:=[$'10'.C3]" office:value-type="float" office:value="1.53" calcext:value-type="float">
            <text:p>1,53</text:p>
          </table:table-cell>
          <table:table-cell table:formula="of:=[$'10'.G3]" office:value-type="float" office:value="14" calcext:value-type="float">
            <text:p>14</text:p>
          </table:table-cell>
          <table:table-cell table:formula="of:=[.H4]/[.F4]" office:value-type="float" office:value="0.388147805135029" calcext:value-type="float">
            <text:p>0,3881478051350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0.3014*[.C5]-0.5507" office:value-type="float" office:value="5.4773" calcext:value-type="float">
            <text:p>5,4773</text:p>
          </table:table-cell>
          <table:table-cell table:formula="of:=10^([.$A$3]*LOG([.D5];10)+[.$B$3])" office:value-type="float" office:value="19037.2457418813" calcext:value-type="float">
            <text:p>19037,2457418813</text:p>
          </table:table-cell>
          <table:table-cell table:formula="of:=5*[.E5]/([.E5]+10000)" office:value-type="float" office:value="3.27807360090343" calcext:value-type="float">
            <text:p>3,27807360090343</text:p>
          </table:table-cell>
          <table:table-cell table:formula="of:=([.E5]*10000*10^(-6))/([.E5]+10000)*10^3" office:value-type="float" office:value="6.55614720180685" calcext:value-type="float">
            <text:p>6,55614720180685</text:p>
          </table:table-cell>
          <table:table-cell table:formula="of:=[$'20'.C3]" office:value-type="float" office:value="2.98" calcext:value-type="float">
            <text:p>2,98</text:p>
          </table:table-cell>
          <table:table-cell table:formula="of:=[$'20'.G3]" office:value-type="float" office:value="14" calcext:value-type="float">
            <text:p>14</text:p>
          </table:table-cell>
          <table:table-cell table:formula="of:=[.H5]/[.F5]" office:value-type="float" office:value="0.909070497739502" calcext:value-type="float">
            <text:p>0,9090704977395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0.3014*[.C6]-0.5507" office:value-type="float" office:value="8.4913" calcext:value-type="float">
            <text:p>8,4913</text:p>
          </table:table-cell>
          <table:table-cell table:formula="of:=10^([.$A$3]*LOG([.D6];10)+[.$B$3])" office:value-type="float" office:value="13172.3021670552" calcext:value-type="float">
            <text:p>13172,3021670552</text:p>
          </table:table-cell>
          <table:table-cell table:formula="of:=5*[.E6]/([.E6]+10000)" office:value-type="float" office:value="2.84225151046551" calcext:value-type="float">
            <text:p>2,84225151046551</text:p>
          </table:table-cell>
          <table:table-cell table:formula="of:=([.E6]*10000*10^(-6))/([.E6]+10000)*10^3" office:value-type="float" office:value="5.68450302093103" calcext:value-type="float">
            <text:p>5,68450302093103</text:p>
          </table:table-cell>
          <table:table-cell table:formula="of:=[$'30'.C3]" office:value-type="float" office:value="4.52" calcext:value-type="float">
            <text:p>4,52</text:p>
          </table:table-cell>
          <table:table-cell table:formula="of:=[$'30'.G3]" office:value-type="float" office:value="14" calcext:value-type="float">
            <text:p>14</text:p>
          </table:table-cell>
          <table:table-cell table:formula="of:=[.H6]/[.F6]" office:value-type="float" office:value="1.59028853827918" calcext:value-type="float">
            <text:p>1,590288538279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0.3014*[.C7]-0.5507" office:value-type="float" office:value="11.5053" calcext:value-type="float">
            <text:p>11,5053</text:p>
          </table:table-cell>
          <table:table-cell table:formula="of:=10^([.$A$3]*LOG([.D7];10)+[.$B$3])" office:value-type="float" office:value="10205.7687661237" calcext:value-type="float">
            <text:p>10205,7687661237</text:p>
          </table:table-cell>
          <table:table-cell table:formula="of:=5*[.E7]/([.E7]+10000)" office:value-type="float" office:value="2.52545916076065" calcext:value-type="float">
            <text:p>2,52545916076065</text:p>
          </table:table-cell>
          <table:table-cell table:formula="of:=([.E7]*10000*10^(-6))/([.E7]+10000)*10^3" office:value-type="float" office:value="5.05091832152131" calcext:value-type="float">
            <text:p>5,05091832152131</text:p>
          </table:table-cell>
          <table:table-cell table:formula="of:=[$'40'.C3]" office:value-type="float" office:value="6.02" calcext:value-type="float">
            <text:p>6,02</text:p>
          </table:table-cell>
          <table:table-cell table:formula="of:=[$'40'.G3]" office:value-type="float" office:value="14" calcext:value-type="float">
            <text:p>14</text:p>
          </table:table-cell>
          <table:table-cell table:formula="of:=[.H7]/[.F7]" office:value-type="float" office:value="2.38372494536273" calcext:value-type="float">
            <text:p>2,383724945362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0.3014*[.C8]-0.5507" office:value-type="float" office:value="14.5193" calcext:value-type="float">
            <text:p>14,5193</text:p>
          </table:table-cell>
          <table:table-cell table:formula="of:=10^([.$A$3]*LOG([.D8];10)+[.$B$3])" office:value-type="float" office:value="8393.93554043869" calcext:value-type="float">
            <text:p>8393,93554043869</text:p>
          </table:table-cell>
          <table:table-cell table:formula="of:=5*[.E8]/([.E8]+10000)" office:value-type="float" office:value="2.28171277483951" calcext:value-type="float">
            <text:p>2,28171277483951</text:p>
          </table:table-cell>
          <table:table-cell table:formula="of:=([.E8]*10000*10^(-6))/([.E8]+10000)*10^3" office:value-type="float" office:value="4.56342554967902" calcext:value-type="float">
            <text:p>4,56342554967902</text:p>
          </table:table-cell>
          <table:table-cell table:formula="of:=[$'50'.C3]" office:value-type="float" office:value="9.53" calcext:value-type="float">
            <text:p>9,53</text:p>
          </table:table-cell>
          <table:table-cell table:formula="of:=[$'50'.G3]" office:value-type="float" office:value="17" calcext:value-type="float">
            <text:p>17</text:p>
          </table:table-cell>
          <table:table-cell table:formula="of:=[.H8]/[.F8]" office:value-type="float" office:value="4.17668696300757" calcext:value-type="float">
            <text:p>4,176686963007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0.3014*[.C9]-0.5507" office:value-type="float" office:value="17.5333" calcext:value-type="float">
            <text:p>17,5333</text:p>
          </table:table-cell>
          <table:table-cell table:formula="of:=10^([.$A$3]*LOG([.D9];10)+[.$B$3])" office:value-type="float" office:value="7163.98260114709" calcext:value-type="float">
            <text:p>7163,98260114709</text:p>
          </table:table-cell>
          <table:table-cell table:formula="of:=5*[.E9]/([.E9]+10000)" office:value-type="float" office:value="2.08692317151041" calcext:value-type="float">
            <text:p>2,08692317151041</text:p>
          </table:table-cell>
          <table:table-cell table:formula="of:=([.E9]*10000*10^(-6))/([.E9]+10000)*10^3" office:value-type="float" office:value="4.17384634302083" calcext:value-type="float">
            <text:p>4,17384634302083</text:p>
          </table:table-cell>
          <table:table-cell table:formula="of:=[$'60'.C3]" office:value-type="float" office:value="8.59" calcext:value-type="float">
            <text:p>8,59</text:p>
          </table:table-cell>
          <table:table-cell table:formula="of:=[$'60'.G3]" office:value-type="float" office:value="12" calcext:value-type="float">
            <text:p>12</text:p>
          </table:table-cell>
          <table:table-cell table:formula="of:=[.H9]/[.F9]" office:value-type="float" office:value="4.11610744337223" calcext:value-type="float">
            <text:p>4,116107443372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0.3014*[.C10]-0.5507" office:value-type="float" office:value="20.5473" calcext:value-type="float">
            <text:p>20,5473</text:p>
          </table:table-cell>
          <table:table-cell table:formula="of:=10^([.$A$3]*LOG([.D10];10)+[.$B$3])" office:value-type="float" office:value="6270.26650490833" calcext:value-type="float">
            <text:p>6270,26650490833</text:p>
          </table:table-cell>
          <table:table-cell table:formula="of:=5*[.E10]/([.E10]+10000)" office:value-type="float" office:value="1.92690958781061" calcext:value-type="float">
            <text:p>1,92690958781061</text:p>
          </table:table-cell>
          <table:table-cell table:formula="of:=([.E10]*10000*10^(-6))/([.E10]+10000)*10^3" office:value-type="float" office:value="3.85381917562122" calcext:value-type="float">
            <text:p>3,85381917562122</text:p>
          </table:table-cell>
          <table:table-cell table:formula="of:=[$'70'.C3]" office:value-type="float" office:value="11.07" calcext:value-type="float">
            <text:p>11,07</text:p>
          </table:table-cell>
          <table:table-cell table:formula="of:=[$'70'.G3]" office:value-type="float" office:value="12" calcext:value-type="float">
            <text:p>12</text:p>
          </table:table-cell>
          <table:table-cell table:formula="of:=[.H10]/[.F10]" office:value-type="float" office:value="5.74495039623418" calcext:value-type="float">
            <text:p>5,744950396234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0.3014*[.C11]-0.5507" office:value-type="float" office:value="23.5613" calcext:value-type="float">
            <text:p>23,5613</text:p>
          </table:table-cell>
          <table:table-cell table:formula="of:=10^([.$A$3]*LOG([.D11];10)+[.$B$3])" office:value-type="float" office:value="5589.23835668653" calcext:value-type="float">
            <text:p>5589,23835668653</text:p>
          </table:table-cell>
          <table:table-cell table:formula="of:=5*[.E11]/([.E11]+10000)" office:value-type="float" office:value="1.79265921426148" calcext:value-type="float">
            <text:p>1,79265921426148</text:p>
          </table:table-cell>
          <table:table-cell table:formula="of:=([.E11]*10000*10^(-6))/([.E11]+10000)*10^3" office:value-type="float" office:value="3.58531842852297" calcext:value-type="float">
            <text:p>3,58531842852297</text:p>
          </table:table-cell>
          <table:table-cell table:formula="of:=[$'80'.C3]" office:value-type="float" office:value="12.49" calcext:value-type="float">
            <text:p>12,49</text:p>
          </table:table-cell>
          <table:table-cell table:formula="of:=[$'80'.G3]" office:value-type="float" office:value="13" calcext:value-type="float">
            <text:p>13</text:p>
          </table:table-cell>
          <table:table-cell table:formula="of:=[.H11]/[.F11]" office:value-type="float" office:value="6.96730304378876" calcext:value-type="float">
            <text:p>6,967303043788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0.3014*[.C12]-0.5507" office:value-type="float" office:value="26.5753" calcext:value-type="float">
            <text:p>26,5753</text:p>
          </table:table-cell>
          <table:table-cell table:formula="of:=10^([.$A$3]*LOG([.D12];10)+[.$B$3])" office:value-type="float" office:value="5051.7090803986" calcext:value-type="float">
            <text:p>5051,7090803986</text:p>
          </table:table-cell>
          <table:table-cell table:formula="of:=5*[.E12]/([.E12]+10000)" office:value-type="float" office:value="1.67811809722568" calcext:value-type="float">
            <text:p>1,67811809722568</text:p>
          </table:table-cell>
          <table:table-cell table:formula="of:=([.E12]*10000*10^(-6))/([.E12]+10000)*10^3" office:value-type="float" office:value="3.35623619445136" calcext:value-type="float">
            <text:p>3,35623619445136</text:p>
          </table:table-cell>
          <table:table-cell table:formula="of:=[$'90'.C3]" office:value-type="float" office:value="16.56" calcext:value-type="float">
            <text:p>16,56</text:p>
          </table:table-cell>
          <table:table-cell table:formula="of:=[$'90'.G3]" office:value-type="float" office:value="14" calcext:value-type="float">
            <text:p>14</text:p>
          </table:table-cell>
          <table:table-cell table:formula="of:=[.H12]/[.F12]" office:value-type="float" office:value="9.86819701627528" calcext:value-type="float">
            <text:p>9,868197016275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0.3014*[.C13]-0.5507" office:value-type="float" office:value="29.5893" calcext:value-type="float">
            <text:p>29,5893</text:p>
          </table:table-cell>
          <table:table-cell table:formula="of:=10^([.$A$3]*LOG([.D13];10)+[.$B$3])" office:value-type="float" office:value="4615.79868913601" calcext:value-type="float">
            <text:p>4615,79868913601</text:p>
          </table:table-cell>
          <table:table-cell table:formula="of:=5*[.E13]/([.E13]+10000)" office:value-type="float" office:value="1.57904428875548" calcext:value-type="float">
            <text:p>1,57904428875548</text:p>
          </table:table-cell>
          <table:table-cell table:formula="of:=([.E13]*10000*10^(-6))/([.E13]+10000)*10^3" office:value-type="float" office:value="3.15808857751096" calcext:value-type="float">
            <text:p>3,15808857751096</text:p>
          </table:table-cell>
          <table:table-cell table:formula="of:=[$'100'.C3]" office:value-type="float" office:value="18.39" calcext:value-type="float">
            <text:p>18,39</text:p>
          </table:table-cell>
          <table:table-cell table:formula="of:=[$'100'.G3]" office:value-type="float" office:value="13" calcext:value-type="float">
            <text:p>13</text:p>
          </table:table-cell>
          <table:table-cell table:formula="of:=[.H13]/[.F13]" office:value-type="float" office:value="11.646285117496" calcext:value-type="float">
            <text:p>11,646285117496</text:p>
          </table:table-cell>
          <table:table-cell/>
        </table:table-row>
      </table:table>
      <table:table table:name="10" table:style-name="ta1">
        <table:shapes>
          <draw:frame draw:z-index="0" draw:style-name="gr1" draw:text-style-name="P1" svg:width="159.99mm" svg:height="89.99mm" svg:x="23.58mm" svg:y="5.52mm">
            <draw:object draw:notify-on-update-of-ranges="'10'.B2:'10'.B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4mm" svg:x="186.68mm" svg:y="7.46mm">
            <draw:object draw:notify-on-update-of-ranges="'10'.B3:'10'.B102 '10'.A3:'10'.A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x_o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x_final</text:p>
          </table:table-cell>
          <table:table-cell office:value-type="string" calcext:value-type="string">
            <text:p>Lux_tau</text:p>
          </table:table-cell>
          <table:table-cell office:value-type="string" calcext:value-type="string">
            <text:p>Dist_tau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table:formula="of:=[.A31]" office:value-type="float" office:value="1.53" calcext:value-type="float">
            <text:p>1,53</text:p>
          </table:table-cell>
          <table:table-cell table:formula="of:=0.63*[.C3]" office:value-type="float" office:value="0.9639" calcext:value-type="float">
            <text:p>0,9639</text:p>
          </table:table-cell>
          <table:table-cell table:formula="of:=ABS([.$D$3]-[.A3])" office:value-type="float" office:value="0.6939" calcext:value-type="float">
            <text:p>0,6939</text:p>
          </table:table-cell>
          <table:table-cell table:formula="of:=MIN([.E3:.E102])" office:value-type="float" office:value="0.0238999999999999" calcext:value-type="float">
            <text:p>0,0239</text:p>
          </table:table-cell>
          <table:table-cell table:formula="of:=VLOOKUP([.F3]+[.D3];[.A3:.B102];2;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$D$3]-[.A4])" office:value-type="float" office:value="0.6939" calcext:value-type="float">
            <text:p>0,6939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BS([.$D$3]-[.A5])" office:value-type="float" office:value="0.6939" calcext:value-type="float">
            <text:p>0,6939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$D$3]-[.A6])" office:value-type="float" office:value="0.6739" calcext:value-type="float">
            <text:p>0,673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BS([.$D$3]-[.A7])" office:value-type="float" office:value="0.6639" calcext:value-type="float">
            <text:p>0,6639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$D$3]-[.A8])" office:value-type="float" office:value="0.6439" calcext:value-type="float">
            <text:p>0,6439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BS([.$D$3]-[.A9])" office:value-type="float" office:value="0.6239" calcext:value-type="float">
            <text:p>0,6239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$D$3]-[.A10])" office:value-type="float" office:value="0.6139" calcext:value-type="float">
            <text:p>0,6139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BS([.$D$3]-[.A11])" office:value-type="float" office:value="0.5839" calcext:value-type="float">
            <text:p>0,5839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$D$3]-[.A12])" office:value-type="float" office:value="0.0338999999999999" calcext:value-type="float">
            <text:p>0,0339</text:p>
          </table:table-cell>
          <table:table-cell table:number-columns-repeated="2"/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ABS([.$D$3]-[.A13])" office:value-type="float" office:value="0.1661" calcext:value-type="float">
            <text:p>0,1661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$D$3]-[.A14])" office:value-type="float" office:value="0.2639" calcext:value-type="float">
            <text:p>0,263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ABS([.$D$3]-[.A15])" office:value-type="float" office:value="0.1339" calcext:value-type="float">
            <text:p>0,1339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$D$3]-[.A16])" office:value-type="float" office:value="0.0238999999999999" calcext:value-type="float">
            <text:p>0,0239</text:p>
          </table:table-cell>
          <table:table-cell table:number-columns-repeated="2"/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BS([.$D$3]-[.A17])" office:value-type="float" office:value="0.0661000000000001" calcext:value-type="float">
            <text:p>0,0661</text:p>
          </table:table-cell>
          <table:table-cell table:number-columns-repeated="2"/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$D$3]-[.A18])" office:value-type="float" office:value="0.1661" calcext:value-type="float">
            <text:p>0,1661</text:p>
          </table:table-cell>
          <table:table-cell table:number-columns-repeated="2"/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ABS([.$D$3]-[.A19])" office:value-type="float" office:value="0.2261" calcext:value-type="float">
            <text:p>0,2261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ABS([.$D$3]-[.A20])" office:value-type="float" office:value="0.2761" calcext:value-type="float">
            <text:p>0,2761</text:p>
          </table:table-cell>
          <table:table-cell table:number-columns-repeated="2"/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ABS([.$D$3]-[.A21])" office:value-type="float" office:value="0.3261" calcext:value-type="float">
            <text:p>0,3261</text:p>
          </table:table-cell>
          <table:table-cell table:number-columns-repeated="2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BS([.$D$3]-[.A22])" office:value-type="float" office:value="0.3661" calcext:value-type="float">
            <text:p>0,3661</text:p>
          </table:table-cell>
          <table:table-cell table:number-columns-repeated="2"/>
        </table:table-row>
        <table:table-row table:style-name="ro1">
          <table:table-cell office:value-type="float" office:value="1.37" calcext:value-type="float">
            <text:p>1,3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ABS([.$D$3]-[.A23])" office:value-type="float" office:value="0.4061" calcext:value-type="float">
            <text:p>0,4061</text:p>
          </table:table-cell>
          <table:table-cell table:number-columns-repeated="2"/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ABS([.$D$3]-[.A24])" office:value-type="float" office:value="0.4261" calcext:value-type="float">
            <text:p>0,4261</text:p>
          </table:table-cell>
          <table:table-cell table:number-columns-repeated="2"/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ABS([.$D$3]-[.A25])" office:value-type="float" office:value="0.4561" calcext:value-type="float">
            <text:p>0,4561</text:p>
          </table:table-cell>
          <table:table-cell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ABS([.$D$3]-[.A26])" office:value-type="float" office:value="0.4861" calcext:value-type="float">
            <text:p>0,4861</text:p>
          </table:table-cell>
          <table:table-cell table:number-columns-repeated="2"/>
        </table:table-row>
        <table:table-row table:style-name="ro1">
          <table:table-cell office:value-type="float" office:value="1.46" calcext:value-type="float">
            <text:p>1,4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ABS([.$D$3]-[.A27])" office:value-type="float" office:value="0.4961" calcext:value-type="float">
            <text:p>0,4961</text:p>
          </table:table-cell>
          <table:table-cell table:number-columns-repeated="2"/>
        </table:table-row>
        <table:table-row table:style-name="ro1">
          <table:table-cell office:value-type="float" office:value="1.48" calcext:value-type="float">
            <text:p>1,4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ABS([.$D$3]-[.A28])" office:value-type="float" office:value="0.5161" calcext:value-type="float">
            <text:p>0,5161</text:p>
          </table:table-cell>
          <table:table-cell table:number-columns-repeated="2"/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ABS([.$D$3]-[.A29])" office:value-type="float" office:value="1.2761" calcext:value-type="float">
            <text:p>1,2761</text:p>
          </table:table-cell>
          <table:table-cell table:number-columns-repeated="2"/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ABS([.$D$3]-[.A30])" office:value-type="float" office:value="1.3061" calcext:value-type="float">
            <text:p>1,3061</text:p>
          </table:table-cell>
          <table:table-cell table:number-columns-repeated="2"/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ABS([.$D$3]-[.A31])" office:value-type="float" office:value="0.5661" calcext:value-type="float">
            <text:p>0,5661</text:p>
          </table:table-cell>
          <table:table-cell table:number-columns-repeated="2"/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BS([.$D$3]-[.A32])" office:value-type="float" office:value="0.5761" calcext:value-type="float">
            <text:p>0,5761</text:p>
          </table:table-cell>
          <table:table-cell table:number-columns-repeated="2"/>
        </table:table-row>
        <table:table-row table:style-name="ro1">
          <table:table-cell office:value-type="float" office:value="1.56" calcext:value-type="float">
            <text:p>1,5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ABS([.$D$3]-[.A33])" office:value-type="float" office:value="0.5961" calcext:value-type="float">
            <text:p>0,5961</text:p>
          </table:table-cell>
          <table:table-cell table:number-columns-repeated="2"/>
        </table:table-row>
        <table:table-row table:style-name="ro1">
          <table:table-cell office:value-type="float" office:value="1.57" calcext:value-type="float">
            <text:p>1,5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$D$3]-[.A34])" office:value-type="float" office:value="0.6061" calcext:value-type="float">
            <text:p>0,6061</text:p>
          </table:table-cell>
          <table:table-cell table:number-columns-repeated="2"/>
        </table:table-row>
        <table:table-row table:style-name="ro1">
          <table:table-cell office:value-type="float" office:value="1.57" calcext:value-type="float">
            <text:p>1,5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ABS([.$D$3]-[.A35])" office:value-type="float" office:value="0.6061" calcext:value-type="float">
            <text:p>0,6061</text:p>
          </table:table-cell>
          <table:table-cell table:number-columns-repeated="2"/>
        </table:table-row>
        <table:table-row table:style-name="ro1">
          <table:table-cell office:value-type="float" office:value="1.59" calcext:value-type="float">
            <text:p>1,5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BS([.$D$3]-[.A36])" office:value-type="float" office:value="0.6261" calcext:value-type="float">
            <text:p>0,6261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BS([.$D$3]-[.A37])" office:value-type="float" office:value="0.6361" calcext:value-type="float">
            <text:p>0,6361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ABS([.$D$3]-[.A38])" office:value-type="float" office:value="0.6361" calcext:value-type="float">
            <text:p>0,6361</text:p>
          </table:table-cell>
          <table:table-cell table:number-columns-repeated="2"/>
        </table:table-row>
        <table:table-row table:style-name="ro1">
          <table:table-cell office:value-type="float" office:value="1.61" calcext:value-type="float">
            <text:p>1,6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ABS([.$D$3]-[.A39])" office:value-type="float" office:value="0.6461" calcext:value-type="float">
            <text:p>0,6461</text:p>
          </table:table-cell>
          <table:table-cell table:number-columns-repeated="2"/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BS([.$D$3]-[.A40])" office:value-type="float" office:value="0.6661" calcext:value-type="float">
            <text:p>0,6661</text:p>
          </table:table-cell>
          <table:table-cell table:number-columns-repeated="2"/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ABS([.$D$3]-[.A41])" office:value-type="float" office:value="0.6661" calcext:value-type="float">
            <text:p>0,6661</text:p>
          </table:table-cell>
          <table:table-cell table:number-columns-repeated="2"/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ABS([.$D$3]-[.A42])" office:value-type="float" office:value="0.6661" calcext:value-type="float">
            <text:p>0,6661</text:p>
          </table:table-cell>
          <table:table-cell table:number-columns-repeated="2"/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BS([.$D$3]-[.A43])" office:value-type="float" office:value="0.6661" calcext:value-type="float">
            <text:p>0,6661</text:p>
          </table:table-cell>
          <table:table-cell table:number-columns-repeated="2"/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BS([.$D$3]-[.A44])" office:value-type="float" office:value="0.6761" calcext:value-type="float">
            <text:p>0,6761</text:p>
          </table:table-cell>
          <table:table-cell table:number-columns-repeated="2"/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BS([.$D$3]-[.A45])" office:value-type="float" office:value="0.6761" calcext:value-type="float">
            <text:p>0,6761</text:p>
          </table:table-cell>
          <table:table-cell table:number-columns-repeated="2"/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BS([.$D$3]-[.A46])" office:value-type="float" office:value="1.4761" calcext:value-type="float">
            <text:p>1,4761</text:p>
          </table:table-cell>
          <table:table-cell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BS([.$D$3]-[.A47])" office:value-type="float" office:value="1.4861" calcext:value-type="float">
            <text:p>1,4861</text:p>
          </table:table-cell>
          <table:table-cell table:number-columns-repeated="2"/>
        </table:table-row>
        <table:table-row table:style-name="ro1">
          <table:table-cell office:value-type="float" office:value="1.66" calcext:value-type="float">
            <text:p>1,6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BS([.$D$3]-[.A48])" office:value-type="float" office:value="0.6961" calcext:value-type="float">
            <text:p>0,6961</text:p>
          </table:table-cell>
          <table:table-cell table:number-columns-repeated="2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BS([.$D$3]-[.A49])" office:value-type="float" office:value="0.7061" calcext:value-type="float">
            <text:p>0,7061</text:p>
          </table:table-cell>
          <table:table-cell table:number-columns-repeated="2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ABS([.$D$3]-[.A50])" office:value-type="float" office:value="0.7061" calcext:value-type="float">
            <text:p>0,7061</text:p>
          </table:table-cell>
          <table:table-cell table:number-columns-repeated="2"/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BS([.$D$3]-[.A51])" office:value-type="float" office:value="0.7161" calcext:value-type="float">
            <text:p>0,7161</text:p>
          </table:table-cell>
          <table:table-cell table:number-columns-repeated="2"/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BS([.$D$3]-[.A52])" office:value-type="float" office:value="0.7161" calcext:value-type="float">
            <text:p>0,7161</text:p>
          </table:table-cell>
          <table:table-cell table:number-columns-repeated="2"/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BS([.$D$3]-[.A53])" office:value-type="float" office:value="0.7161" calcext:value-type="float">
            <text:p>0,7161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ABS([.$D$3]-[.A54])" office:value-type="float" office:value="0.7361" calcext:value-type="float">
            <text:p>0,7361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ABS([.$D$3]-[.A55])" office:value-type="float" office:value="0.7361" calcext:value-type="float">
            <text:p>0,7361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ABS([.$D$3]-[.A56])" office:value-type="float" office:value="0.7361" calcext:value-type="float">
            <text:p>0,7361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BS([.$D$3]-[.A57])" office:value-type="float" office:value="0.7361" calcext:value-type="float">
            <text:p>0,7361</text:p>
          </table:table-cell>
          <table:table-cell table:number-columns-repeated="2"/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ABS([.$D$3]-[.A58])" office:value-type="float" office:value="0.7461" calcext:value-type="float">
            <text:p>0,7461</text:p>
          </table:table-cell>
          <table:table-cell table:number-columns-repeated="2"/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ABS([.$D$3]-[.A59])" office:value-type="float" office:value="0.7461" calcext:value-type="float">
            <text:p>0,7461</text:p>
          </table:table-cell>
          <table:table-cell table:number-columns-repeated="2"/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ABS([.$D$3]-[.A60])" office:value-type="float" office:value="0.7461" calcext:value-type="float">
            <text:p>0,7461</text:p>
          </table:table-cell>
          <table:table-cell table:number-columns-repeated="2"/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ABS([.$D$3]-[.A61])" office:value-type="float" office:value="0.7461" calcext:value-type="float">
            <text:p>0,7461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ABS([.$D$3]-[.A62])" office:value-type="float" office:value="0.7361" calcext:value-type="float">
            <text:p>0,7361</text:p>
          </table:table-cell>
          <table:table-cell table:number-columns-repeated="2"/>
        </table:table-row>
        <table:table-row table:style-name="ro1">
          <table:table-cell office:value-type="float" office:value="2.54" calcext:value-type="float">
            <text:p>2,54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ABS([.$D$3]-[.A63])" office:value-type="float" office:value="1.5761" calcext:value-type="float">
            <text:p>1,5761</text:p>
          </table:table-cell>
          <table:table-cell table:number-columns-repeated="2"/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ABS([.$D$3]-[.A64])" office:value-type="float" office:value="1.5961" calcext:value-type="float">
            <text:p>1,5961</text:p>
          </table:table-cell>
          <table:table-cell table:number-columns-repeated="2"/>
        </table:table-row>
        <table:table-row table:style-name="ro1">
          <table:table-cell office:value-type="float" office:value="1.73" calcext:value-type="float">
            <text:p>1,7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ABS([.$D$3]-[.A65])" office:value-type="float" office:value="0.7661" calcext:value-type="float">
            <text:p>0,7661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ABS([.$D$3]-[.A66])" office:value-type="float" office:value="0.7761" calcext:value-type="float">
            <text:p>0,7761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ABS([.$D$3]-[.A67])" office:value-type="float" office:value="0.7761" calcext:value-type="float">
            <text:p>0,7761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ABS([.$D$3]-[.A68])" office:value-type="float" office:value="0.7761" calcext:value-type="float">
            <text:p>0,7761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ABS([.$D$3]-[.A69])" office:value-type="float" office:value="0.7761" calcext:value-type="float">
            <text:p>0,7761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ABS([.$D$3]-[.A70])" office:value-type="float" office:value="0.7761" calcext:value-type="float">
            <text:p>0,7761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ABS([.$D$3]-[.A71])" office:value-type="float" office:value="0.7961" calcext:value-type="float">
            <text:p>0,7961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BS([.$D$3]-[.A72])" office:value-type="float" office:value="0.7961" calcext:value-type="float">
            <text:p>0,7961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ABS([.$D$3]-[.A73])" office:value-type="float" office:value="0.7961" calcext:value-type="float">
            <text:p>0,7961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ABS([.$D$3]-[.A74])" office:value-type="float" office:value="0.7961" calcext:value-type="float">
            <text:p>0,7961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ABS([.$D$3]-[.A75])" office:value-type="float" office:value="0.7961" calcext:value-type="float">
            <text:p>0,7961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ABS([.$D$3]-[.A76])" office:value-type="float" office:value="0.7961" calcext:value-type="float">
            <text:p>0,7961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ABS([.$D$3]-[.A77])" office:value-type="float" office:value="0.7961" calcext:value-type="float">
            <text:p>0,7961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ABS([.$D$3]-[.A78])" office:value-type="float" office:value="0.7961" calcext:value-type="float">
            <text:p>0,7961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ABS([.$D$3]-[.A79])" office:value-type="float" office:value="0.7961" calcext:value-type="float">
            <text:p>0,7961</text:p>
          </table:table-cell>
          <table:table-cell table:number-columns-repeated="2"/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BS([.$D$3]-[.A80])" office:value-type="float" office:value="1.6461" calcext:value-type="float">
            <text:p>1,6461</text:p>
          </table:table-cell>
          <table:table-cell table:number-columns-repeated="2"/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ABS([.$D$3]-[.A81])" office:value-type="float" office:value="1.6661" calcext:value-type="float">
            <text:p>1,6661</text:p>
          </table:table-cell>
          <table:table-cell table:number-columns-repeated="2"/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BS([.$D$3]-[.A82])" office:value-type="float" office:value="0.8061" calcext:value-type="float">
            <text:p>0,8061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ABS([.$D$3]-[.A83])" office:value-type="float" office:value="0.8261" calcext:value-type="float">
            <text:p>0,8261</text:p>
          </table:table-cell>
          <table:table-cell table:number-columns-repeated="2"/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ABS([.$D$3]-[.A84])" office:value-type="float" office:value="0.8061" calcext:value-type="float">
            <text:p>0,8061</text:p>
          </table:table-cell>
          <table:table-cell table:number-columns-repeated="2"/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ABS([.$D$3]-[.A85])" office:value-type="float" office:value="0.8061" calcext:value-type="float">
            <text:p>0,8061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ABS([.$D$3]-[.A86])" office:value-type="float" office:value="0.8261" calcext:value-type="float">
            <text:p>0,8261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ABS([.$D$3]-[.A87])" office:value-type="float" office:value="0.8261" calcext:value-type="float">
            <text:p>0,8261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ABS([.$D$3]-[.A88])" office:value-type="float" office:value="0.8261" calcext:value-type="float">
            <text:p>0,8261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ABS([.$D$3]-[.A89])" office:value-type="float" office:value="0.8261" calcext:value-type="float">
            <text:p>0,8261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ABS([.$D$3]-[.A90])" office:value-type="float" office:value="0.8261" calcext:value-type="float">
            <text:p>0,8261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ABS([.$D$3]-[.A91])" office:value-type="float" office:value="0.8261" calcext:value-type="float">
            <text:p>0,8261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BS([.$D$3]-[.A92])" office:value-type="float" office:value="0.8261" calcext:value-type="float">
            <text:p>0,8261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ABS([.$D$3]-[.A93])" office:value-type="float" office:value="0.8261" calcext:value-type="float">
            <text:p>0,8261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ABS([.$D$3]-[.A94])" office:value-type="float" office:value="0.8361" calcext:value-type="float">
            <text:p>0,8361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ABS([.$D$3]-[.A95])" office:value-type="float" office:value="0.8361" calcext:value-type="float">
            <text:p>0,8361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ABS([.$D$3]-[.A96])" office:value-type="float" office:value="0.8261" calcext:value-type="float">
            <text:p>0,8261</text:p>
          </table:table-cell>
          <table:table-cell table:number-columns-repeated="2"/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BS([.$D$3]-[.A97])" office:value-type="float" office:value="1.7161" calcext:value-type="float">
            <text:p>1,7161</text:p>
          </table:table-cell>
          <table:table-cell table:number-columns-repeated="2"/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ABS([.$D$3]-[.A98])" office:value-type="float" office:value="1.7161" calcext:value-type="float">
            <text:p>1,7161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ABS([.$D$3]-[.A99])" office:value-type="float" office:value="0.8361" calcext:value-type="float">
            <text:p>0,8361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ABS([.$D$3]-[.A100])" office:value-type="float" office:value="0.8361" calcext:value-type="float">
            <text:p>0,8361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ABS([.$D$3]-[.A101])" office:value-type="float" office:value="0.8361" calcext:value-type="float">
            <text:p>0,8361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$D$3]-[.A102])" office:value-type="float" office:value="0.8361" calcext:value-type="float">
            <text:p>0,8361</text:p>
          </table:table-cell>
          <table:table-cell table:number-columns-repeated="2"/>
        </table:table-row>
      </table:table>
      <table:table table:name="Folha3" table:style-name="ta2">
        <table:table-column table:style-name="co1" table:default-cell-style-name="Default"/>
        <table:table-row table:style-name="ro1">
          <table:table-cell/>
        </table:table-row>
      </table:table>
      <table:table table:name="20" table:style-name="ta1">
        <table:shapes>
          <draw:frame draw:z-index="0" draw:style-name="gr1" draw:text-style-name="P1" svg:width="159.97mm" svg:height="90.04mm" svg:x="186.97mm" svg:y="8.76mm">
            <draw:object draw:notify-on-update-of-ranges="'20'.B3:'20'.B102 '20'.A3:'20'.A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x_o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x_final</text:p>
          </table:table-cell>
          <table:table-cell office:value-type="string" calcext:value-type="string">
            <text:p>Lux_tau</text:p>
          </table:table-cell>
          <table:table-cell office:value-type="string" calcext:value-type="string">
            <text:p>Dist_tau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table:formula="of:=[.A31]" office:value-type="float" office:value="2.98" calcext:value-type="float">
            <text:p>2,98</text:p>
          </table:table-cell>
          <table:table-cell table:formula="of:=0.63*[.C3]" office:value-type="float" office:value="1.8774" calcext:value-type="float">
            <text:p>1,8774</text:p>
          </table:table-cell>
          <table:table-cell table:formula="of:=ABS([.$D$3]-[.A3])" office:value-type="float" office:value="1.6074" calcext:value-type="float">
            <text:p>1,6074</text:p>
          </table:table-cell>
          <table:table-cell table:formula="of:=MIN([.E3:.E102])" office:value-type="float" office:value="0.0473999999999999" calcext:value-type="float">
            <text:p>0,0474</text:p>
          </table:table-cell>
          <table:table-cell table:formula="of:=VLOOKUP([.F3]+[.D3];[.A3:.B102];2;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$D$3]-[.A4])" office:value-type="float" office:value="1.1374" calcext:value-type="float">
            <text:p>1,1374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BS([.$D$3]-[.A5])" office:value-type="float" office:value="1.5774" calcext:value-type="float">
            <text:p>1,5774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$D$3]-[.A6])" office:value-type="float" office:value="1.0674" calcext:value-type="float">
            <text:p>1,0674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BS([.$D$3]-[.A7])" office:value-type="float" office:value="1.5174" calcext:value-type="float">
            <text:p>1,517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$D$3]-[.A8])" office:value-type="float" office:value="1.4774" calcext:value-type="float">
            <text:p>1,4774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BS([.$D$3]-[.A9])" office:value-type="float" office:value="1.4374" calcext:value-type="float">
            <text:p>1,437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$D$3]-[.A10])" office:value-type="float" office:value="1.3774" calcext:value-type="float">
            <text:p>1,377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BS([.$D$3]-[.A11])" office:value-type="float" office:value="1.3274" calcext:value-type="float">
            <text:p>1,3274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$D$3]-[.A12])" office:value-type="float" office:value="1.2574" calcext:value-type="float">
            <text:p>1,2574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ABS([.$D$3]-[.A13])" office:value-type="float" office:value="0.9174" calcext:value-type="float">
            <text:p>0,9174</text:p>
          </table:table-cell>
          <table:table-cell table:number-columns-repeated="2"/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$D$3]-[.A14])" office:value-type="float" office:value="0.5874" calcext:value-type="float">
            <text:p>0,5874</text:p>
          </table:table-cell>
          <table:table-cell table:number-columns-repeated="2"/>
        </table:table-row>
        <table:table-row table:style-name="ro1">
          <table:table-cell office:value-type="float" office:value="1.59" calcext:value-type="float">
            <text:p>1,5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ABS([.$D$3]-[.A15])" office:value-type="float" office:value="0.2874" calcext:value-type="float">
            <text:p>0,2874</text:p>
          </table:table-cell>
          <table:table-cell table:number-columns-repeated="2"/>
        </table:table-row>
        <table:table-row table:style-name="ro1">
          <table:table-cell office:value-type="float" office:value="1.83" calcext:value-type="float">
            <text:p>1,8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$D$3]-[.A16])" office:value-type="float" office:value="0.0473999999999999" calcext:value-type="float">
            <text:p>0,0474</text:p>
          </table:table-cell>
          <table:table-cell table:number-columns-repeated="2"/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BS([.$D$3]-[.A17])" office:value-type="float" office:value="0.1526" calcext:value-type="float">
            <text:p>0,1526</text:p>
          </table:table-cell>
          <table:table-cell table:number-columns-repeated="2"/>
        </table:table-row>
        <table:table-row table:style-name="ro1">
          <table:table-cell office:value-type="float" office:value="2.19" calcext:value-type="float">
            <text:p>2,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$D$3]-[.A18])" office:value-type="float" office:value="0.3126" calcext:value-type="float">
            <text:p>0,3126</text:p>
          </table:table-cell>
          <table:table-cell table:number-columns-repeated="2"/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ABS([.$D$3]-[.A19])" office:value-type="float" office:value="0.4426" calcext:value-type="float">
            <text:p>0,4426</text:p>
          </table:table-cell>
          <table:table-cell table:number-columns-repeated="2"/>
        </table:table-row>
        <table:table-row table:style-name="ro1">
          <table:table-cell office:value-type="float" office:value="2.42" calcext:value-type="float">
            <text:p>2,4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ABS([.$D$3]-[.A20])" office:value-type="float" office:value="0.5426" calcext:value-type="float">
            <text:p>0,5426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ABS([.$D$3]-[.A21])" office:value-type="float" office:value="1.6426" calcext:value-type="float">
            <text:p>1,6426</text:p>
          </table:table-cell>
          <table:table-cell table:number-columns-repeated="2"/>
        </table:table-row>
        <table:table-row table:style-name="ro1">
          <table:table-cell office:value-type="float" office:value="3.62" calcext:value-type="float">
            <text:p>3,6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BS([.$D$3]-[.A22])" office:value-type="float" office:value="1.7426" calcext:value-type="float">
            <text:p>1,7426</text:p>
          </table:table-cell>
          <table:table-cell table:number-columns-repeated="2"/>
        </table:table-row>
        <table:table-row table:style-name="ro1">
          <table:table-cell office:value-type="float" office:value="3.69" calcext:value-type="float">
            <text:p>3,6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ABS([.$D$3]-[.A23])" office:value-type="float" office:value="1.8126" calcext:value-type="float">
            <text:p>1,8126</text:p>
          </table:table-cell>
          <table:table-cell table:number-columns-repeated="2"/>
        </table:table-row>
        <table:table-row table:style-name="ro1">
          <table:table-cell office:value-type="float" office:value="2.72" calcext:value-type="float">
            <text:p>2,7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ABS([.$D$3]-[.A24])" office:value-type="float" office:value="0.8426" calcext:value-type="float">
            <text:p>0,8426</text:p>
          </table:table-cell>
          <table:table-cell table:number-columns-repeated="2"/>
        </table:table-row>
        <table:table-row table:style-name="ro1">
          <table:table-cell office:value-type="float" office:value="2.77" calcext:value-type="float">
            <text:p>2,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ABS([.$D$3]-[.A25])" office:value-type="float" office:value="0.8926" calcext:value-type="float">
            <text:p>0,8926</text:p>
          </table:table-cell>
          <table:table-cell table:number-columns-repeated="2"/>
        </table:table-row>
        <table:table-row table:style-name="ro1">
          <table:table-cell office:value-type="float" office:value="2.81" calcext:value-type="float">
            <text:p>2,8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ABS([.$D$3]-[.A26])" office:value-type="float" office:value="0.9326" calcext:value-type="float">
            <text:p>0,9326</text:p>
          </table:table-cell>
          <table:table-cell table:number-columns-repeated="2"/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ABS([.$D$3]-[.A27])" office:value-type="float" office:value="0.9726" calcext:value-type="float">
            <text:p>0,9726</text:p>
          </table:table-cell>
          <table:table-cell table:number-columns-repeated="2"/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ABS([.$D$3]-[.A28])" office:value-type="float" office:value="1.0026" calcext:value-type="float">
            <text:p>1,0026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ABS([.$D$3]-[.A29])" office:value-type="float" office:value="1.0226" calcext:value-type="float">
            <text:p>1,0226</text:p>
          </table:table-cell>
          <table:table-cell table:number-columns-repeated="2"/>
        </table:table-row>
        <table:table-row table:style-name="ro1">
          <table:table-cell office:value-type="float" office:value="2.94" calcext:value-type="float">
            <text:p>2,9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ABS([.$D$3]-[.A30])" office:value-type="float" office:value="1.0626" calcext:value-type="float">
            <text:p>1,0626</text:p>
          </table:table-cell>
          <table:table-cell table:number-columns-repeated="2"/>
        </table:table-row>
        <table:table-row table:style-name="ro1">
          <table:table-cell office:value-type="float" office:value="2.98" calcext:value-type="float">
            <text:p>2,9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ABS([.$D$3]-[.A31])" office:value-type="float" office:value="1.1026" calcext:value-type="float">
            <text:p>1,10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BS([.$D$3]-[.A32])" office:value-type="float" office:value="1.1226" calcext:value-type="float">
            <text:p>1,1226</text:p>
          </table:table-cell>
          <table:table-cell table:number-columns-repeated="2"/>
        </table:table-row>
        <table:table-row table:style-name="ro1">
          <table:table-cell office:value-type="float" office:value="3.02" calcext:value-type="float">
            <text:p>3,0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ABS([.$D$3]-[.A33])" office:value-type="float" office:value="1.1426" calcext:value-type="float">
            <text:p>1,1426</text:p>
          </table:table-cell>
          <table:table-cell table:number-columns-repeated="2"/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$D$3]-[.A34])" office:value-type="float" office:value="1.1626" calcext:value-type="float">
            <text:p>1,1626</text:p>
          </table:table-cell>
          <table:table-cell table:number-columns-repeated="2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ABS([.$D$3]-[.A35])" office:value-type="float" office:value="1.1826" calcext:value-type="float">
            <text:p>1,1826</text:p>
          </table:table-cell>
          <table:table-cell table:number-columns-repeated="2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BS([.$D$3]-[.A36])" office:value-type="float" office:value="1.1826" calcext:value-type="float">
            <text:p>1,1826</text:p>
          </table:table-cell>
          <table:table-cell table:number-columns-repeated="2"/>
        </table:table-row>
        <table:table-row table:style-name="ro1">
          <table:table-cell office:value-type="float" office:value="3.07" calcext:value-type="float">
            <text:p>3,0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BS([.$D$3]-[.A37])" office:value-type="float" office:value="1.1926" calcext:value-type="float">
            <text:p>1,1926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,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ABS([.$D$3]-[.A38])" office:value-type="float" office:value="2.2826" calcext:value-type="float">
            <text:p>2,2826</text:p>
          </table:table-cell>
          <table:table-cell table:number-columns-repeated="2"/>
        </table:table-row>
        <table:table-row table:style-name="ro1">
          <table:table-cell office:value-type="float" office:value="4.18" calcext:value-type="float">
            <text:p>4,1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ABS([.$D$3]-[.A39])" office:value-type="float" office:value="2.3026" calcext:value-type="float">
            <text:p>2,3026</text:p>
          </table:table-cell>
          <table:table-cell table:number-columns-repeated="2"/>
        </table:table-row>
        <table:table-row table:style-name="ro1">
          <table:table-cell office:value-type="float" office:value="4.21" calcext:value-type="float">
            <text:p>4,2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BS([.$D$3]-[.A40])" office:value-type="float" office:value="2.3326" calcext:value-type="float">
            <text:p>2,3326</text:p>
          </table:table-cell>
          <table:table-cell table:number-columns-repeated="2"/>
        </table:table-row>
        <table:table-row table:style-name="ro1">
          <table:table-cell office:value-type="float" office:value="3.17" calcext:value-type="float">
            <text:p>3,1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ABS([.$D$3]-[.A41])" office:value-type="float" office:value="1.2926" calcext:value-type="float">
            <text:p>1,2926</text:p>
          </table:table-cell>
          <table:table-cell table:number-columns-repeated="2"/>
        </table:table-row>
        <table:table-row table:style-name="ro1">
          <table:table-cell office:value-type="float" office:value="3.19" calcext:value-type="float">
            <text:p>3,1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ABS([.$D$3]-[.A42])" office:value-type="float" office:value="1.3126" calcext:value-type="float">
            <text:p>1,3126</text:p>
          </table:table-cell>
          <table:table-cell table:number-columns-repeated="2"/>
        </table:table-row>
        <table:table-row table:style-name="ro1">
          <table:table-cell office:value-type="float" office:value="3.21" calcext:value-type="float">
            <text:p>3,2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BS([.$D$3]-[.A43])" office:value-type="float" office:value="1.3326" calcext:value-type="float">
            <text:p>1,3326</text:p>
          </table:table-cell>
          <table:table-cell table:number-columns-repeated="2"/>
        </table:table-row>
        <table:table-row table:style-name="ro1">
          <table:table-cell office:value-type="float" office:value="3.21" calcext:value-type="float">
            <text:p>3,2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BS([.$D$3]-[.A44])" office:value-type="float" office:value="1.3326" calcext:value-type="float">
            <text:p>1,3326</text:p>
          </table:table-cell>
          <table:table-cell table:number-columns-repeated="2"/>
        </table:table-row>
        <table:table-row table:style-name="ro1">
          <table:table-cell office:value-type="float" office:value="3.23" calcext:value-type="float">
            <text:p>3,2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BS([.$D$3]-[.A45])" office:value-type="float" office:value="1.3526" calcext:value-type="float">
            <text:p>1,3526</text:p>
          </table:table-cell>
          <table:table-cell table:number-columns-repeated="2"/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BS([.$D$3]-[.A46])" office:value-type="float" office:value="1.3726" calcext:value-type="float">
            <text:p>1,3726</text:p>
          </table:table-cell>
          <table:table-cell table:number-columns-repeated="2"/>
        </table:table-row>
        <table:table-row table:style-name="ro1">
          <table:table-cell office:value-type="float" office:value="3.27" calcext:value-type="float">
            <text:p>3,2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BS([.$D$3]-[.A47])" office:value-type="float" office:value="1.3926" calcext:value-type="float">
            <text:p>1,3926</text:p>
          </table:table-cell>
          <table:table-cell table:number-columns-repeated="2"/>
        </table:table-row>
        <table:table-row table:style-name="ro1">
          <table:table-cell office:value-type="float" office:value="3.27" calcext:value-type="float">
            <text:p>3,2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BS([.$D$3]-[.A48])" office:value-type="float" office:value="1.3926" calcext:value-type="float">
            <text:p>1,3926</text:p>
          </table:table-cell>
          <table:table-cell table:number-columns-repeated="2"/>
        </table:table-row>
        <table:table-row table:style-name="ro1">
          <table:table-cell office:value-type="float" office:value="3.29" calcext:value-type="float">
            <text:p>3,2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BS([.$D$3]-[.A49])" office:value-type="float" office:value="1.4126" calcext:value-type="float">
            <text:p>1,4126</text:p>
          </table:table-cell>
          <table:table-cell table:number-columns-repeated="2"/>
        </table:table-row>
        <table:table-row table:style-name="ro1">
          <table:table-cell office:value-type="float" office:value="3.29" calcext:value-type="float">
            <text:p>3,2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ABS([.$D$3]-[.A50])" office:value-type="float" office:value="1.4126" calcext:value-type="float">
            <text:p>1,4126</text:p>
          </table:table-cell>
          <table:table-cell table:number-columns-repeated="2"/>
        </table:table-row>
        <table:table-row table:style-name="ro1">
          <table:table-cell office:value-type="float" office:value="3.29" calcext:value-type="float">
            <text:p>3,2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BS([.$D$3]-[.A51])" office:value-type="float" office:value="1.4126" calcext:value-type="float">
            <text:p>1,4126</text:p>
          </table:table-cell>
          <table:table-cell table:number-columns-repeated="2"/>
        </table:table-row>
        <table:table-row table:style-name="ro1">
          <table:table-cell office:value-type="float" office:value="3.31" calcext:value-type="float">
            <text:p>3,3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BS([.$D$3]-[.A52])" office:value-type="float" office:value="1.4326" calcext:value-type="float">
            <text:p>1,4326</text:p>
          </table:table-cell>
          <table:table-cell table:number-columns-repeated="2"/>
        </table:table-row>
        <table:table-row table:style-name="ro1">
          <table:table-cell office:value-type="float" office:value="3.31" calcext:value-type="float">
            <text:p>3,3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BS([.$D$3]-[.A53])" office:value-type="float" office:value="1.4326" calcext:value-type="float">
            <text:p>1,4326</text:p>
          </table:table-cell>
          <table:table-cell table:number-columns-repeated="2"/>
        </table:table-row>
        <table:table-row table:style-name="ro1">
          <table:table-cell office:value-type="float" office:value="3.31" calcext:value-type="float">
            <text:p>3,3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ABS([.$D$3]-[.A54])" office:value-type="float" office:value="1.4326" calcext:value-type="float">
            <text:p>1,4326</text:p>
          </table:table-cell>
          <table:table-cell table:number-columns-repeated="2"/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ABS([.$D$3]-[.A55])" office:value-type="float" office:value="2.5726" calcext:value-type="float">
            <text:p>2,5726</text:p>
          </table:table-cell>
          <table:table-cell table:number-columns-repeated="2"/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ABS([.$D$3]-[.A56])" office:value-type="float" office:value="2.5726" calcext:value-type="float">
            <text:p>2,5726</text:p>
          </table:table-cell>
          <table:table-cell table:number-columns-repeated="2"/>
        </table:table-row>
        <table:table-row table:style-name="ro1">
          <table:table-cell office:value-type="float" office:value="4.47" calcext:value-type="float">
            <text:p>4,4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BS([.$D$3]-[.A57])" office:value-type="float" office:value="2.5926" calcext:value-type="float">
            <text:p>2,5926</text:p>
          </table:table-cell>
          <table:table-cell table:number-columns-repeated="2"/>
        </table:table-row>
        <table:table-row table:style-name="ro1">
          <table:table-cell office:value-type="float" office:value="3.37" calcext:value-type="float">
            <text:p>3,3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ABS([.$D$3]-[.A58])" office:value-type="float" office:value="1.4926" calcext:value-type="float">
            <text:p>1,4926</text:p>
          </table:table-cell>
          <table:table-cell table:number-columns-repeated="2"/>
        </table:table-row>
        <table:table-row table:style-name="ro1">
          <table:table-cell office:value-type="float" office:value="3.37" calcext:value-type="float">
            <text:p>3,37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ABS([.$D$3]-[.A59])" office:value-type="float" office:value="1.4926" calcext:value-type="float">
            <text:p>1,4926</text:p>
          </table:table-cell>
          <table:table-cell table:number-columns-repeated="2"/>
        </table:table-row>
        <table:table-row table:style-name="ro1">
          <table:table-cell office:value-type="float" office:value="3.37" calcext:value-type="float">
            <text:p>3,3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ABS([.$D$3]-[.A60])" office:value-type="float" office:value="1.4926" calcext:value-type="float">
            <text:p>1,4926</text:p>
          </table:table-cell>
          <table:table-cell table:number-columns-repeated="2"/>
        </table:table-row>
        <table:table-row table:style-name="ro1">
          <table:table-cell office:value-type="float" office:value="3.39" calcext:value-type="float">
            <text:p>3,3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ABS([.$D$3]-[.A61])" office:value-type="float" office:value="1.5126" calcext:value-type="float">
            <text:p>1,5126</text:p>
          </table:table-cell>
          <table:table-cell table:number-columns-repeated="2"/>
        </table:table-row>
        <table:table-row table:style-name="ro1">
          <table:table-cell office:value-type="float" office:value="3.39" calcext:value-type="float">
            <text:p>3,3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ABS([.$D$3]-[.A62])" office:value-type="float" office:value="1.5126" calcext:value-type="float">
            <text:p>1,5126</text:p>
          </table:table-cell>
          <table:table-cell table:number-columns-repeated="2"/>
        </table:table-row>
        <table:table-row table:style-name="ro1">
          <table:table-cell office:value-type="float" office:value="3.39" calcext:value-type="float">
            <text:p>3,39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ABS([.$D$3]-[.A63])" office:value-type="float" office:value="1.5126" calcext:value-type="float">
            <text:p>1,5126</text:p>
          </table:table-cell>
          <table:table-cell table:number-columns-repeated="2"/>
        </table:table-row>
        <table:table-row table:style-name="ro1">
          <table:table-cell office:value-type="float" office:value="3.41" calcext:value-type="float">
            <text:p>3,4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ABS([.$D$3]-[.A64])" office:value-type="float" office:value="1.5326" calcext:value-type="float">
            <text:p>1,5326</text:p>
          </table:table-cell>
          <table:table-cell table:number-columns-repeated="2"/>
        </table:table-row>
        <table:table-row table:style-name="ro1">
          <table:table-cell office:value-type="float" office:value="3.41" calcext:value-type="float">
            <text:p>3,4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ABS([.$D$3]-[.A65])" office:value-type="float" office:value="1.5326" calcext:value-type="float">
            <text:p>1,5326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ABS([.$D$3]-[.A66])" office:value-type="float" office:value="1.5626" calcext:value-type="float">
            <text:p>1,5626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ABS([.$D$3]-[.A67])" office:value-type="float" office:value="1.5626" calcext:value-type="float">
            <text:p>1,5626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ABS([.$D$3]-[.A68])" office:value-type="float" office:value="1.5626" calcext:value-type="float">
            <text:p>1,5626</text:p>
          </table:table-cell>
          <table:table-cell table:number-columns-repeated="2"/>
        </table:table-row>
        <table:table-row table:style-name="ro1">
          <table:table-cell office:value-type="float" office:value="3.46" calcext:value-type="float">
            <text:p>3,4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ABS([.$D$3]-[.A69])" office:value-type="float" office:value="1.5826" calcext:value-type="float">
            <text:p>1,5826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ABS([.$D$3]-[.A70])" office:value-type="float" office:value="1.5626" calcext:value-type="float">
            <text:p>1,5626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ABS([.$D$3]-[.A71])" office:value-type="float" office:value="1.5626" calcext:value-type="float">
            <text:p>1,5626</text:p>
          </table:table-cell>
          <table:table-cell table:number-columns-repeated="2"/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BS([.$D$3]-[.A72])" office:value-type="float" office:value="2.7126" calcext:value-type="float">
            <text:p>2,7126</text:p>
          </table:table-cell>
          <table:table-cell table:number-columns-repeated="2"/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ABS([.$D$3]-[.A73])" office:value-type="float" office:value="2.7126" calcext:value-type="float">
            <text:p>2,7126</text:p>
          </table:table-cell>
          <table:table-cell table:number-columns-repeated="2"/>
        </table:table-row>
        <table:table-row table:style-name="ro1">
          <table:table-cell office:value-type="float" office:value="4.62" calcext:value-type="float">
            <text:p>4,6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ABS([.$D$3]-[.A74])" office:value-type="float" office:value="2.7426" calcext:value-type="float">
            <text:p>2,7426</text:p>
          </table:table-cell>
          <table:table-cell table:number-columns-repeated="2"/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ABS([.$D$3]-[.A75])" office:value-type="float" office:value="1.6026" calcext:value-type="float">
            <text:p>1,6026</text:p>
          </table:table-cell>
          <table:table-cell table:number-columns-repeated="2"/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ABS([.$D$3]-[.A76])" office:value-type="float" office:value="1.6026" calcext:value-type="float">
            <text:p>1,6026</text:p>
          </table:table-cell>
          <table:table-cell table:number-columns-repeated="2"/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ABS([.$D$3]-[.A77])" office:value-type="float" office:value="1.6026" calcext:value-type="float">
            <text:p>1,602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ABS([.$D$3]-[.A78])" office:value-type="float" office:value="1.6226" calcext:value-type="float">
            <text:p>1,622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ABS([.$D$3]-[.A79])" office:value-type="float" office:value="1.6226" calcext:value-type="float">
            <text:p>1,622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BS([.$D$3]-[.A80])" office:value-type="float" office:value="1.6226" calcext:value-type="float">
            <text:p>1,6226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ABS([.$D$3]-[.A81])" office:value-type="float" office:value="1.6426" calcext:value-type="float">
            <text:p>1,6426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BS([.$D$3]-[.A82])" office:value-type="float" office:value="1.6426" calcext:value-type="float">
            <text:p>1,6426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ABS([.$D$3]-[.A83])" office:value-type="float" office:value="1.6426" calcext:value-type="float">
            <text:p>1,6426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ABS([.$D$3]-[.A84])" office:value-type="float" office:value="1.6426" calcext:value-type="float">
            <text:p>1,6426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ABS([.$D$3]-[.A85])" office:value-type="float" office:value="1.6426" calcext:value-type="float">
            <text:p>1,6426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ABS([.$D$3]-[.A86])" office:value-type="float" office:value="1.6426" calcext:value-type="float">
            <text:p>1,6426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ABS([.$D$3]-[.A87])" office:value-type="float" office:value="1.6426" calcext:value-type="float">
            <text:p>1,6426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ABS([.$D$3]-[.A88])" office:value-type="float" office:value="1.6426" calcext:value-type="float">
            <text:p>1,6426</text:p>
          </table:table-cell>
          <table:table-cell table:number-columns-repeated="2"/>
        </table:table-row>
        <table:table-row table:style-name="ro1">
          <table:table-cell office:value-type="float" office:value="4.69" calcext:value-type="float">
            <text:p>4,6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ABS([.$D$3]-[.A89])" office:value-type="float" office:value="2.8126" calcext:value-type="float">
            <text:p>2,8126</text:p>
          </table:table-cell>
          <table:table-cell table:number-columns-repeated="2"/>
        </table:table-row>
        <table:table-row table:style-name="ro1">
          <table:table-cell office:value-type="float" office:value="4.72" calcext:value-type="float">
            <text:p>4,72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ABS([.$D$3]-[.A90])" office:value-type="float" office:value="2.8426" calcext:value-type="float">
            <text:p>2,8426</text:p>
          </table:table-cell>
          <table:table-cell table:number-columns-repeated="2"/>
        </table:table-row>
        <table:table-row table:style-name="ro1">
          <table:table-cell office:value-type="float" office:value="4.72" calcext:value-type="float">
            <text:p>4,72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ABS([.$D$3]-[.A91])" office:value-type="float" office:value="2.8426" calcext:value-type="float">
            <text:p>2,8426</text:p>
          </table:table-cell>
          <table:table-cell table:number-columns-repeated="2"/>
        </table:table-row>
        <table:table-row table:style-name="ro1">
          <table:table-cell office:value-type="float" office:value="3.54" calcext:value-type="float">
            <text:p>3,5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BS([.$D$3]-[.A92])" office:value-type="float" office:value="1.6626" calcext:value-type="float">
            <text:p>1,6626</text:p>
          </table:table-cell>
          <table:table-cell table:number-columns-repeated="2"/>
        </table:table-row>
        <table:table-row table:style-name="ro1">
          <table:table-cell office:value-type="float" office:value="3.54" calcext:value-type="float">
            <text:p>3,5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ABS([.$D$3]-[.A93])" office:value-type="float" office:value="1.6626" calcext:value-type="float">
            <text:p>1,6626</text:p>
          </table:table-cell>
          <table:table-cell table:number-columns-repeated="2"/>
        </table:table-row>
        <table:table-row table:style-name="ro1">
          <table:table-cell office:value-type="float" office:value="3.54" calcext:value-type="float">
            <text:p>3,54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ABS([.$D$3]-[.A94])" office:value-type="float" office:value="1.6626" calcext:value-type="float">
            <text:p>1,6626</text:p>
          </table:table-cell>
          <table:table-cell table:number-columns-repeated="2"/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ABS([.$D$3]-[.A95])" office:value-type="float" office:value="1.6826" calcext:value-type="float">
            <text:p>1,6826</text:p>
          </table:table-cell>
          <table:table-cell table:number-columns-repeated="2"/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ABS([.$D$3]-[.A96])" office:value-type="float" office:value="1.6826" calcext:value-type="float">
            <text:p>1,6826</text:p>
          </table:table-cell>
          <table:table-cell table:number-columns-repeated="2"/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BS([.$D$3]-[.A97])" office:value-type="float" office:value="1.6826" calcext:value-type="float">
            <text:p>1,6826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,58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ABS([.$D$3]-[.A98])" office:value-type="float" office:value="1.7026" calcext:value-type="float">
            <text:p>1,7026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,58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ABS([.$D$3]-[.A99])" office:value-type="float" office:value="1.7026" calcext:value-type="float">
            <text:p>1,7026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,5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ABS([.$D$3]-[.A100])" office:value-type="float" office:value="1.7026" calcext:value-type="float">
            <text:p>1,7026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,5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ABS([.$D$3]-[.A101])" office:value-type="float" office:value="1.7026" calcext:value-type="float">
            <text:p>1,7026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,5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$D$3]-[.A102])" office:value-type="float" office:value="1.7026" calcext:value-type="float">
            <text:p>1,7026</text:p>
          </table:table-cell>
          <table:table-cell table:number-columns-repeated="2"/>
        </table:table-row>
      </table:table>
      <table:table table:name="30" table:style-name="ta1">
        <table:shapes>
          <draw:frame draw:z-index="0" draw:style-name="gr1" draw:text-style-name="P1" svg:width="159.97mm" svg:height="90.04mm" svg:x="135.48mm" svg:y="36.12mm">
            <draw:object draw:notify-on-update-of-ranges="'30'.B3:'30'.B102 '30'.A3:'30'.A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x_o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x_final</text:p>
          </table:table-cell>
          <table:table-cell office:value-type="string" calcext:value-type="string">
            <text:p>Lux_tau</text:p>
          </table:table-cell>
          <table:table-cell office:value-type="string" calcext:value-type="string">
            <text:p>Dist_tau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formula="of:=[.A31]" office:value-type="float" office:value="4.52" calcext:value-type="float">
            <text:p>4,52</text:p>
          </table:table-cell>
          <table:table-cell table:formula="of:=0.63*[.C3]" office:value-type="float" office:value="2.8476" calcext:value-type="float">
            <text:p>2,8476</text:p>
          </table:table-cell>
          <table:table-cell table:formula="of:=ABS([.$D$3]-[.A3])" office:value-type="float" office:value="2.5676" calcext:value-type="float">
            <text:p>2,5676</text:p>
          </table:table-cell>
          <table:table-cell table:formula="of:=MIN([.E3:.E102])" office:value-type="float" office:value="0.1076" calcext:value-type="float">
            <text:p>0,1076</text:p>
          </table:table-cell>
          <table:table-cell table:formula="of:=VLOOKUP([.F3]+[.D3];[.A3:.B102];2;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$D$3]-[.A4])" office:value-type="float" office:value="2.0576" calcext:value-type="float">
            <text:p>2,0576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BS([.$D$3]-[.A5])" office:value-type="float" office:value="2.5276" calcext:value-type="float">
            <text:p>2,5276</text:p>
          </table:table-cell>
          <table:table-cell table:number-columns-repeated="2"/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$D$3]-[.A6])" office:value-type="float" office:value="1.9376" calcext:value-type="float">
            <text:p>1,9376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BS([.$D$3]-[.A7])" office:value-type="float" office:value="2.4376" calcext:value-type="float">
            <text:p>2,4376</text:p>
          </table:table-cell>
          <table:table-cell table:number-columns-repeated="2"/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$D$3]-[.A8])" office:value-type="float" office:value="1.7576" calcext:value-type="float">
            <text:p>1,7576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BS([.$D$3]-[.A9])" office:value-type="float" office:value="2.2976" calcext:value-type="float">
            <text:p>2,2976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$D$3]-[.A10])" office:value-type="float" office:value="2.2176" calcext:value-type="float">
            <text:p>2,2176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BS([.$D$3]-[.A11])" office:value-type="float" office:value="2.1376" calcext:value-type="float">
            <text:p>2,1376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$D$3]-[.A12])" office:value-type="float" office:value="2.0576" calcext:value-type="float">
            <text:p>2,0576</text:p>
          </table:table-cell>
          <table:table-cell table:number-columns-repeated="2"/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ABS([.$D$3]-[.A13])" office:value-type="float" office:value="1.5076" calcext:value-type="float">
            <text:p>1,5076</text:p>
          </table:table-cell>
          <table:table-cell table:number-columns-repeated="2"/>
        </table:table-row>
        <table:table-row table:style-name="ro1">
          <table:table-cell office:value-type="float" office:value="1.86" calcext:value-type="float">
            <text:p>1,8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$D$3]-[.A14])" office:value-type="float" office:value="0.9876" calcext:value-type="float">
            <text:p>0,9876</text:p>
          </table:table-cell>
          <table:table-cell table:number-columns-repeated="2"/>
        </table:table-row>
        <table:table-row table:style-name="ro1">
          <table:table-cell office:value-type="float" office:value="2.34" calcext:value-type="float">
            <text:p>2,3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ABS([.$D$3]-[.A15])" office:value-type="float" office:value="0.5076" calcext:value-type="float">
            <text:p>0,5076</text:p>
          </table:table-cell>
          <table:table-cell table:number-columns-repeated="2"/>
        </table:table-row>
        <table:table-row table:style-name="ro1">
          <table:table-cell office:value-type="float" office:value="2.74" calcext:value-type="float">
            <text:p>2,7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$D$3]-[.A16])" office:value-type="float" office:value="0.1076" calcext:value-type="float">
            <text:p>0,1076</text:p>
          </table:table-cell>
          <table:table-cell table:number-columns-repeated="2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BS([.$D$3]-[.A17])" office:value-type="float" office:value="0.2124" calcext:value-type="float">
            <text:p>0,2124</text:p>
          </table:table-cell>
          <table:table-cell table:number-columns-repeated="2"/>
        </table:table-row>
        <table:table-row table:style-name="ro1">
          <table:table-cell office:value-type="float" office:value="3.31" calcext:value-type="float">
            <text:p>3,3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$D$3]-[.A18])" office:value-type="float" office:value="0.4624" calcext:value-type="float">
            <text:p>0,4624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ABS([.$D$3]-[.A19])" office:value-type="float" office:value="0.6724" calcext:value-type="float">
            <text:p>0,6724</text:p>
          </table:table-cell>
          <table:table-cell table:number-columns-repeated="2"/>
        </table:table-row>
        <table:table-row table:style-name="ro1">
          <table:table-cell office:value-type="float" office:value="3.69" calcext:value-type="float">
            <text:p>3,6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ABS([.$D$3]-[.A20])" office:value-type="float" office:value="0.8424" calcext:value-type="float">
            <text:p>0,84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ABS([.$D$3]-[.A21])" office:value-type="float" office:value="2.1524" calcext:value-type="float">
            <text:p>2,1524</text:p>
          </table:table-cell>
          <table:table-cell table:number-columns-repeated="2"/>
        </table:table-row>
        <table:table-row table:style-name="ro1">
          <table:table-cell office:value-type="float" office:value="5.14" calcext:value-type="float">
            <text:p>5,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BS([.$D$3]-[.A22])" office:value-type="float" office:value="2.2924" calcext:value-type="float">
            <text:p>2,2924</text:p>
          </table:table-cell>
          <table:table-cell table:number-columns-repeated="2"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ABS([.$D$3]-[.A23])" office:value-type="float" office:value="2.4024" calcext:value-type="float">
            <text:p>2,4024</text:p>
          </table:table-cell>
          <table:table-cell table:number-columns-repeated="2"/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ABS([.$D$3]-[.A24])" office:value-type="float" office:value="2.4824" calcext:value-type="float">
            <text:p>2,4824</text:p>
          </table:table-cell>
          <table:table-cell table:number-columns-repeated="2"/>
        </table:table-row>
        <table:table-row table:style-name="ro1">
          <table:table-cell office:value-type="float" office:value="5.44" calcext:value-type="float">
            <text:p>5,4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ABS([.$D$3]-[.A25])" office:value-type="float" office:value="2.5924" calcext:value-type="float">
            <text:p>2,5924</text:p>
          </table:table-cell>
          <table:table-cell table:number-columns-repeated="2"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ABS([.$D$3]-[.A26])" office:value-type="float" office:value="1.4024" calcext:value-type="float">
            <text:p>1,4024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ABS([.$D$3]-[.A27])" office:value-type="float" office:value="1.4524" calcext:value-type="float">
            <text:p>1,4524</text:p>
          </table:table-cell>
          <table:table-cell table:number-columns-repeated="2"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ABS([.$D$3]-[.A28])" office:value-type="float" office:value="1.5024" calcext:value-type="float">
            <text:p>1,5024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ABS([.$D$3]-[.A29])" office:value-type="float" office:value="1.5524" calcext:value-type="float">
            <text:p>1,5524</text:p>
          </table:table-cell>
          <table:table-cell table:number-columns-repeated="2"/>
        </table:table-row>
        <table:table-row table:style-name="ro1">
          <table:table-cell office:value-type="float" office:value="4.47" calcext:value-type="float">
            <text:p>4,4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ABS([.$D$3]-[.A30])" office:value-type="float" office:value="1.6224" calcext:value-type="float">
            <text:p>1,6224</text:p>
          </table:table-cell>
          <table:table-cell table:number-columns-repeated="2"/>
        </table:table-row>
        <table:table-row table:style-name="ro1">
          <table:table-cell office:value-type="float" office:value="4.52" calcext:value-type="float">
            <text:p>4,5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ABS([.$D$3]-[.A31])" office:value-type="float" office:value="1.6724" calcext:value-type="float">
            <text:p>1,6724</text:p>
          </table:table-cell>
          <table:table-cell table:number-columns-repeated="2"/>
        </table:table-row>
        <table:table-row table:style-name="ro1">
          <table:table-cell office:value-type="float" office:value="4.54" calcext:value-type="float">
            <text:p>4,5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BS([.$D$3]-[.A32])" office:value-type="float" office:value="1.6924" calcext:value-type="float">
            <text:p>1,6924</text:p>
          </table:table-cell>
          <table:table-cell table:number-columns-repeated="2"/>
        </table:table-row>
        <table:table-row table:style-name="ro1">
          <table:table-cell office:value-type="float" office:value="4.57" calcext:value-type="float">
            <text:p>4,5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ABS([.$D$3]-[.A33])" office:value-type="float" office:value="1.7224" calcext:value-type="float">
            <text:p>1,7224</text:p>
          </table:table-cell>
          <table:table-cell table:number-columns-repeated="2"/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$D$3]-[.A34])" office:value-type="float" office:value="1.7424" calcext:value-type="float">
            <text:p>1,7424</text:p>
          </table:table-cell>
          <table:table-cell table:number-columns-repeated="2"/>
        </table:table-row>
        <table:table-row table:style-name="ro1">
          <table:table-cell office:value-type="float" office:value="4.62" calcext:value-type="float">
            <text:p>4,6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ABS([.$D$3]-[.A35])" office:value-type="float" office:value="1.7724" calcext:value-type="float">
            <text:p>1,7724</text:p>
          </table:table-cell>
          <table:table-cell table:number-columns-repeated="2"/>
        </table:table-row>
        <table:table-row table:style-name="ro1">
          <table:table-cell office:value-type="float" office:value="4.64" calcext:value-type="float">
            <text:p>4,6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BS([.$D$3]-[.A36])" office:value-type="float" office:value="1.7924" calcext:value-type="float">
            <text:p>1,7924</text:p>
          </table:table-cell>
          <table:table-cell table:number-columns-repeated="2"/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BS([.$D$3]-[.A37])" office:value-type="float" office:value="1.8224" calcext:value-type="float">
            <text:p>1,8224</text:p>
          </table:table-cell>
          <table:table-cell table:number-columns-repeated="2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ABS([.$D$3]-[.A38])" office:value-type="float" office:value="3.2024" calcext:value-type="float">
            <text:p>3,2024</text:p>
          </table:table-cell>
          <table:table-cell table:number-columns-repeated="2"/>
        </table:table-row>
        <table:table-row table:style-name="ro1">
          <table:table-cell office:value-type="float" office:value="6.09" calcext:value-type="float">
            <text:p>6,0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ABS([.$D$3]-[.A39])" office:value-type="float" office:value="3.2424" calcext:value-type="float">
            <text:p>3,2424</text:p>
          </table:table-cell>
          <table:table-cell table:number-columns-repeated="2"/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BS([.$D$3]-[.A40])" office:value-type="float" office:value="3.2724" calcext:value-type="float">
            <text:p>3,2724</text:p>
          </table:table-cell>
          <table:table-cell table:number-columns-repeated="2"/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ABS([.$D$3]-[.A41])" office:value-type="float" office:value="3.3024" calcext:value-type="float">
            <text:p>3,3024</text:p>
          </table:table-cell>
          <table:table-cell table:number-columns-repeated="2"/>
        </table:table-row>
        <table:table-row table:style-name="ro1">
          <table:table-cell office:value-type="float" office:value="6.18" calcext:value-type="float">
            <text:p>6,1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ABS([.$D$3]-[.A42])" office:value-type="float" office:value="3.3324" calcext:value-type="float">
            <text:p>3,3324</text:p>
          </table:table-cell>
          <table:table-cell table:number-columns-repeated="2"/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BS([.$D$3]-[.A43])" office:value-type="float" office:value="1.9724" calcext:value-type="float">
            <text:p>1,9724</text:p>
          </table:table-cell>
          <table:table-cell table:number-columns-repeated="2"/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BS([.$D$3]-[.A44])" office:value-type="float" office:value="1.9724" calcext:value-type="float">
            <text:p>1,9724</text:p>
          </table:table-cell>
          <table:table-cell table:number-columns-repeated="2"/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BS([.$D$3]-[.A45])" office:value-type="float" office:value="2.0024" calcext:value-type="float">
            <text:p>2,0024</text:p>
          </table:table-cell>
          <table:table-cell table:number-columns-repeated="2"/>
        </table:table-row>
        <table:table-row table:style-name="ro1">
          <table:table-cell office:value-type="float" office:value="4.87" calcext:value-type="float">
            <text:p>4,8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BS([.$D$3]-[.A46])" office:value-type="float" office:value="2.0224" calcext:value-type="float">
            <text:p>2,0224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BS([.$D$3]-[.A47])" office:value-type="float" office:value="2.0524" calcext:value-type="float">
            <text:p>2,0524</text:p>
          </table:table-cell>
          <table:table-cell table:number-columns-repeated="2"/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BS([.$D$3]-[.A48])" office:value-type="float" office:value="2.0824" calcext:value-type="float">
            <text:p>2,0824</text:p>
          </table:table-cell>
          <table:table-cell table:number-columns-repeated="2"/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BS([.$D$3]-[.A49])" office:value-type="float" office:value="2.0824" calcext:value-type="float">
            <text:p>2,0824</text:p>
          </table:table-cell>
          <table:table-cell table:number-columns-repeated="2"/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ABS([.$D$3]-[.A50])" office:value-type="float" office:value="2.1024" calcext:value-type="float">
            <text:p>2,1024</text:p>
          </table:table-cell>
          <table:table-cell table:number-columns-repeated="2"/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BS([.$D$3]-[.A51])" office:value-type="float" office:value="2.1024" calcext:value-type="float">
            <text:p>2,1024</text:p>
          </table:table-cell>
          <table:table-cell table:number-columns-repeated="2"/>
        </table:table-row>
        <table:table-row table:style-name="ro1">
          <table:table-cell office:value-type="float" office:value="4.98" calcext:value-type="float">
            <text:p>4,9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BS([.$D$3]-[.A52])" office:value-type="float" office:value="2.1324" calcext:value-type="float">
            <text:p>2,1324</text:p>
          </table:table-cell>
          <table:table-cell table:number-columns-repeated="2"/>
        </table:table-row>
        <table:table-row table:style-name="ro1">
          <table:table-cell office:value-type="float" office:value="4.98" calcext:value-type="float">
            <text:p>4,9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BS([.$D$3]-[.A53])" office:value-type="float" office:value="2.1324" calcext:value-type="float">
            <text:p>2,13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ABS([.$D$3]-[.A54])" office:value-type="float" office:value="2.1524" calcext:value-type="float">
            <text:p>2,1524</text:p>
          </table:table-cell>
          <table:table-cell table:number-columns-repeated="2"/>
        </table:table-row>
        <table:table-row table:style-name="ro1">
          <table:table-cell office:value-type="float" office:value="6.43" calcext:value-type="float">
            <text:p>6,43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ABS([.$D$3]-[.A55])" office:value-type="float" office:value="3.5824" calcext:value-type="float">
            <text:p>3,5824</text:p>
          </table:table-cell>
          <table:table-cell table:number-columns-repeated="2"/>
        </table:table-row>
        <table:table-row table:style-name="ro1">
          <table:table-cell office:value-type="float" office:value="6.46" calcext:value-type="float">
            <text:p>6,4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ABS([.$D$3]-[.A56])" office:value-type="float" office:value="3.6124" calcext:value-type="float">
            <text:p>3,6124</text:p>
          </table:table-cell>
          <table:table-cell table:number-columns-repeated="2"/>
        </table:table-row>
        <table:table-row table:style-name="ro1">
          <table:table-cell office:value-type="float" office:value="6.46" calcext:value-type="float">
            <text:p>6,4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BS([.$D$3]-[.A57])" office:value-type="float" office:value="3.6124" calcext:value-type="float">
            <text:p>3,6124</text:p>
          </table:table-cell>
          <table:table-cell table:number-columns-repeated="2"/>
        </table:table-row>
        <table:table-row table:style-name="ro1">
          <table:table-cell office:value-type="float" office:value="6.46" calcext:value-type="float">
            <text:p>6,4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ABS([.$D$3]-[.A58])" office:value-type="float" office:value="3.6124" calcext:value-type="float">
            <text:p>3,6124</text:p>
          </table:table-cell>
          <table:table-cell table:number-columns-repeated="2"/>
        </table:table-row>
        <table:table-row table:style-name="ro1">
          <table:table-cell office:value-type="float" office:value="6.49" calcext:value-type="float">
            <text:p>6,49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ABS([.$D$3]-[.A59])" office:value-type="float" office:value="3.6424" calcext:value-type="float">
            <text:p>3,6424</text:p>
          </table:table-cell>
          <table:table-cell table:number-columns-repeated="2"/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ABS([.$D$3]-[.A60])" office:value-type="float" office:value="2.2324" calcext:value-type="float">
            <text:p>2,2324</text:p>
          </table:table-cell>
          <table:table-cell table:number-columns-repeated="2"/>
        </table:table-row>
        <table:table-row table:style-name="ro1">
          <table:table-cell office:value-type="float" office:value="5.06" calcext:value-type="float">
            <text:p>5,0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ABS([.$D$3]-[.A61])" office:value-type="float" office:value="2.2124" calcext:value-type="float">
            <text:p>2,2124</text:p>
          </table:table-cell>
          <table:table-cell table:number-columns-repeated="2"/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ABS([.$D$3]-[.A62])" office:value-type="float" office:value="2.2324" calcext:value-type="float">
            <text:p>2,2324</text:p>
          </table:table-cell>
          <table:table-cell table:number-columns-repeated="2"/>
        </table:table-row>
        <table:table-row table:style-name="ro1">
          <table:table-cell office:value-type="float" office:value="5.11" calcext:value-type="float">
            <text:p>5,1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ABS([.$D$3]-[.A63])" office:value-type="float" office:value="2.2624" calcext:value-type="float">
            <text:p>2,2624</text:p>
          </table:table-cell>
          <table:table-cell table:number-columns-repeated="2"/>
        </table:table-row>
        <table:table-row table:style-name="ro1">
          <table:table-cell office:value-type="float" office:value="5.11" calcext:value-type="float">
            <text:p>5,1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ABS([.$D$3]-[.A64])" office:value-type="float" office:value="2.2624" calcext:value-type="float">
            <text:p>2,2624</text:p>
          </table:table-cell>
          <table:table-cell table:number-columns-repeated="2"/>
        </table:table-row>
        <table:table-row table:style-name="ro1">
          <table:table-cell office:value-type="float" office:value="5.14" calcext:value-type="float">
            <text:p>5,14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ABS([.$D$3]-[.A65])" office:value-type="float" office:value="2.2924" calcext:value-type="float">
            <text:p>2,2924</text:p>
          </table:table-cell>
          <table:table-cell table:number-columns-repeated="2"/>
        </table:table-row>
        <table:table-row table:style-name="ro1">
          <table:table-cell office:value-type="float" office:value="5.14" calcext:value-type="float">
            <text:p>5,1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ABS([.$D$3]-[.A66])" office:value-type="float" office:value="2.2924" calcext:value-type="float">
            <text:p>2,2924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ABS([.$D$3]-[.A67])" office:value-type="float" office:value="2.3124" calcext:value-type="float">
            <text:p>2,3124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ABS([.$D$3]-[.A68])" office:value-type="float" office:value="2.3124" calcext:value-type="float">
            <text:p>2,3124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ABS([.$D$3]-[.A69])" office:value-type="float" office:value="2.3124" calcext:value-type="float">
            <text:p>2,3124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ABS([.$D$3]-[.A70])" office:value-type="float" office:value="2.3124" calcext:value-type="float">
            <text:p>2,3124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ABS([.$D$3]-[.A71])" office:value-type="float" office:value="2.3124" calcext:value-type="float">
            <text:p>2,3124</text:p>
          </table:table-cell>
          <table:table-cell table:number-columns-repeated="2"/>
        </table:table-row>
        <table:table-row table:style-name="ro1">
          <table:table-cell office:value-type="float" office:value="6.66" calcext:value-type="float">
            <text:p>6,6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BS([.$D$3]-[.A72])" office:value-type="float" office:value="3.8124" calcext:value-type="float">
            <text:p>3,8124</text:p>
          </table:table-cell>
          <table:table-cell table:number-columns-repeated="2"/>
        </table:table-row>
        <table:table-row table:style-name="ro1">
          <table:table-cell office:value-type="float" office:value="6.66" calcext:value-type="float">
            <text:p>6,6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ABS([.$D$3]-[.A73])" office:value-type="float" office:value="3.8124" calcext:value-type="float">
            <text:p>3,8124</text:p>
          </table:table-cell>
          <table:table-cell table:number-columns-repeated="2"/>
        </table:table-row>
        <table:table-row table:style-name="ro1">
          <table:table-cell office:value-type="float" office:value="6.66" calcext:value-type="float">
            <text:p>6,66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ABS([.$D$3]-[.A74])" office:value-type="float" office:value="3.8124" calcext:value-type="float">
            <text:p>3,8124</text:p>
          </table:table-cell>
          <table:table-cell table:number-columns-repeated="2"/>
        </table:table-row>
        <table:table-row table:style-name="ro1">
          <table:table-cell office:value-type="float" office:value="6.69" calcext:value-type="float">
            <text:p>6,6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ABS([.$D$3]-[.A75])" office:value-type="float" office:value="3.8424" calcext:value-type="float">
            <text:p>3,8424</text:p>
          </table:table-cell>
          <table:table-cell table:number-columns-repeated="2"/>
        </table:table-row>
        <table:table-row table:style-name="ro1">
          <table:table-cell office:value-type="float" office:value="6.69" calcext:value-type="float">
            <text:p>6,6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ABS([.$D$3]-[.A76])" office:value-type="float" office:value="3.8424" calcext:value-type="float">
            <text:p>3,8424</text:p>
          </table:table-cell>
          <table:table-cell table:number-columns-repeated="2"/>
        </table:table-row>
        <table:table-row table:style-name="ro1">
          <table:table-cell office:value-type="float" office:value="5.22" calcext:value-type="float">
            <text:p>5,2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ABS([.$D$3]-[.A77])" office:value-type="float" office:value="2.3724" calcext:value-type="float">
            <text:p>2,3724</text:p>
          </table:table-cell>
          <table:table-cell table:number-columns-repeated="2"/>
        </table:table-row>
        <table:table-row table:style-name="ro1">
          <table:table-cell office:value-type="float" office:value="5.22" calcext:value-type="float">
            <text:p>5,2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ABS([.$D$3]-[.A78])" office:value-type="float" office:value="2.3724" calcext:value-type="float">
            <text:p>2,3724</text:p>
          </table:table-cell>
          <table:table-cell table:number-columns-repeated="2"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ABS([.$D$3]-[.A79])" office:value-type="float" office:value="2.4024" calcext:value-type="float">
            <text:p>2,4024</text:p>
          </table:table-cell>
          <table:table-cell table:number-columns-repeated="2"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BS([.$D$3]-[.A80])" office:value-type="float" office:value="2.4024" calcext:value-type="float">
            <text:p>2,4024</text:p>
          </table:table-cell>
          <table:table-cell table:number-columns-repeated="2"/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ABS([.$D$3]-[.A81])" office:value-type="float" office:value="2.4224" calcext:value-type="float">
            <text:p>2,4224</text:p>
          </table:table-cell>
          <table:table-cell table:number-columns-repeated="2"/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BS([.$D$3]-[.A82])" office:value-type="float" office:value="2.4224" calcext:value-type="float">
            <text:p>2,4224</text:p>
          </table:table-cell>
          <table:table-cell table:number-columns-repeated="2"/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ABS([.$D$3]-[.A83])" office:value-type="float" office:value="2.4224" calcext:value-type="float">
            <text:p>2,4224</text:p>
          </table:table-cell>
          <table:table-cell table:number-columns-repeated="2"/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ABS([.$D$3]-[.A84])" office:value-type="float" office:value="2.4224" calcext:value-type="float">
            <text:p>2,4224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ABS([.$D$3]-[.A85])" office:value-type="float" office:value="2.4524" calcext:value-type="float">
            <text:p>2,4524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ABS([.$D$3]-[.A86])" office:value-type="float" office:value="2.4524" calcext:value-type="float">
            <text:p>2,4524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ABS([.$D$3]-[.A87])" office:value-type="float" office:value="2.4524" calcext:value-type="float">
            <text:p>2,4524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ABS([.$D$3]-[.A88])" office:value-type="float" office:value="2.4524" calcext:value-type="float">
            <text:p>2,4524</text:p>
          </table:table-cell>
          <table:table-cell table:number-columns-repeated="2"/>
        </table:table-row>
        <table:table-row table:style-name="ro1">
          <table:table-cell office:value-type="float" office:value="6.82" calcext:value-type="float">
            <text:p>6,82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ABS([.$D$3]-[.A89])" office:value-type="float" office:value="3.9724" calcext:value-type="float">
            <text:p>3,9724</text:p>
          </table:table-cell>
          <table:table-cell table:number-columns-repeated="2"/>
        </table:table-row>
        <table:table-row table:style-name="ro1">
          <table:table-cell office:value-type="float" office:value="6.82" calcext:value-type="float">
            <text:p>6,82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ABS([.$D$3]-[.A90])" office:value-type="float" office:value="3.9724" calcext:value-type="float">
            <text:p>3,9724</text:p>
          </table:table-cell>
          <table:table-cell table:number-columns-repeated="2"/>
        </table:table-row>
        <table:table-row table:style-name="ro1">
          <table:table-cell office:value-type="float" office:value="6.82" calcext:value-type="float">
            <text:p>6,82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ABS([.$D$3]-[.A91])" office:value-type="float" office:value="3.9724" calcext:value-type="float">
            <text:p>3,9724</text:p>
          </table:table-cell>
          <table:table-cell table:number-columns-repeated="2"/>
        </table:table-row>
        <table:table-row table:style-name="ro1">
          <table:table-cell office:value-type="float" office:value="6.82" calcext:value-type="float">
            <text:p>6,8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BS([.$D$3]-[.A92])" office:value-type="float" office:value="3.9724" calcext:value-type="float">
            <text:p>3,9724</text:p>
          </table:table-cell>
          <table:table-cell table:number-columns-repeated="2"/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ABS([.$D$3]-[.A93])" office:value-type="float" office:value="4.0024" calcext:value-type="float">
            <text:p>4,0024</text:p>
          </table:table-cell>
          <table:table-cell table:number-columns-repeated="2"/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ABS([.$D$3]-[.A94])" office:value-type="float" office:value="2.4824" calcext:value-type="float">
            <text:p>2,4824</text:p>
          </table:table-cell>
          <table:table-cell table:number-columns-repeated="2"/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ABS([.$D$3]-[.A95])" office:value-type="float" office:value="2.4824" calcext:value-type="float">
            <text:p>2,4824</text:p>
          </table:table-cell>
          <table:table-cell table:number-columns-repeated="2"/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ABS([.$D$3]-[.A96])" office:value-type="float" office:value="2.4824" calcext:value-type="float">
            <text:p>2,4824</text:p>
          </table:table-cell>
          <table:table-cell table:number-columns-repeated="2"/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BS([.$D$3]-[.A97])" office:value-type="float" office:value="2.5124" calcext:value-type="float">
            <text:p>2,5124</text:p>
          </table:table-cell>
          <table:table-cell table:number-columns-repeated="2"/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ABS([.$D$3]-[.A98])" office:value-type="float" office:value="2.5124" calcext:value-type="float">
            <text:p>2,5124</text:p>
          </table:table-cell>
          <table:table-cell table:number-columns-repeated="2"/>
        </table:table-row>
        <table:table-row table:style-name="ro1">
          <table:table-cell office:value-type="float" office:value="5.38" calcext:value-type="float">
            <text:p>5,38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ABS([.$D$3]-[.A99])" office:value-type="float" office:value="2.5324" calcext:value-type="float">
            <text:p>2,5324</text:p>
          </table:table-cell>
          <table:table-cell table:number-columns-repeated="2"/>
        </table:table-row>
        <table:table-row table:style-name="ro1">
          <table:table-cell office:value-type="float" office:value="5.38" calcext:value-type="float">
            <text:p>5,3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ABS([.$D$3]-[.A100])" office:value-type="float" office:value="2.5324" calcext:value-type="float">
            <text:p>2,5324</text:p>
          </table:table-cell>
          <table:table-cell table:number-columns-repeated="2"/>
        </table:table-row>
        <table:table-row table:style-name="ro1">
          <table:table-cell office:value-type="float" office:value="5.38" calcext:value-type="float">
            <text:p>5,3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ABS([.$D$3]-[.A101])" office:value-type="float" office:value="2.5324" calcext:value-type="float">
            <text:p>2,5324</text:p>
          </table:table-cell>
          <table:table-cell table:number-columns-repeated="2"/>
        </table:table-row>
        <table:table-row table:style-name="ro1">
          <table:table-cell office:value-type="float" office:value="5.38" calcext:value-type="float">
            <text:p>5,3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$D$3]-[.A102])" office:value-type="float" office:value="2.5324" calcext:value-type="float">
            <text:p>2,5324</text:p>
          </table:table-cell>
          <table:table-cell table:number-columns-repeated="2"/>
        </table:table-row>
      </table:table>
      <table:table table:name="40" table:style-name="ta1">
        <table:shapes>
          <draw:frame draw:z-index="0" draw:style-name="gr1" draw:text-style-name="P1" svg:width="159.97mm" svg:height="90.04mm" svg:x="158.33mm" svg:y="1.86mm">
            <draw:object draw:notify-on-update-of-ranges="'40'.B3:'40'.B102 '40'.A3:'40'.A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x_o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x_final</text:p>
          </table:table-cell>
          <table:table-cell office:value-type="string" calcext:value-type="string">
            <text:p>Lux_tau</text:p>
          </table:table-cell>
          <table:table-cell office:value-type="string" calcext:value-type="string">
            <text:p>Dist_tau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formula="of:=[.A31]" office:value-type="float" office:value="6.02" calcext:value-type="float">
            <text:p>6,02</text:p>
          </table:table-cell>
          <table:table-cell table:formula="of:=0.63*[.C3]" office:value-type="float" office:value="3.7926" calcext:value-type="float">
            <text:p>3,7926</text:p>
          </table:table-cell>
          <table:table-cell table:formula="of:=ABS([.$D$3]-[.A3])" office:value-type="float" office:value="3.5126" calcext:value-type="float">
            <text:p>3,5126</text:p>
          </table:table-cell>
          <table:table-cell table:formula="of:=MIN([.E3:.E102])" office:value-type="float" office:value="0.00740000000000007" calcext:value-type="float">
            <text:p>0,0074</text:p>
          </table:table-cell>
          <table:table-cell table:formula="of:=VLOOKUP([.F3]+[.D3];[.A3:.B102];2;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$D$3]-[.A4])" office:value-type="float" office:value="3.0126" calcext:value-type="float">
            <text:p>3,0126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BS([.$D$3]-[.A5])" office:value-type="float" office:value="3.4626" calcext:value-type="float">
            <text:p>3,462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$D$3]-[.A6])" office:value-type="float" office:value="3.4026" calcext:value-type="float">
            <text:p>3,4026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BS([.$D$3]-[.A7])" office:value-type="float" office:value="3.3426" calcext:value-type="float">
            <text:p>3,3426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$D$3]-[.A8])" office:value-type="float" office:value="3.2426" calcext:value-type="float">
            <text:p>3,2426</text:p>
          </table:table-cell>
          <table:table-cell table:number-columns-repeated="2"/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BS([.$D$3]-[.A9])" office:value-type="float" office:value="2.5826" calcext:value-type="float">
            <text:p>2,5826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$D$3]-[.A10])" office:value-type="float" office:value="3.0326" calcext:value-type="float">
            <text:p>3,0326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BS([.$D$3]-[.A11])" office:value-type="float" office:value="2.2926" calcext:value-type="float">
            <text:p>2,2926</text:p>
          </table:table-cell>
          <table:table-cell table:number-columns-repeated="2"/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$D$3]-[.A12])" office:value-type="float" office:value="2.7726" calcext:value-type="float">
            <text:p>2,7726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ABS([.$D$3]-[.A13])" office:value-type="float" office:value="1.9926" calcext:value-type="float">
            <text:p>1,9926</text:p>
          </table:table-cell>
          <table:table-cell table:number-columns-repeated="2"/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$D$3]-[.A14])" office:value-type="float" office:value="1.2026" calcext:value-type="float">
            <text:p>1,2026</text:p>
          </table:table-cell>
          <table:table-cell table:number-columns-repeated="2"/>
        </table:table-row>
        <table:table-row table:style-name="ro1">
          <table:table-cell office:value-type="float" office:value="3.27" calcext:value-type="float">
            <text:p>3,2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ABS([.$D$3]-[.A15])" office:value-type="float" office:value="0.5226" calcext:value-type="float">
            <text:p>0,5226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$D$3]-[.A16])" office:value-type="float" office:value="0.00740000000000007" calcext:value-type="float">
            <text:p>0,0074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BS([.$D$3]-[.A17])" office:value-type="float" office:value="1.7074" calcext:value-type="float">
            <text:p>1,7074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$D$3]-[.A18])" office:value-type="float" office:value="2.1074" calcext:value-type="float">
            <text:p>2,1074</text:p>
          </table:table-cell>
          <table:table-cell table:number-columns-repeated="2"/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ABS([.$D$3]-[.A19])" office:value-type="float" office:value="2.4174" calcext:value-type="float">
            <text:p>2,4174</text:p>
          </table:table-cell>
          <table:table-cell table:number-columns-repeated="2"/>
        </table:table-row>
        <table:table-row table:style-name="ro1">
          <table:table-cell office:value-type="float" office:value="6.46" calcext:value-type="float">
            <text:p>6,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ABS([.$D$3]-[.A20])" office:value-type="float" office:value="2.6674" calcext:value-type="float">
            <text:p>2,6674</text:p>
          </table:table-cell>
          <table:table-cell table:number-columns-repeated="2"/>
        </table:table-row>
        <table:table-row table:style-name="ro1">
          <table:table-cell office:value-type="float" office:value="6.66" calcext:value-type="float">
            <text:p>6,6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ABS([.$D$3]-[.A21])" office:value-type="float" office:value="2.8674" calcext:value-type="float">
            <text:p>2,8674</text:p>
          </table:table-cell>
          <table:table-cell table:number-columns-repeated="2"/>
        </table:table-row>
        <table:table-row table:style-name="ro1">
          <table:table-cell office:value-type="float" office:value="6.82" calcext:value-type="float">
            <text:p>6,8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BS([.$D$3]-[.A22])" office:value-type="float" office:value="3.0274" calcext:value-type="float">
            <text:p>3,0274</text:p>
          </table:table-cell>
          <table:table-cell table:number-columns-repeated="2"/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ABS([.$D$3]-[.A23])" office:value-type="float" office:value="3.1674" calcext:value-type="float">
            <text:p>3,1674</text:p>
          </table:table-cell>
          <table:table-cell table:number-columns-repeated="2"/>
        </table:table-row>
        <table:table-row table:style-name="ro1">
          <table:table-cell office:value-type="float" office:value="5.53" calcext:value-type="float">
            <text:p>5,5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ABS([.$D$3]-[.A24])" office:value-type="float" office:value="1.7374" calcext:value-type="float">
            <text:p>1,7374</text:p>
          </table:table-cell>
          <table:table-cell table:number-columns-repeated="2"/>
        </table:table-row>
        <table:table-row table:style-name="ro1">
          <table:table-cell office:value-type="float" office:value="5.61" calcext:value-type="float">
            <text:p>5,6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ABS([.$D$3]-[.A25])" office:value-type="float" office:value="1.8174" calcext:value-type="float">
            <text:p>1,8174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ABS([.$D$3]-[.A26])" office:value-type="float" office:value="1.9074" calcext:value-type="float">
            <text:p>1,9074</text:p>
          </table:table-cell>
          <table:table-cell table:number-columns-repeated="2"/>
        </table:table-row>
        <table:table-row table:style-name="ro1">
          <table:table-cell office:value-type="float" office:value="5.79" calcext:value-type="float">
            <text:p>5,7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ABS([.$D$3]-[.A27])" office:value-type="float" office:value="1.9974" calcext:value-type="float">
            <text:p>1,9974</text:p>
          </table:table-cell>
          <table:table-cell table:number-columns-repeated="2"/>
        </table:table-row>
        <table:table-row table:style-name="ro1">
          <table:table-cell office:value-type="float" office:value="5.87" calcext:value-type="float">
            <text:p>5,8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ABS([.$D$3]-[.A28])" office:value-type="float" office:value="2.0774" calcext:value-type="float">
            <text:p>2,0774</text:p>
          </table:table-cell>
          <table:table-cell table:number-columns-repeated="2"/>
        </table:table-row>
        <table:table-row table:style-name="ro1">
          <table:table-cell office:value-type="float" office:value="5.93" calcext:value-type="float">
            <text:p>5,9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ABS([.$D$3]-[.A29])" office:value-type="float" office:value="2.1374" calcext:value-type="float">
            <text:p>2,1374</text:p>
          </table:table-cell>
          <table:table-cell table:number-columns-repeated="2"/>
        </table:table-row>
        <table:table-row table:style-name="ro1">
          <table:table-cell office:value-type="float" office:value="5.99" calcext:value-type="float">
            <text:p>5,9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ABS([.$D$3]-[.A30])" office:value-type="float" office:value="2.1974" calcext:value-type="float">
            <text:p>2,1974</text:p>
          </table:table-cell>
          <table:table-cell table:number-columns-repeated="2"/>
        </table:table-row>
        <table:table-row table:style-name="ro1">
          <table:table-cell office:value-type="float" office:value="6.02" calcext:value-type="float">
            <text:p>6,0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ABS([.$D$3]-[.A31])" office:value-type="float" office:value="2.2274" calcext:value-type="float">
            <text:p>2,2274</text:p>
          </table:table-cell>
          <table:table-cell table:number-columns-repeated="2"/>
        </table:table-row>
        <table:table-row table:style-name="ro1">
          <table:table-cell office:value-type="float" office:value="6.09" calcext:value-type="float">
            <text:p>6,0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BS([.$D$3]-[.A32])" office:value-type="float" office:value="2.2974" calcext:value-type="float">
            <text:p>2,2974</text:p>
          </table:table-cell>
          <table:table-cell table:number-columns-repeated="2"/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ABS([.$D$3]-[.A33])" office:value-type="float" office:value="2.3274" calcext:value-type="float">
            <text:p>2,3274</text:p>
          </table:table-cell>
          <table:table-cell table:number-columns-repeated="2"/>
        </table:table-row>
        <table:table-row table:style-name="ro1">
          <table:table-cell office:value-type="float" office:value="7.89" calcext:value-type="float">
            <text:p>7,8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$D$3]-[.A34])" office:value-type="float" office:value="4.0974" calcext:value-type="float">
            <text:p>4,0974</text:p>
          </table:table-cell>
          <table:table-cell table:number-columns-repeated="2"/>
        </table:table-row>
        <table:table-row table:style-name="ro1">
          <table:table-cell office:value-type="float" office:value="7.89" calcext:value-type="float">
            <text:p>7,8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ABS([.$D$3]-[.A35])" office:value-type="float" office:value="4.0974" calcext:value-type="float">
            <text:p>4,0974</text:p>
          </table:table-cell>
          <table:table-cell table:number-columns-repeated="2"/>
        </table:table-row>
        <table:table-row table:style-name="ro1">
          <table:table-cell office:value-type="float" office:value="7.96" calcext:value-type="float">
            <text:p>7,9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BS([.$D$3]-[.A36])" office:value-type="float" office:value="4.1674" calcext:value-type="float">
            <text:p>4,167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BS([.$D$3]-[.A37])" office:value-type="float" office:value="4.2074" calcext:value-type="float">
            <text:p>4,2074</text:p>
          </table:table-cell>
          <table:table-cell table:number-columns-repeated="2"/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ABS([.$D$3]-[.A38])" office:value-type="float" office:value="4.2474" calcext:value-type="float">
            <text:p>4,2474</text:p>
          </table:table-cell>
          <table:table-cell table:number-columns-repeated="2"/>
        </table:table-row>
        <table:table-row table:style-name="ro1">
          <table:table-cell office:value-type="float" office:value="8.08" calcext:value-type="float">
            <text:p>8,0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ABS([.$D$3]-[.A39])" office:value-type="float" office:value="4.2874" calcext:value-type="float">
            <text:p>4,2874</text:p>
          </table:table-cell>
          <table:table-cell table:number-columns-repeated="2"/>
        </table:table-row>
        <table:table-row table:style-name="ro1">
          <table:table-cell office:value-type="float" office:value="8.12" calcext:value-type="float">
            <text:p>8,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BS([.$D$3]-[.A40])" office:value-type="float" office:value="4.3274" calcext:value-type="float">
            <text:p>4,3274</text:p>
          </table:table-cell>
          <table:table-cell table:number-columns-repeated="2"/>
        </table:table-row>
        <table:table-row table:style-name="ro1">
          <table:table-cell office:value-type="float" office:value="6.37" calcext:value-type="float">
            <text:p>6,3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ABS([.$D$3]-[.A41])" office:value-type="float" office:value="2.5774" calcext:value-type="float">
            <text:p>2,5774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ABS([.$D$3]-[.A42])" office:value-type="float" office:value="2.6074" calcext:value-type="float">
            <text:p>2,6074</text:p>
          </table:table-cell>
          <table:table-cell table:number-columns-repeated="2"/>
        </table:table-row>
        <table:table-row table:style-name="ro1">
          <table:table-cell office:value-type="float" office:value="6.43" calcext:value-type="float">
            <text:p>6,4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BS([.$D$3]-[.A43])" office:value-type="float" office:value="2.6374" calcext:value-type="float">
            <text:p>2,6374</text:p>
          </table:table-cell>
          <table:table-cell table:number-columns-repeated="2"/>
        </table:table-row>
        <table:table-row table:style-name="ro1">
          <table:table-cell office:value-type="float" office:value="6.49" calcext:value-type="float">
            <text:p>6,4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BS([.$D$3]-[.A44])" office:value-type="float" office:value="2.6974" calcext:value-type="float">
            <text:p>2,6974</text:p>
          </table:table-cell>
          <table:table-cell table:number-columns-repeated="2"/>
        </table:table-row>
        <table:table-row table:style-name="ro1">
          <table:table-cell office:value-type="float" office:value="6.49" calcext:value-type="float">
            <text:p>6,4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BS([.$D$3]-[.A45])" office:value-type="float" office:value="2.6974" calcext:value-type="float">
            <text:p>2,6974</text:p>
          </table:table-cell>
          <table:table-cell table:number-columns-repeated="2"/>
        </table:table-row>
        <table:table-row table:style-name="ro1">
          <table:table-cell office:value-type="float" office:value="6.53" calcext:value-type="float">
            <text:p>6,5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BS([.$D$3]-[.A46])" office:value-type="float" office:value="2.7374" calcext:value-type="float">
            <text:p>2,7374</text:p>
          </table:table-cell>
          <table:table-cell table:number-columns-repeated="2"/>
        </table:table-row>
        <table:table-row table:style-name="ro1">
          <table:table-cell office:value-type="float" office:value="6.56" calcext:value-type="float">
            <text:p>6,5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BS([.$D$3]-[.A47])" office:value-type="float" office:value="2.7674" calcext:value-type="float">
            <text:p>2,7674</text:p>
          </table:table-cell>
          <table:table-cell table:number-columns-repeated="2"/>
        </table:table-row>
        <table:table-row table:style-name="ro1">
          <table:table-cell office:value-type="float" office:value="6.56" calcext:value-type="float">
            <text:p>6,5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BS([.$D$3]-[.A48])" office:value-type="float" office:value="2.7674" calcext:value-type="float">
            <text:p>2,7674</text:p>
          </table:table-cell>
          <table:table-cell table:number-columns-repeated="2"/>
        </table:table-row>
        <table:table-row table:style-name="ro1">
          <table:table-cell office:value-type="float" office:value="6.59" calcext:value-type="float">
            <text:p>6,5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BS([.$D$3]-[.A49])" office:value-type="float" office:value="2.7974" calcext:value-type="float">
            <text:p>2,7974</text:p>
          </table:table-cell>
          <table:table-cell table:number-columns-repeated="2"/>
        </table:table-row>
        <table:table-row table:style-name="ro1">
          <table:table-cell office:value-type="float" office:value="6.56" calcext:value-type="float">
            <text:p>6,5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ABS([.$D$3]-[.A50])" office:value-type="float" office:value="2.7674" calcext:value-type="float">
            <text:p>2,7674</text:p>
          </table:table-cell>
          <table:table-cell table:number-columns-repeated="2"/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BS([.$D$3]-[.A51])" office:value-type="float" office:value="4.7974" calcext:value-type="float">
            <text:p>4,7974</text:p>
          </table:table-cell>
          <table:table-cell table:number-columns-repeated="2"/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BS([.$D$3]-[.A52])" office:value-type="float" office:value="4.7974" calcext:value-type="float">
            <text:p>4,7974</text:p>
          </table:table-cell>
          <table:table-cell table:number-columns-repeated="2"/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BS([.$D$3]-[.A53])" office:value-type="float" office:value="4.7974" calcext:value-type="float">
            <text:p>4,7974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ABS([.$D$3]-[.A54])" office:value-type="float" office:value="4.8374" calcext:value-type="float">
            <text:p>4,8374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ABS([.$D$3]-[.A55])" office:value-type="float" office:value="4.8374" calcext:value-type="float">
            <text:p>4,8374</text:p>
          </table:table-cell>
          <table:table-cell table:number-columns-repeated="2"/>
        </table:table-row>
        <table:table-row table:style-name="ro1">
          <table:table-cell office:value-type="float" office:value="8.68" calcext:value-type="float">
            <text:p>8,6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ABS([.$D$3]-[.A56])" office:value-type="float" office:value="4.8874" calcext:value-type="float">
            <text:p>4,8874</text:p>
          </table:table-cell>
          <table:table-cell table:number-columns-repeated="2"/>
        </table:table-row>
        <table:table-row table:style-name="ro1">
          <table:table-cell office:value-type="float" office:value="8.72" calcext:value-type="float">
            <text:p>8,7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BS([.$D$3]-[.A57])" office:value-type="float" office:value="4.9274" calcext:value-type="float">
            <text:p>4,9274</text:p>
          </table:table-cell>
          <table:table-cell table:number-columns-repeated="2"/>
        </table:table-row>
        <table:table-row table:style-name="ro1">
          <table:table-cell office:value-type="float" office:value="6.62" calcext:value-type="float">
            <text:p>6,6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ABS([.$D$3]-[.A58])" office:value-type="float" office:value="2.8274" calcext:value-type="float">
            <text:p>2,8274</text:p>
          </table:table-cell>
          <table:table-cell table:number-columns-repeated="2"/>
        </table:table-row>
        <table:table-row table:style-name="ro1">
          <table:table-cell office:value-type="float" office:value="6.62" calcext:value-type="float">
            <text:p>6,62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ABS([.$D$3]-[.A59])" office:value-type="float" office:value="2.8274" calcext:value-type="float">
            <text:p>2,8274</text:p>
          </table:table-cell>
          <table:table-cell table:number-columns-repeated="2"/>
        </table:table-row>
        <table:table-row table:style-name="ro1">
          <table:table-cell office:value-type="float" office:value="6.62" calcext:value-type="float">
            <text:p>6,6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ABS([.$D$3]-[.A60])" office:value-type="float" office:value="2.8274" calcext:value-type="float">
            <text:p>2,8274</text:p>
          </table:table-cell>
          <table:table-cell table:number-columns-repeated="2"/>
        </table:table-row>
        <table:table-row table:style-name="ro1">
          <table:table-cell office:value-type="float" office:value="6.66" calcext:value-type="float">
            <text:p>6,6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ABS([.$D$3]-[.A61])" office:value-type="float" office:value="2.8674" calcext:value-type="float">
            <text:p>2,8674</text:p>
          </table:table-cell>
          <table:table-cell table:number-columns-repeated="2"/>
        </table:table-row>
        <table:table-row table:style-name="ro1">
          <table:table-cell office:value-type="float" office:value="6.72" calcext:value-type="float">
            <text:p>6,7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ABS([.$D$3]-[.A62])" office:value-type="float" office:value="2.9274" calcext:value-type="float">
            <text:p>2,9274</text:p>
          </table:table-cell>
          <table:table-cell table:number-columns-repeated="2"/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ABS([.$D$3]-[.A63])" office:value-type="float" office:value="2.9574" calcext:value-type="float">
            <text:p>2,9574</text:p>
          </table:table-cell>
          <table:table-cell table:number-columns-repeated="2"/>
        </table:table-row>
        <table:table-row table:style-name="ro1">
          <table:table-cell office:value-type="float" office:value="6.79" calcext:value-type="float">
            <text:p>6,7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ABS([.$D$3]-[.A64])" office:value-type="float" office:value="2.9974" calcext:value-type="float">
            <text:p>2,9974</text:p>
          </table:table-cell>
          <table:table-cell table:number-columns-repeated="2"/>
        </table:table-row>
        <table:table-row table:style-name="ro1">
          <table:table-cell office:value-type="float" office:value="6.82" calcext:value-type="float">
            <text:p>6,8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ABS([.$D$3]-[.A65])" office:value-type="float" office:value="3.0274" calcext:value-type="float">
            <text:p>3,0274</text:p>
          </table:table-cell>
          <table:table-cell table:number-columns-repeated="2"/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ABS([.$D$3]-[.A66])" office:value-type="float" office:value="3.0574" calcext:value-type="float">
            <text:p>3,0574</text:p>
          </table:table-cell>
          <table:table-cell table:number-columns-repeated="2"/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ABS([.$D$3]-[.A67])" office:value-type="float" office:value="3.0574" calcext:value-type="float">
            <text:p>3,0574</text:p>
          </table:table-cell>
          <table:table-cell table:number-columns-repeated="2"/>
        </table:table-row>
        <table:table-row table:style-name="ro1">
          <table:table-cell office:value-type="float" office:value="8.76" calcext:value-type="float">
            <text:p>8,7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ABS([.$D$3]-[.A68])" office:value-type="float" office:value="4.9674" calcext:value-type="float">
            <text:p>4,9674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ABS([.$D$3]-[.A69])" office:value-type="float" office:value="5.0074" calcext:value-type="float">
            <text:p>5,0074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ABS([.$D$3]-[.A70])" office:value-type="float" office:value="5.0074" calcext:value-type="float">
            <text:p>5,0074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ABS([.$D$3]-[.A71])" office:value-type="float" office:value="5.0074" calcext:value-type="float">
            <text:p>5,0074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BS([.$D$3]-[.A72])" office:value-type="float" office:value="5.0074" calcext:value-type="float">
            <text:p>5,0074</text:p>
          </table:table-cell>
          <table:table-cell table:number-columns-repeated="2"/>
        </table:table-row>
        <table:table-row table:style-name="ro1">
          <table:table-cell office:value-type="float" office:value="8.84" calcext:value-type="float">
            <text:p>8,84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ABS([.$D$3]-[.A73])" office:value-type="float" office:value="5.0474" calcext:value-type="float">
            <text:p>5,0474</text:p>
          </table:table-cell>
          <table:table-cell table:number-columns-repeated="2"/>
        </table:table-row>
        <table:table-row table:style-name="ro1">
          <table:table-cell office:value-type="float" office:value="8.84" calcext:value-type="float">
            <text:p>8,84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ABS([.$D$3]-[.A74])" office:value-type="float" office:value="5.0474" calcext:value-type="float">
            <text:p>5,0474</text:p>
          </table:table-cell>
          <table:table-cell table:number-columns-repeated="2"/>
        </table:table-row>
        <table:table-row table:style-name="ro1">
          <table:table-cell office:value-type="float" office:value="6.92" calcext:value-type="float">
            <text:p>6,9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ABS([.$D$3]-[.A75])" office:value-type="float" office:value="3.1274" calcext:value-type="float">
            <text:p>3,1274</text:p>
          </table:table-cell>
          <table:table-cell table:number-columns-repeated="2"/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ABS([.$D$3]-[.A76])" office:value-type="float" office:value="3.1674" calcext:value-type="float">
            <text:p>3,1674</text:p>
          </table:table-cell>
          <table:table-cell table:number-columns-repeated="2"/>
        </table:table-row>
        <table:table-row table:style-name="ro1">
          <table:table-cell office:value-type="float" office:value="6.99" calcext:value-type="float">
            <text:p>6,9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ABS([.$D$3]-[.A77])" office:value-type="float" office:value="3.1974" calcext:value-type="float">
            <text:p>3,1974</text:p>
          </table:table-cell>
          <table:table-cell table:number-columns-repeated="2"/>
        </table:table-row>
        <table:table-row table:style-name="ro1">
          <table:table-cell office:value-type="float" office:value="6.99" calcext:value-type="float">
            <text:p>6,9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ABS([.$D$3]-[.A78])" office:value-type="float" office:value="3.1974" calcext:value-type="float">
            <text:p>3,1974</text:p>
          </table:table-cell>
          <table:table-cell table:number-columns-repeated="2"/>
        </table:table-row>
        <table:table-row table:style-name="ro1">
          <table:table-cell office:value-type="float" office:value="7.02" calcext:value-type="float">
            <text:p>7,0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ABS([.$D$3]-[.A79])" office:value-type="float" office:value="3.2274" calcext:value-type="float">
            <text:p>3,2274</text:p>
          </table:table-cell>
          <table:table-cell table:number-columns-repeated="2"/>
        </table:table-row>
        <table:table-row table:style-name="ro1">
          <table:table-cell office:value-type="float" office:value="7.02" calcext:value-type="float">
            <text:p>7,02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BS([.$D$3]-[.A80])" office:value-type="float" office:value="3.2274" calcext:value-type="float">
            <text:p>3,2274</text:p>
          </table:table-cell>
          <table:table-cell table:number-columns-repeated="2"/>
        </table:table-row>
        <table:table-row table:style-name="ro1">
          <table:table-cell office:value-type="float" office:value="7.02" calcext:value-type="float">
            <text:p>7,0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ABS([.$D$3]-[.A81])" office:value-type="float" office:value="3.2274" calcext:value-type="float">
            <text:p>3,2274</text:p>
          </table:table-cell>
          <table:table-cell table:number-columns-repeated="2"/>
        </table:table-row>
        <table:table-row table:style-name="ro1">
          <table:table-cell office:value-type="float" office:value="7.06" calcext:value-type="float">
            <text:p>7,0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BS([.$D$3]-[.A82])" office:value-type="float" office:value="3.2674" calcext:value-type="float">
            <text:p>3,2674</text:p>
          </table:table-cell>
          <table:table-cell table:number-columns-repeated="2"/>
        </table:table-row>
        <table:table-row table:style-name="ro1">
          <table:table-cell office:value-type="float" office:value="7.06" calcext:value-type="float">
            <text:p>7,0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ABS([.$D$3]-[.A83])" office:value-type="float" office:value="3.2674" calcext:value-type="float">
            <text:p>3,2674</text:p>
          </table:table-cell>
          <table:table-cell table:number-columns-repeated="2"/>
        </table:table-row>
        <table:table-row table:style-name="ro1">
          <table:table-cell office:value-type="float" office:value="7.06" calcext:value-type="float">
            <text:p>7,06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ABS([.$D$3]-[.A84])" office:value-type="float" office:value="3.2674" calcext:value-type="float">
            <text:p>3,2674</text:p>
          </table:table-cell>
          <table:table-cell table:number-columns-repeated="2"/>
        </table:table-row>
        <table:table-row table:style-name="ro1">
          <table:table-cell office:value-type="float" office:value="8.97" calcext:value-type="float">
            <text:p>8,9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ABS([.$D$3]-[.A85])" office:value-type="float" office:value="5.1774" calcext:value-type="float">
            <text:p>5,1774</text:p>
          </table:table-cell>
          <table:table-cell table:number-columns-repeated="2"/>
        </table:table-row>
        <table:table-row table:style-name="ro1">
          <table:table-cell office:value-type="float" office:value="8.97" calcext:value-type="float">
            <text:p>8,9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ABS([.$D$3]-[.A86])" office:value-type="float" office:value="5.1774" calcext:value-type="float">
            <text:p>5,1774</text:p>
          </table:table-cell>
          <table:table-cell table:number-columns-repeated="2"/>
        </table:table-row>
        <table:table-row table:style-name="ro1">
          <table:table-cell office:value-type="float" office:value="8.97" calcext:value-type="float">
            <text:p>8,9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ABS([.$D$3]-[.A87])" office:value-type="float" office:value="5.1774" calcext:value-type="float">
            <text:p>5,1774</text:p>
          </table:table-cell>
          <table:table-cell table:number-columns-repeated="2"/>
        </table:table-row>
        <table:table-row table:style-name="ro1">
          <table:table-cell office:value-type="float" office:value="8.97" calcext:value-type="float">
            <text:p>8,97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ABS([.$D$3]-[.A88])" office:value-type="float" office:value="5.1774" calcext:value-type="float">
            <text:p>5,1774</text:p>
          </table:table-cell>
          <table:table-cell table:number-columns-repeated="2"/>
        </table:table-row>
        <table:table-row table:style-name="ro1">
          <table:table-cell office:value-type="float" office:value="9.01" calcext:value-type="float">
            <text:p>9,01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ABS([.$D$3]-[.A89])" office:value-type="float" office:value="5.2174" calcext:value-type="float">
            <text:p>5,2174</text:p>
          </table:table-cell>
          <table:table-cell table:number-columns-repeated="2"/>
        </table:table-row>
        <table:table-row table:style-name="ro1">
          <table:table-cell office:value-type="float" office:value="9.01" calcext:value-type="float">
            <text:p>9,01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ABS([.$D$3]-[.A90])" office:value-type="float" office:value="5.2174" calcext:value-type="float">
            <text:p>5,2174</text:p>
          </table:table-cell>
          <table:table-cell table:number-columns-repeated="2"/>
        </table:table-row>
        <table:table-row table:style-name="ro1">
          <table:table-cell office:value-type="float" office:value="9.01" calcext:value-type="float">
            <text:p>9,0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ABS([.$D$3]-[.A91])" office:value-type="float" office:value="5.2174" calcext:value-type="float">
            <text:p>5,2174</text:p>
          </table:table-cell>
          <table:table-cell table:number-columns-repeated="2"/>
        </table:table-row>
        <table:table-row table:style-name="ro1">
          <table:table-cell office:value-type="float" office:value="7.09" calcext:value-type="float">
            <text:p>7,0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BS([.$D$3]-[.A92])" office:value-type="float" office:value="3.2974" calcext:value-type="float">
            <text:p>3,2974</text:p>
          </table:table-cell>
          <table:table-cell table:number-columns-repeated="2"/>
        </table:table-row>
        <table:table-row table:style-name="ro1">
          <table:table-cell office:value-type="float" office:value="7.13" calcext:value-type="float">
            <text:p>7,13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ABS([.$D$3]-[.A93])" office:value-type="float" office:value="3.3374" calcext:value-type="float">
            <text:p>3,3374</text:p>
          </table:table-cell>
          <table:table-cell table:number-columns-repeated="2"/>
        </table:table-row>
        <table:table-row table:style-name="ro1">
          <table:table-cell office:value-type="float" office:value="7.13" calcext:value-type="float">
            <text:p>7,1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ABS([.$D$3]-[.A94])" office:value-type="float" office:value="3.3374" calcext:value-type="float">
            <text:p>3,3374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ABS([.$D$3]-[.A95])" office:value-type="float" office:value="3.3674" calcext:value-type="float">
            <text:p>3,3674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ABS([.$D$3]-[.A96])" office:value-type="float" office:value="3.3674" calcext:value-type="float">
            <text:p>3,3674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BS([.$D$3]-[.A97])" office:value-type="float" office:value="3.3674" calcext:value-type="float">
            <text:p>3,3674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ABS([.$D$3]-[.A98])" office:value-type="float" office:value="3.4074" calcext:value-type="float">
            <text:p>3,4074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ABS([.$D$3]-[.A99])" office:value-type="float" office:value="3.3674" calcext:value-type="float">
            <text:p>3,3674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ABS([.$D$3]-[.A100])" office:value-type="float" office:value="3.4074" calcext:value-type="float">
            <text:p>3,4074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ABS([.$D$3]-[.A101])" office:value-type="float" office:value="3.3674" calcext:value-type="float">
            <text:p>3,3674</text:p>
          </table:table-cell>
          <table:table-cell table:number-columns-repeated="2"/>
        </table:table-row>
        <table:table-row table:style-name="ro1">
          <table:table-cell office:value-type="float" office:value="9.14" calcext:value-type="float">
            <text:p>9,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$D$3]-[.A102])" office:value-type="float" office:value="5.3474" calcext:value-type="float">
            <text:p>5,3474</text:p>
          </table:table-cell>
          <table:table-cell table:number-columns-repeated="2"/>
        </table:table-row>
      </table:table>
      <table:table table:name="50" table:style-name="ta1">
        <table:shapes>
          <draw:frame draw:z-index="0" draw:style-name="gr1" draw:text-style-name="P1" svg:width="159.97mm" svg:height="90.04mm" svg:x="172.37mm" svg:y="11.43mm">
            <draw:object draw:notify-on-update-of-ranges="'50'.B3:'50'.B102 '50'.A3:'50'.A10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x_o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x_final</text:p>
          </table:table-cell>
          <table:table-cell office:value-type="string" calcext:value-type="string">
            <text:p>Lux_tau</text:p>
          </table:table-cell>
          <table:table-cell office:value-type="string" calcext:value-type="string">
            <text:p>Dist_tau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  <table:table-cell table:formula="of:=[.A31]" office:value-type="float" office:value="9.53" calcext:value-type="float">
            <text:p>9,53</text:p>
          </table:table-cell>
          <table:table-cell table:formula="of:=0.63*[.C3]" office:value-type="float" office:value="6.0039" calcext:value-type="float">
            <text:p>6,0039</text:p>
          </table:table-cell>
          <table:table-cell table:formula="of:=ABS([.$D$3]-[.A3])" office:value-type="float" office:value="5.2339" calcext:value-type="float">
            <text:p>5,2339</text:p>
          </table:table-cell>
          <table:table-cell table:formula="of:=MIN([.E3:.E102])" office:value-type="float" office:value="0.0160999999999998" calcext:value-type="float">
            <text:p>0,0161</text:p>
          </table:table-cell>
          <table:table-cell table:formula="of:=VLOOKUP([.F3]+[.D3];[.A3:.B102];2;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$D$3]-[.A4])" office:value-type="float" office:value="5.6939" calcext:value-type="float">
            <text:p>5,6939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BS([.$D$3]-[.A5])" office:value-type="float" office:value="5.1439" calcext:value-type="float">
            <text:p>5,1439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$D$3]-[.A6])" office:value-type="float" office:value="5.5939" calcext:value-type="float">
            <text:p>5,5939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BS([.$D$3]-[.A7])" office:value-type="float" office:value="5.4739" calcext:value-type="float">
            <text:p>5,4739</text:p>
          </table:table-cell>
          <table:table-cell table:number-columns-repeated="2"/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$D$3]-[.A8])" office:value-type="float" office:value="4.7939" calcext:value-type="float">
            <text:p>4,7939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BS([.$D$3]-[.A9])" office:value-type="float" office:value="5.2239" calcext:value-type="float">
            <text:p>5,2239</text:p>
          </table:table-cell>
          <table:table-cell table:number-columns-repeated="2"/>
        </table:table-row>
        <table:table-row table:style-name="ro1">
          <table:table-cell office:value-type="float" office:value="1.56" calcext:value-type="float">
            <text:p>1,5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$D$3]-[.A10])" office:value-type="float" office:value="4.4439" calcext:value-type="float">
            <text:p>4,4439</text:p>
          </table:table-cell>
          <table:table-cell table:number-columns-repeated="2"/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BS([.$D$3]-[.A11])" office:value-type="float" office:value="4.9139" calcext:value-type="float">
            <text:p>4,9139</text:p>
          </table:table-cell>
          <table:table-cell table:number-columns-repeated="2"/>
        </table:table-row>
        <table:table-row table:style-name="ro1">
          <table:table-cell office:value-type="float" office:value="1.97" calcext:value-type="float">
            <text:p>1,9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$D$3]-[.A12])" office:value-type="float" office:value="4.0339" calcext:value-type="float">
            <text:p>4,0339</text:p>
          </table:table-cell>
          <table:table-cell table:number-columns-repeated="2"/>
        </table:table-row>
        <table:table-row table:style-name="ro1">
          <table:table-cell office:value-type="float" office:value="3.23" calcext:value-type="float">
            <text:p>3,2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ABS([.$D$3]-[.A13])" office:value-type="float" office:value="2.7739" calcext:value-type="float">
            <text:p>2,7739</text:p>
          </table:table-cell>
          <table:table-cell table:number-columns-repeated="2"/>
        </table:table-row>
        <table:table-row table:style-name="ro1">
          <table:table-cell office:value-type="float" office:value="4.47" calcext:value-type="float">
            <text:p>4,4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$D$3]-[.A14])" office:value-type="float" office:value="1.5339" calcext:value-type="float">
            <text:p>1,5339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ABS([.$D$3]-[.A15])" office:value-type="float" office:value="0.5039" calcext:value-type="float">
            <text:p>0,5039</text:p>
          </table:table-cell>
          <table:table-cell table:number-columns-repeated="2"/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$D$3]-[.A16])" office:value-type="float" office:value="1.1539" calcext:value-type="float">
            <text:p>1,1539</text:p>
          </table:table-cell>
          <table:table-cell table:number-columns-repeated="2"/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BS([.$D$3]-[.A17])" office:value-type="float" office:value="0.6739" calcext:value-type="float">
            <text:p>0,6739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$D$3]-[.A18])" office:value-type="float" office:value="0.3039" calcext:value-type="float">
            <text:p>0,3039</text:p>
          </table:table-cell>
          <table:table-cell table:number-columns-repeated="2"/>
        </table:table-row>
        <table:table-row table:style-name="ro1">
          <table:table-cell office:value-type="float" office:value="6.02" calcext:value-type="float">
            <text:p>6,0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ABS([.$D$3]-[.A19])" office:value-type="float" office:value="0.0160999999999998" calcext:value-type="float">
            <text:p>0,0161</text:p>
          </table:table-cell>
          <table:table-cell table:number-columns-repeated="2"/>
        </table:table-row>
        <table:table-row table:style-name="ro1">
          <table:table-cell office:value-type="float" office:value="6.27" calcext:value-type="float">
            <text:p>6,2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ABS([.$D$3]-[.A20])" office:value-type="float" office:value="0.2661" calcext:value-type="float">
            <text:p>0,2661</text:p>
          </table:table-cell>
          <table:table-cell table:number-columns-repeated="2"/>
        </table:table-row>
        <table:table-row table:style-name="ro1">
          <table:table-cell office:value-type="float" office:value="6.46" calcext:value-type="float">
            <text:p>6,4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ABS([.$D$3]-[.A21])" office:value-type="float" office:value="0.4561" calcext:value-type="float">
            <text:p>0,4561</text:p>
          </table:table-cell>
          <table:table-cell table:number-columns-repeated="2"/>
        </table:table-row>
        <table:table-row table:style-name="ro1">
          <table:table-cell office:value-type="float" office:value="6.62" calcext:value-type="float">
            <text:p>6,6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BS([.$D$3]-[.A22])" office:value-type="float" office:value="0.6161" calcext:value-type="float">
            <text:p>0,6161</text:p>
          </table:table-cell>
          <table:table-cell table:number-columns-repeated="2"/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ABS([.$D$3]-[.A23])" office:value-type="float" office:value="0.7461" calcext:value-type="float">
            <text:p>0,7461</text:p>
          </table:table-cell>
          <table:table-cell table:number-columns-repeated="2"/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ABS([.$D$3]-[.A24])" office:value-type="float" office:value="0.8461" calcext:value-type="float">
            <text:p>0,8461</text:p>
          </table:table-cell>
          <table:table-cell table:number-columns-repeated="2"/>
        </table:table-row>
        <table:table-row table:style-name="ro1">
          <table:table-cell office:value-type="float" office:value="8.97" calcext:value-type="float">
            <text:p>8,9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ABS([.$D$3]-[.A25])" office:value-type="float" office:value="2.9661" calcext:value-type="float">
            <text:p>2,9661</text:p>
          </table:table-cell>
          <table:table-cell table:number-columns-repeated="2"/>
        </table:table-row>
        <table:table-row table:style-name="ro1">
          <table:table-cell office:value-type="float" office:value="9.09" calcext:value-type="float">
            <text:p>9,0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ABS([.$D$3]-[.A26])" office:value-type="float" office:value="3.0861" calcext:value-type="float">
            <text:p>3,0861</text:p>
          </table:table-cell>
          <table:table-cell table:number-columns-repeated="2"/>
        </table:table-row>
        <table:table-row table:style-name="ro1">
          <table:table-cell office:value-type="float" office:value="9.18" calcext:value-type="float">
            <text:p>9,1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ABS([.$D$3]-[.A27])" office:value-type="float" office:value="3.1761" calcext:value-type="float">
            <text:p>3,1761</text:p>
          </table:table-cell>
          <table:table-cell table:number-columns-repeated="2"/>
        </table:table-row>
        <table:table-row table:style-name="ro1">
          <table:table-cell office:value-type="float" office:value="9.27" calcext:value-type="float">
            <text:p>9,2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ABS([.$D$3]-[.A28])" office:value-type="float" office:value="3.2661" calcext:value-type="float">
            <text:p>3,2661</text:p>
          </table:table-cell>
          <table:table-cell table:number-columns-repeated="2"/>
        </table:table-row>
        <table:table-row table:style-name="ro1">
          <table:table-cell office:value-type="float" office:value="9.36" calcext:value-type="float">
            <text:p>9,3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ABS([.$D$3]-[.A29])" office:value-type="float" office:value="3.3561" calcext:value-type="float">
            <text:p>3,3561</text:p>
          </table:table-cell>
          <table:table-cell table:number-columns-repeated="2"/>
        </table:table-row>
        <table:table-row table:style-name="ro1">
          <table:table-cell office:value-type="float" office:value="9.44" calcext:value-type="float">
            <text:p>9,4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ABS([.$D$3]-[.A30])" office:value-type="float" office:value="3.4361" calcext:value-type="float">
            <text:p>3,4361</text:p>
          </table:table-cell>
          <table:table-cell table:number-columns-repeated="2"/>
        </table:table-row>
        <table:table-row table:style-name="ro1">
          <table:table-cell office:value-type="float" office:value="9.53" calcext:value-type="float">
            <text:p>9,5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ABS([.$D$3]-[.A31])" office:value-type="float" office:value="3.5261" calcext:value-type="float">
            <text:p>3,5261</text:p>
          </table:table-cell>
          <table:table-cell table:number-columns-repeated="2"/>
        </table:table-row>
        <table:table-row table:style-name="ro1">
          <table:table-cell office:value-type="float" office:value="9.58" calcext:value-type="float">
            <text:p>9,5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BS([.$D$3]-[.A32])" office:value-type="float" office:value="3.5761" calcext:value-type="float">
            <text:p>3,5761</text:p>
          </table:table-cell>
          <table:table-cell table:number-columns-repeated="2"/>
        </table:table-row>
        <table:table-row table:style-name="ro1">
          <table:table-cell office:value-type="float" office:value="7.52" calcext:value-type="float">
            <text:p>7,5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ABS([.$D$3]-[.A33])" office:value-type="float" office:value="1.5161" calcext:value-type="float">
            <text:p>1,5161</text:p>
          </table:table-cell>
          <table:table-cell table:number-columns-repeated="2"/>
        </table:table-row>
        <table:table-row table:style-name="ro1">
          <table:table-cell office:value-type="float" office:value="7.59" calcext:value-type="float">
            <text:p>7,5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$D$3]-[.A34])" office:value-type="float" office:value="1.5861" calcext:value-type="float">
            <text:p>1,5861</text:p>
          </table:table-cell>
          <table:table-cell table:number-columns-repeated="2"/>
        </table:table-row>
        <table:table-row table:style-name="ro1">
          <table:table-cell office:value-type="float" office:value="7.63" calcext:value-type="float">
            <text:p>7,6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ABS([.$D$3]-[.A35])" office:value-type="float" office:value="1.6261" calcext:value-type="float">
            <text:p>1,6261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BS([.$D$3]-[.A36])" office:value-type="float" office:value="1.6961" calcext:value-type="float">
            <text:p>1,6961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BS([.$D$3]-[.A37])" office:value-type="float" office:value="1.6961" calcext:value-type="float">
            <text:p>1,6961</text:p>
          </table:table-cell>
          <table:table-cell table:number-columns-repeated="2"/>
        </table:table-row>
        <table:table-row table:style-name="ro1">
          <table:table-cell office:value-type="float" office:value="7.66" calcext:value-type="float">
            <text:p>7,6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ABS([.$D$3]-[.A38])" office:value-type="float" office:value="1.6561" calcext:value-type="float">
            <text:p>1,6561</text:p>
          </table:table-cell>
          <table:table-cell table:number-columns-repeated="2"/>
        </table:table-row>
        <table:table-row table:style-name="ro1">
          <table:table-cell office:value-type="float" office:value="7.66" calcext:value-type="float">
            <text:p>7,6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ABS([.$D$3]-[.A39])" office:value-type="float" office:value="1.6561" calcext:value-type="float">
            <text:p>1,6561</text:p>
          </table:table-cell>
          <table:table-cell table:number-columns-repeated="2"/>
        </table:table-row>
        <table:table-row table:style-name="ro1">
          <table:table-cell office:value-type="float" office:value="7.66" calcext:value-type="float">
            <text:p>7,6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BS([.$D$3]-[.A40])" office:value-type="float" office:value="1.6561" calcext:value-type="float">
            <text:p>1,6561</text:p>
          </table:table-cell>
          <table:table-cell table:number-columns-repeated="2"/>
        </table:table-row>
        <table:table-row table:style-name="ro1">
          <table:table-cell office:value-type="float" office:value="7.66" calcext:value-type="float">
            <text:p>7,6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ABS([.$D$3]-[.A41])" office:value-type="float" office:value="1.6561" calcext:value-type="float">
            <text:p>1,6561</text:p>
          </table:table-cell>
          <table:table-cell table:number-columns-repeated="2"/>
        </table:table-row>
        <table:table-row table:style-name="ro1">
          <table:table-cell office:value-type="float" office:value="10.42" calcext:value-type="float">
            <text:p>10,4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ABS([.$D$3]-[.A42])" office:value-type="float" office:value="4.4161" calcext:value-type="float">
            <text:p>4,4161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BS([.$D$3]-[.A43])" office:value-type="float" office:value="1.6961" calcext:value-type="float">
            <text:p>1,6961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BS([.$D$3]-[.A44])" office:value-type="float" office:value="1.6961" calcext:value-type="float">
            <text:p>1,6961</text:p>
          </table:table-cell>
          <table:table-cell table:number-columns-repeated="2"/>
        </table:table-row>
        <table:table-row table:style-name="ro1">
          <table:table-cell office:value-type="float" office:value="7.74" calcext:value-type="float">
            <text:p>7,7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BS([.$D$3]-[.A45])" office:value-type="float" office:value="1.7361" calcext:value-type="float">
            <text:p>1,7361</text:p>
          </table:table-cell>
          <table:table-cell table:number-columns-repeated="2"/>
        </table:table-row>
        <table:table-row table:style-name="ro1">
          <table:table-cell office:value-type="float" office:value="7.78" calcext:value-type="float">
            <text:p>7,7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BS([.$D$3]-[.A46])" office:value-type="float" office:value="1.7761" calcext:value-type="float">
            <text:p>1,7761</text:p>
          </table:table-cell>
          <table:table-cell table:number-columns-repeated="2"/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BS([.$D$3]-[.A47])" office:value-type="float" office:value="1.8461" calcext:value-type="float">
            <text:p>1,8461</text:p>
          </table:table-cell>
          <table:table-cell table:number-columns-repeated="2"/>
        </table:table-row>
        <table:table-row table:style-name="ro1">
          <table:table-cell office:value-type="float" office:value="7.93" calcext:value-type="float">
            <text:p>7,9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BS([.$D$3]-[.A48])" office:value-type="float" office:value="1.9261" calcext:value-type="float">
            <text:p>1,926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BS([.$D$3]-[.A49])" office:value-type="float" office:value="1.9961" calcext:value-type="float">
            <text:p>1,9961</text:p>
          </table:table-cell>
          <table:table-cell table:number-columns-repeated="2"/>
        </table:table-row>
        <table:table-row table:style-name="ro1">
          <table:table-cell office:value-type="float" office:value="10.32" calcext:value-type="float">
            <text:p>10,3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ABS([.$D$3]-[.A50])" office:value-type="float" office:value="4.3161" calcext:value-type="float">
            <text:p>4,3161</text:p>
          </table:table-cell>
          <table:table-cell table:number-columns-repeated="2"/>
        </table:table-row>
        <table:table-row table:style-name="ro1">
          <table:table-cell office:value-type="float" office:value="8.12" calcext:value-type="float">
            <text:p>8,1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BS([.$D$3]-[.A51])" office:value-type="float" office:value="2.1161" calcext:value-type="float">
            <text:p>2,1161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BS([.$D$3]-[.A52])" office:value-type="float" office:value="2.1861" calcext:value-type="float">
            <text:p>2,1861</text:p>
          </table:table-cell>
          <table:table-cell table:number-columns-repeated="2"/>
        </table:table-row>
        <table:table-row table:style-name="ro1">
          <table:table-cell office:value-type="float" office:value="8.23" calcext:value-type="float">
            <text:p>8,2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BS([.$D$3]-[.A53])" office:value-type="float" office:value="2.2261" calcext:value-type="float">
            <text:p>2,2261</text:p>
          </table:table-cell>
          <table:table-cell table:number-columns-repeated="2"/>
        </table:table-row>
        <table:table-row table:style-name="ro1">
          <table:table-cell office:value-type="float" office:value="8.27" calcext:value-type="float">
            <text:p>8,2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ABS([.$D$3]-[.A54])" office:value-type="float" office:value="2.2661" calcext:value-type="float">
            <text:p>2,2661</text:p>
          </table:table-cell>
          <table:table-cell table:number-columns-repeated="2"/>
        </table:table-row>
        <table:table-row table:style-name="ro1">
          <table:table-cell office:value-type="float" office:value="8.31" calcext:value-type="float">
            <text:p>8,3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ABS([.$D$3]-[.A55])" office:value-type="float" office:value="2.3061" calcext:value-type="float">
            <text:p>2,3061</text:p>
          </table:table-cell>
          <table:table-cell table:number-columns-repeated="2"/>
        </table:table-row>
        <table:table-row table:style-name="ro1">
          <table:table-cell office:value-type="float" office:value="8.31" calcext:value-type="float">
            <text:p>8,3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ABS([.$D$3]-[.A56])" office:value-type="float" office:value="2.3061" calcext:value-type="float">
            <text:p>2,3061</text:p>
          </table:table-cell>
          <table:table-cell table:number-columns-repeated="2"/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BS([.$D$3]-[.A57])" office:value-type="float" office:value="2.3461" calcext:value-type="float">
            <text:p>2,3461</text:p>
          </table:table-cell>
          <table:table-cell table:number-columns-repeated="2"/>
        </table:table-row>
        <table:table-row table:style-name="ro1">
          <table:table-cell office:value-type="float" office:value="10.61" calcext:value-type="float">
            <text:p>10,6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ABS([.$D$3]-[.A58])" office:value-type="float" office:value="4.6061" calcext:value-type="float">
            <text:p>4,6061</text:p>
          </table:table-cell>
          <table:table-cell table:number-columns-repeated="2"/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ABS([.$D$3]-[.A59])" office:value-type="float" office:value="2.3461" calcext:value-type="float">
            <text:p>2,3461</text:p>
          </table:table-cell>
          <table:table-cell table:number-columns-repeated="2"/>
        </table:table-row>
        <table:table-row table:style-name="ro1">
          <table:table-cell office:value-type="float" office:value="8.39" calcext:value-type="float">
            <text:p>8,3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ABS([.$D$3]-[.A60])" office:value-type="float" office:value="2.3861" calcext:value-type="float">
            <text:p>2,3861</text:p>
          </table:table-cell>
          <table:table-cell table:number-columns-repeated="2"/>
        </table:table-row>
        <table:table-row table:style-name="ro1">
          <table:table-cell office:value-type="float" office:value="8.43" calcext:value-type="float">
            <text:p>8,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ABS([.$D$3]-[.A61])" office:value-type="float" office:value="2.4261" calcext:value-type="float">
            <text:p>2,4261</text:p>
          </table:table-cell>
          <table:table-cell table:number-columns-repeated="2"/>
        </table:table-row>
        <table:table-row table:style-name="ro1">
          <table:table-cell office:value-type="float" office:value="8.47" calcext:value-type="float">
            <text:p>8,47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ABS([.$D$3]-[.A62])" office:value-type="float" office:value="2.4661" calcext:value-type="float">
            <text:p>2,4661</text:p>
          </table:table-cell>
          <table:table-cell table:number-columns-repeated="2"/>
        </table:table-row>
        <table:table-row table:style-name="ro1">
          <table:table-cell office:value-type="float" office:value="8.47" calcext:value-type="float">
            <text:p>8,4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ABS([.$D$3]-[.A63])" office:value-type="float" office:value="2.4661" calcext:value-type="float">
            <text:p>2,4661</text:p>
          </table:table-cell>
          <table:table-cell table:number-columns-repeated="2"/>
        </table:table-row>
        <table:table-row table:style-name="ro1">
          <table:table-cell office:value-type="float" office:value="8.47" calcext:value-type="float">
            <text:p>8,47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ABS([.$D$3]-[.A64])" office:value-type="float" office:value="2.4661" calcext:value-type="float">
            <text:p>2,4661</text:p>
          </table:table-cell>
          <table:table-cell table:number-columns-repeated="2"/>
        </table:table-row>
        <table:table-row table:style-name="ro1">
          <table:table-cell office:value-type="float" office:value="8.47" calcext:value-type="float">
            <text:p>8,4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ABS([.$D$3]-[.A65])" office:value-type="float" office:value="2.4661" calcext:value-type="float">
            <text:p>2,4661</text:p>
          </table:table-cell>
          <table:table-cell table:number-columns-repeated="2"/>
        </table:table-row>
        <table:table-row table:style-name="ro1">
          <table:table-cell office:value-type="float" office:value="8.51" calcext:value-type="float">
            <text:p>8,5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ABS([.$D$3]-[.A66])" office:value-type="float" office:value="2.5061" calcext:value-type="float">
            <text:p>2,5061</text:p>
          </table:table-cell>
          <table:table-cell table:number-columns-repeated="2"/>
        </table:table-row>
        <table:table-row table:style-name="ro1">
          <table:table-cell office:value-type="float" office:value="10.81" calcext:value-type="float">
            <text:p>10,8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ABS([.$D$3]-[.A67])" office:value-type="float" office:value="4.8061" calcext:value-type="float">
            <text:p>4,8061</text:p>
          </table:table-cell>
          <table:table-cell table:number-columns-repeated="2"/>
        </table:table-row>
        <table:table-row table:style-name="ro1">
          <table:table-cell office:value-type="float" office:value="8.51" calcext:value-type="float">
            <text:p>8,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ABS([.$D$3]-[.A68])" office:value-type="float" office:value="2.5061" calcext:value-type="float">
            <text:p>2,5061</text:p>
          </table:table-cell>
          <table:table-cell table:number-columns-repeated="2"/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ABS([.$D$3]-[.A69])" office:value-type="float" office:value="2.5461" calcext:value-type="float">
            <text:p>2,5461</text:p>
          </table:table-cell>
          <table:table-cell table:number-columns-repeated="2"/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ABS([.$D$3]-[.A70])" office:value-type="float" office:value="2.5861" calcext:value-type="float">
            <text:p>2,5861</text:p>
          </table:table-cell>
          <table:table-cell table:number-columns-repeated="2"/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ABS([.$D$3]-[.A71])" office:value-type="float" office:value="2.5861" calcext:value-type="float">
            <text:p>2,5861</text:p>
          </table:table-cell>
          <table:table-cell table:number-columns-repeated="2"/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BS([.$D$3]-[.A72])" office:value-type="float" office:value="2.5861" calcext:value-type="float">
            <text:p>2,5861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ABS([.$D$3]-[.A73])" office:value-type="float" office:value="2.6261" calcext:value-type="float">
            <text:p>2,6261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ABS([.$D$3]-[.A74])" office:value-type="float" office:value="2.6261" calcext:value-type="float">
            <text:p>2,6261</text:p>
          </table:table-cell>
          <table:table-cell table:number-columns-repeated="2"/>
        </table:table-row>
        <table:table-row table:style-name="ro1">
          <table:table-cell office:value-type="float" office:value="10.97" calcext:value-type="float">
            <text:p>10,9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ABS([.$D$3]-[.A75])" office:value-type="float" office:value="4.9661" calcext:value-type="float">
            <text:p>4,9661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ABS([.$D$3]-[.A76])" office:value-type="float" office:value="2.6261" calcext:value-type="float">
            <text:p>2,6261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ABS([.$D$3]-[.A77])" office:value-type="float" office:value="2.6261" calcext:value-type="float">
            <text:p>2,6261</text:p>
          </table:table-cell>
          <table:table-cell table:number-columns-repeated="2"/>
        </table:table-row>
        <table:table-row table:style-name="ro1">
          <table:table-cell office:value-type="float" office:value="8.68" calcext:value-type="float">
            <text:p>8,68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ABS([.$D$3]-[.A78])" office:value-type="float" office:value="2.6761" calcext:value-type="float">
            <text:p>2,6761</text:p>
          </table:table-cell>
          <table:table-cell table:number-columns-repeated="2"/>
        </table:table-row>
        <table:table-row table:style-name="ro1">
          <table:table-cell office:value-type="float" office:value="8.72" calcext:value-type="float">
            <text:p>8,7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ABS([.$D$3]-[.A79])" office:value-type="float" office:value="2.7161" calcext:value-type="float">
            <text:p>2,7161</text:p>
          </table:table-cell>
          <table:table-cell table:number-columns-repeated="2"/>
        </table:table-row>
        <table:table-row table:style-name="ro1">
          <table:table-cell office:value-type="float" office:value="8.72" calcext:value-type="float">
            <text:p>8,72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BS([.$D$3]-[.A80])" office:value-type="float" office:value="2.7161" calcext:value-type="float">
            <text:p>2,7161</text:p>
          </table:table-cell>
          <table:table-cell table:number-columns-repeated="2"/>
        </table:table-row>
        <table:table-row table:style-name="ro1">
          <table:table-cell office:value-type="float" office:value="8.72" calcext:value-type="float">
            <text:p>8,7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ABS([.$D$3]-[.A81])" office:value-type="float" office:value="2.7161" calcext:value-type="float">
            <text:p>2,7161</text:p>
          </table:table-cell>
          <table:table-cell table:number-columns-repeated="2"/>
        </table:table-row>
        <table:table-row table:style-name="ro1">
          <table:table-cell office:value-type="float" office:value="8.72" calcext:value-type="float">
            <text:p>8,7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BS([.$D$3]-[.A82])" office:value-type="float" office:value="2.7161" calcext:value-type="float">
            <text:p>2,7161</text:p>
          </table:table-cell>
          <table:table-cell table:number-columns-repeated="2"/>
        </table:table-row>
        <table:table-row table:style-name="ro1">
          <table:table-cell office:value-type="float" office:value="11.07" calcext:value-type="float">
            <text:p>11,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ABS([.$D$3]-[.A83])" office:value-type="float" office:value="5.0661" calcext:value-type="float">
            <text:p>5,0661</text:p>
          </table:table-cell>
          <table:table-cell table:number-columns-repeated="2"/>
        </table:table-row>
        <table:table-row table:style-name="ro1">
          <table:table-cell office:value-type="float" office:value="8.72" calcext:value-type="float">
            <text:p>8,7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ABS([.$D$3]-[.A84])" office:value-type="float" office:value="2.7161" calcext:value-type="float">
            <text:p>2,7161</text:p>
          </table:table-cell>
          <table:table-cell table:number-columns-repeated="2"/>
        </table:table-row>
        <table:table-row table:style-name="ro1">
          <table:table-cell office:value-type="float" office:value="8.76" calcext:value-type="float">
            <text:p>8,76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ABS([.$D$3]-[.A85])" office:value-type="float" office:value="2.7561" calcext:value-type="float">
            <text:p>2,7561</text:p>
          </table:table-cell>
          <table:table-cell table:number-columns-repeated="2"/>
        </table:table-row>
        <table:table-row table:style-name="ro1">
          <table:table-cell office:value-type="float" office:value="8.76" calcext:value-type="float">
            <text:p>8,7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ABS([.$D$3]-[.A86])" office:value-type="float" office:value="2.7561" calcext:value-type="float">
            <text:p>2,7561</text:p>
          </table:table-cell>
          <table:table-cell table:number-columns-repeated="2"/>
        </table:table-row>
        <table:table-row table:style-name="ro1">
          <table:table-cell office:value-type="float" office:value="8.76" calcext:value-type="float">
            <text:p>8,7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ABS([.$D$3]-[.A87])" office:value-type="float" office:value="2.7561" calcext:value-type="float">
            <text:p>2,756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ABS([.$D$3]-[.A88])" office:value-type="float" office:value="2.7961" calcext:value-type="float">
            <text:p>2,796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ABS([.$D$3]-[.A89])" office:value-type="float" office:value="2.7961" calcext:value-type="float">
            <text:p>2,796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ABS([.$D$3]-[.A90])" office:value-type="float" office:value="2.7961" calcext:value-type="float">
            <text:p>2,796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ABS([.$D$3]-[.A91])" office:value-type="float" office:value="2.7961" calcext:value-type="float">
            <text:p>2,7961</text:p>
          </table:table-cell>
          <table:table-cell table:number-columns-repeated="2"/>
        </table:table-row>
        <table:table-row table:style-name="ro1">
          <table:table-cell office:value-type="float" office:value="11.17" calcext:value-type="float">
            <text:p>11,1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BS([.$D$3]-[.A92])" office:value-type="float" office:value="5.1661" calcext:value-type="float">
            <text:p>5,166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ABS([.$D$3]-[.A93])" office:value-type="float" office:value="2.7961" calcext:value-type="float">
            <text:p>2,7961</text:p>
          </table:table-cell>
          <table:table-cell table:number-columns-repeated="2"/>
        </table:table-row>
        <table:table-row table:style-name="ro1">
          <table:table-cell office:value-type="float" office:value="8.84" calcext:value-type="float">
            <text:p>8,84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ABS([.$D$3]-[.A94])" office:value-type="float" office:value="2.8361" calcext:value-type="float">
            <text:p>2,8361</text:p>
          </table:table-cell>
          <table:table-cell table:number-columns-repeated="2"/>
        </table:table-row>
        <table:table-row table:style-name="ro1">
          <table:table-cell office:value-type="float" office:value="8.84" calcext:value-type="float">
            <text:p>8,84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ABS([.$D$3]-[.A95])" office:value-type="float" office:value="2.8361" calcext:value-type="float">
            <text:p>2,8361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ABS([.$D$3]-[.A96])" office:value-type="float" office:value="2.8761" calcext:value-type="float">
            <text:p>2,8761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BS([.$D$3]-[.A97])" office:value-type="float" office:value="2.8761" calcext:value-type="float">
            <text:p>2,8761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ABS([.$D$3]-[.A98])" office:value-type="float" office:value="2.8761" calcext:value-type="float">
            <text:p>2,8761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ABS([.$D$3]-[.A99])" office:value-type="float" office:value="2.8761" calcext:value-type="float">
            <text:p>2,8761</text:p>
          </table:table-cell>
          <table:table-cell table:number-columns-repeated="2"/>
        </table:table-row>
        <table:table-row table:style-name="ro1">
          <table:table-cell office:value-type="float" office:value="11.28" calcext:value-type="float">
            <text:p>11,2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ABS([.$D$3]-[.A100])" office:value-type="float" office:value="5.2761" calcext:value-type="float">
            <text:p>5,2761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ABS([.$D$3]-[.A101])" office:value-type="float" office:value="2.8761" calcext:value-type="float">
            <text:p>2,8761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$D$3]-[.A102])" office:value-type="float" office:value="2.8761" calcext:value-type="float">
            <text:p>2,8761</text:p>
          </table:table-cell>
          <table:table-cell table:number-columns-repeated="2"/>
        </table:table-row>
      </table:table>
      <table:table table:name="60" table:style-name="ta1">
        <table:shapes>
          <draw:frame draw:z-index="0" draw:style-name="gr1" draw:text-style-name="P1" svg:width="159.97mm" svg:height="90.04mm" svg:x="180.35mm" svg:y="0.26mm">
            <draw:object draw:notify-on-update-of-ranges="'60'.B3:'60'.B102 '60'.A3:'60'.A10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x_o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x_final</text:p>
          </table:table-cell>
          <table:table-cell office:value-type="string" calcext:value-type="string">
            <text:p>Lux_tau</text:p>
          </table:table-cell>
          <table:table-cell office:value-type="string" calcext:value-type="string">
            <text:p>Dist_tau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  <table:table-cell table:formula="of:=[.A31]" office:value-type="float" office:value="8.59" calcext:value-type="float">
            <text:p>8,59</text:p>
          </table:table-cell>
          <table:table-cell table:formula="of:=0.63*[.C3]" office:value-type="float" office:value="5.4117" calcext:value-type="float">
            <text:p>5,4117</text:p>
          </table:table-cell>
          <table:table-cell table:formula="of:=ABS([.$D$3]-[.A3])" office:value-type="float" office:value="4.6217" calcext:value-type="float">
            <text:p>4,6217</text:p>
          </table:table-cell>
          <table:table-cell table:formula="of:=MIN([.E3:.E102])" office:value-type="float" office:value="0.0883000000000003" calcext:value-type="float">
            <text:p>0,0883</text:p>
          </table:table-cell>
          <table:table-cell table:formula="of:=VLOOKUP([.F3]+[.D3];[.A3:.B102];2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$D$3]-[.A4])" office:value-type="float" office:value="5.0817" calcext:value-type="float">
            <text:p>5,0817</text:p>
          </table:table-cell>
          <table:table-cell table:number-columns-repeated="2"/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BS([.$D$3]-[.A5])" office:value-type="float" office:value="4.5017" calcext:value-type="float">
            <text:p>4,5017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$D$3]-[.A6])" office:value-type="float" office:value="4.9217" calcext:value-type="float">
            <text:p>4,9217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BS([.$D$3]-[.A7])" office:value-type="float" office:value="4.2117" calcext:value-type="float">
            <text:p>4,2117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$D$3]-[.A8])" office:value-type="float" office:value="4.6417" calcext:value-type="float">
            <text:p>4,6417</text:p>
          </table:table-cell>
          <table:table-cell table:number-columns-repeated="2"/>
        </table:table-row>
        <table:table-row table:style-name="ro1">
          <table:table-cell office:value-type="float" office:value="1.61" calcext:value-type="float">
            <text:p>1,6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BS([.$D$3]-[.A9])" office:value-type="float" office:value="3.8017" calcext:value-type="float">
            <text:p>3,8017</text:p>
          </table:table-cell>
          <table:table-cell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$D$3]-[.A10])" office:value-type="float" office:value="3.5617" calcext:value-type="float">
            <text:p>3,5617</text:p>
          </table:table-cell>
          <table:table-cell table:number-columns-repeated="2"/>
        </table:table-row>
        <table:table-row table:style-name="ro1">
          <table:table-cell office:value-type="float" office:value="2.12" calcext:value-type="float">
            <text:p>2,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BS([.$D$3]-[.A11])" office:value-type="float" office:value="3.2917" calcext:value-type="float">
            <text:p>3,2917</text:p>
          </table:table-cell>
          <table:table-cell table:number-columns-repeated="2"/>
        </table:table-row>
        <table:table-row table:style-name="ro1">
          <table:table-cell office:value-type="float" office:value="2.37" calcext:value-type="float">
            <text:p>2,3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$D$3]-[.A12])" office:value-type="float" office:value="3.0417" calcext:value-type="float">
            <text:p>3,0417</text:p>
          </table:table-cell>
          <table:table-cell table:number-columns-repeated="2"/>
        </table:table-row>
        <table:table-row table:style-name="ro1">
          <table:table-cell office:value-type="float" office:value="3.98" calcext:value-type="float">
            <text:p>3,9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ABS([.$D$3]-[.A13])" office:value-type="float" office:value="1.4317" calcext:value-type="float">
            <text:p>1,4317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$D$3]-[.A14])" office:value-type="float" office:value="0.0883000000000003" calcext:value-type="float">
            <text:p>0,0883</text:p>
          </table:table-cell>
          <table:table-cell table:number-columns-repeated="2"/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ABS([.$D$3]-[.A15])" office:value-type="float" office:value="1.3383" calcext:value-type="float">
            <text:p>1,3383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$D$3]-[.A16])" office:value-type="float" office:value="2.2883" calcext:value-type="float">
            <text:p>2,2883</text:p>
          </table:table-cell>
          <table:table-cell table:number-columns-repeated="2"/>
        </table:table-row>
        <table:table-row table:style-name="ro1">
          <table:table-cell office:value-type="float" office:value="8.43" calcext:value-type="float">
            <text:p>8,4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BS([.$D$3]-[.A17])" office:value-type="float" office:value="3.0183" calcext:value-type="float">
            <text:p>3,0183</text:p>
          </table:table-cell>
          <table:table-cell table:number-columns-repeated="2"/>
        </table:table-row>
        <table:table-row table:style-name="ro1">
          <table:table-cell office:value-type="float" office:value="8.97" calcext:value-type="float">
            <text:p>8,9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$D$3]-[.A18])" office:value-type="float" office:value="3.5583" calcext:value-type="float">
            <text:p>3,5583</text:p>
          </table:table-cell>
          <table:table-cell table:number-columns-repeated="2"/>
        </table:table-row>
        <table:table-row table:style-name="ro1">
          <table:table-cell office:value-type="float" office:value="9.36" calcext:value-type="float">
            <text:p>9,3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ABS([.$D$3]-[.A19])" office:value-type="float" office:value="3.9483" calcext:value-type="float">
            <text:p>3,9483</text:p>
          </table:table-cell>
          <table:table-cell table:number-columns-repeated="2"/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ABS([.$D$3]-[.A20])" office:value-type="float" office:value="2.1383" calcext:value-type="float">
            <text:p>2,1383</text:p>
          </table:table-cell>
          <table:table-cell table:number-columns-repeated="2"/>
        </table:table-row>
        <table:table-row table:style-name="ro1">
          <table:table-cell office:value-type="float" office:value="7.78" calcext:value-type="float">
            <text:p>7,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ABS([.$D$3]-[.A21])" office:value-type="float" office:value="2.3683" calcext:value-type="float">
            <text:p>2,3683</text:p>
          </table:table-cell>
          <table:table-cell table:number-columns-repeated="2"/>
        </table:table-row>
        <table:table-row table:style-name="ro1">
          <table:table-cell office:value-type="float" office:value="7.96" calcext:value-type="float">
            <text:p>7,9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BS([.$D$3]-[.A22])" office:value-type="float" office:value="2.5483" calcext:value-type="float">
            <text:p>2,5483</text:p>
          </table:table-cell>
          <table:table-cell table:number-columns-repeated="2"/>
        </table:table-row>
        <table:table-row table:style-name="ro1">
          <table:table-cell office:value-type="float" office:value="8.12" calcext:value-type="float">
            <text:p>8,1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ABS([.$D$3]-[.A23])" office:value-type="float" office:value="2.7083" calcext:value-type="float">
            <text:p>2,7083</text:p>
          </table:table-cell>
          <table:table-cell table:number-columns-repeated="2"/>
        </table:table-row>
        <table:table-row table:style-name="ro1">
          <table:table-cell office:value-type="float" office:value="8.23" calcext:value-type="float">
            <text:p>8,2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ABS([.$D$3]-[.A24])" office:value-type="float" office:value="2.8183" calcext:value-type="float">
            <text:p>2,8183</text:p>
          </table:table-cell>
          <table:table-cell table:number-columns-repeated="2"/>
        </table:table-row>
        <table:table-row table:style-name="ro1">
          <table:table-cell office:value-type="float" office:value="8.39" calcext:value-type="float">
            <text:p>8,3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ABS([.$D$3]-[.A25])" office:value-type="float" office:value="2.9783" calcext:value-type="float">
            <text:p>2,9783</text:p>
          </table:table-cell>
          <table:table-cell table:number-columns-repeated="2"/>
        </table:table-row>
        <table:table-row table:style-name="ro1">
          <table:table-cell office:value-type="float" office:value="8.43" calcext:value-type="float">
            <text:p>8,4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ABS([.$D$3]-[.A26])" office:value-type="float" office:value="3.0183" calcext:value-type="float">
            <text:p>3,0183</text:p>
          </table:table-cell>
          <table:table-cell table:number-columns-repeated="2"/>
        </table:table-row>
        <table:table-row table:style-name="ro1">
          <table:table-cell office:value-type="float" office:value="11.38" calcext:value-type="float">
            <text:p>11,3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ABS([.$D$3]-[.A27])" office:value-type="float" office:value="5.9683" calcext:value-type="float">
            <text:p>5,9683</text:p>
          </table:table-cell>
          <table:table-cell table:number-columns-repeated="2"/>
        </table:table-row>
        <table:table-row table:style-name="ro1">
          <table:table-cell office:value-type="float" office:value="8.43" calcext:value-type="float">
            <text:p>8,4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ABS([.$D$3]-[.A28])" office:value-type="float" office:value="3.0183" calcext:value-type="float">
            <text:p>3,0183</text:p>
          </table:table-cell>
          <table:table-cell table:number-columns-repeated="2"/>
        </table:table-row>
        <table:table-row table:style-name="ro1">
          <table:table-cell office:value-type="float" office:value="8.47" calcext:value-type="float">
            <text:p>8,4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ABS([.$D$3]-[.A29])" office:value-type="float" office:value="3.0583" calcext:value-type="float">
            <text:p>3,0583</text:p>
          </table:table-cell>
          <table:table-cell table:number-columns-repeated="2"/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ABS([.$D$3]-[.A30])" office:value-type="float" office:value="3.1383" calcext:value-type="float">
            <text:p>3,1383</text:p>
          </table:table-cell>
          <table:table-cell table:number-columns-repeated="2"/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ABS([.$D$3]-[.A31])" office:value-type="float" office:value="3.1783" calcext:value-type="float">
            <text:p>3,1783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BS([.$D$3]-[.A32])" office:value-type="float" office:value="3.2183" calcext:value-type="float">
            <text:p>3,2183</text:p>
          </table:table-cell>
          <table:table-cell table:number-columns-repeated="2"/>
        </table:table-row>
        <table:table-row table:style-name="ro1">
          <table:table-cell office:value-type="float" office:value="8.72" calcext:value-type="float">
            <text:p>8,7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ABS([.$D$3]-[.A33])" office:value-type="float" office:value="3.3083" calcext:value-type="float">
            <text:p>3,3083</text:p>
          </table:table-cell>
          <table:table-cell table:number-columns-repeated="2"/>
        </table:table-row>
        <table:table-row table:style-name="ro1">
          <table:table-cell office:value-type="float" office:value="8.76" calcext:value-type="float">
            <text:p>8,7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$D$3]-[.A34])" office:value-type="float" office:value="3.3483" calcext:value-type="float">
            <text:p>3,3483</text:p>
          </table:table-cell>
          <table:table-cell table:number-columns-repeated="2"/>
        </table:table-row>
        <table:table-row table:style-name="ro1">
          <table:table-cell office:value-type="float" office:value="11.98" calcext:value-type="float">
            <text:p>11,9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ABS([.$D$3]-[.A35])" office:value-type="float" office:value="6.5683" calcext:value-type="float">
            <text:p>6,5683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BS([.$D$3]-[.A36])" office:value-type="float" office:value="6.1883" calcext:value-type="float">
            <text:p>6,1883</text:p>
          </table:table-cell>
          <table:table-cell table:number-columns-repeated="2"/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BS([.$D$3]-[.A37])" office:value-type="float" office:value="6.2383" calcext:value-type="float">
            <text:p>6,2383</text:p>
          </table:table-cell>
          <table:table-cell table:number-columns-repeated="2"/>
        </table:table-row>
        <table:table-row table:style-name="ro1">
          <table:table-cell office:value-type="float" office:value="9.22" calcext:value-type="float">
            <text:p>9,2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ABS([.$D$3]-[.A38])" office:value-type="float" office:value="3.8083" calcext:value-type="float">
            <text:p>3,8083</text:p>
          </table:table-cell>
          <table:table-cell table:number-columns-repeated="2"/>
        </table:table-row>
        <table:table-row table:style-name="ro1">
          <table:table-cell office:value-type="float" office:value="9.31" calcext:value-type="float">
            <text:p>9,3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ABS([.$D$3]-[.A39])" office:value-type="float" office:value="3.8983" calcext:value-type="float">
            <text:p>3,8983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BS([.$D$3]-[.A40])" office:value-type="float" office:value="3.9883" calcext:value-type="float">
            <text:p>3,9883</text:p>
          </table:table-cell>
          <table:table-cell table:number-columns-repeated="2"/>
        </table:table-row>
        <table:table-row table:style-name="ro1">
          <table:table-cell office:value-type="float" office:value="9.44" calcext:value-type="float">
            <text:p>9,4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ABS([.$D$3]-[.A41])" office:value-type="float" office:value="4.0283" calcext:value-type="float">
            <text:p>4,0283</text:p>
          </table:table-cell>
          <table:table-cell table:number-columns-repeated="2"/>
        </table:table-row>
        <table:table-row table:style-name="ro1">
          <table:table-cell office:value-type="float" office:value="9.49" calcext:value-type="float">
            <text:p>9,4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ABS([.$D$3]-[.A42])" office:value-type="float" office:value="4.0783" calcext:value-type="float">
            <text:p>4,0783</text:p>
          </table:table-cell>
          <table:table-cell table:number-columns-repeated="2"/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BS([.$D$3]-[.A43])" office:value-type="float" office:value="6.7983" calcext:value-type="float">
            <text:p>6,7983</text:p>
          </table:table-cell>
          <table:table-cell table:number-columns-repeated="2"/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BS([.$D$3]-[.A44])" office:value-type="float" office:value="6.7983" calcext:value-type="float">
            <text:p>6,7983</text:p>
          </table:table-cell>
          <table:table-cell table:number-columns-repeated="2"/>
        </table:table-row>
        <table:table-row table:style-name="ro1">
          <table:table-cell office:value-type="float" office:value="12.26" calcext:value-type="float">
            <text:p>12,2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BS([.$D$3]-[.A45])" office:value-type="float" office:value="6.8483" calcext:value-type="float">
            <text:p>6,8483</text:p>
          </table:table-cell>
          <table:table-cell table:number-columns-repeated="2"/>
        </table:table-row>
        <table:table-row table:style-name="ro1">
          <table:table-cell office:value-type="float" office:value="9.67" calcext:value-type="float">
            <text:p>9,6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BS([.$D$3]-[.A46])" office:value-type="float" office:value="4.2583" calcext:value-type="float">
            <text:p>4,2583</text:p>
          </table:table-cell>
          <table:table-cell table:number-columns-repeated="2"/>
        </table:table-row>
        <table:table-row table:style-name="ro1">
          <table:table-cell office:value-type="float" office:value="9.67" calcext:value-type="float">
            <text:p>9,6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BS([.$D$3]-[.A47])" office:value-type="float" office:value="4.2583" calcext:value-type="float">
            <text:p>4,2583</text:p>
          </table:table-cell>
          <table:table-cell table:number-columns-repeated="2"/>
        </table:table-row>
        <table:table-row table:style-name="ro1">
          <table:table-cell office:value-type="float" office:value="9.71" calcext:value-type="float">
            <text:p>9,7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BS([.$D$3]-[.A48])" office:value-type="float" office:value="4.2983" calcext:value-type="float">
            <text:p>4,2983</text:p>
          </table:table-cell>
          <table:table-cell table:number-columns-repeated="2"/>
        </table:table-row>
        <table:table-row table:style-name="ro1">
          <table:table-cell office:value-type="float" office:value="9.76" calcext:value-type="float">
            <text:p>9,7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BS([.$D$3]-[.A49])" office:value-type="float" office:value="4.3483" calcext:value-type="float">
            <text:p>4,3483</text:p>
          </table:table-cell>
          <table:table-cell table:number-columns-repeated="2"/>
        </table:table-row>
        <table:table-row table:style-name="ro1">
          <table:table-cell office:value-type="float" office:value="9.76" calcext:value-type="float">
            <text:p>9,7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ABS([.$D$3]-[.A50])" office:value-type="float" office:value="4.3483" calcext:value-type="float">
            <text:p>4,3483</text:p>
          </table:table-cell>
          <table:table-cell table:number-columns-repeated="2"/>
        </table:table-row>
        <table:table-row table:style-name="ro1">
          <table:table-cell office:value-type="float" office:value="12.55" calcext:value-type="float">
            <text:p>12,5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BS([.$D$3]-[.A51])" office:value-type="float" office:value="7.1383" calcext:value-type="float">
            <text:p>7,1383</text:p>
          </table:table-cell>
          <table:table-cell table:number-columns-repeated="2"/>
        </table:table-row>
        <table:table-row table:style-name="ro1">
          <table:table-cell office:value-type="float" office:value="12.55" calcext:value-type="float">
            <text:p>12,5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BS([.$D$3]-[.A52])" office:value-type="float" office:value="7.1383" calcext:value-type="float">
            <text:p>7,1383</text:p>
          </table:table-cell>
          <table:table-cell table:number-columns-repeated="2"/>
        </table:table-row>
        <table:table-row table:style-name="ro1">
          <table:table-cell office:value-type="float" office:value="12.61" calcext:value-type="float">
            <text:p>12,6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BS([.$D$3]-[.A53])" office:value-type="float" office:value="7.1983" calcext:value-type="float">
            <text:p>7,1983</text:p>
          </table:table-cell>
          <table:table-cell table:number-columns-repeated="2"/>
        </table:table-row>
        <table:table-row table:style-name="ro1">
          <table:table-cell office:value-type="float" office:value="9.85" calcext:value-type="float">
            <text:p>9,8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ABS([.$D$3]-[.A54])" office:value-type="float" office:value="4.4383" calcext:value-type="float">
            <text:p>4,4383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ABS([.$D$3]-[.A55])" office:value-type="float" office:value="4.4883" calcext:value-type="float">
            <text:p>4,4883</text:p>
          </table:table-cell>
          <table:table-cell table:number-columns-repeated="2"/>
        </table:table-row>
        <table:table-row table:style-name="ro1">
          <table:table-cell office:value-type="float" office:value="9.94" calcext:value-type="float">
            <text:p>9,9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ABS([.$D$3]-[.A56])" office:value-type="float" office:value="4.5283" calcext:value-type="float">
            <text:p>4,5283</text:p>
          </table:table-cell>
          <table:table-cell table:number-columns-repeated="2"/>
        </table:table-row>
        <table:table-row table:style-name="ro1">
          <table:table-cell office:value-type="float" office:value="9.99" calcext:value-type="float">
            <text:p>9,99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BS([.$D$3]-[.A57])" office:value-type="float" office:value="4.5783" calcext:value-type="float">
            <text:p>4,5783</text:p>
          </table:table-cell>
          <table:table-cell table:number-columns-repeated="2"/>
        </table:table-row>
        <table:table-row table:style-name="ro1">
          <table:table-cell office:value-type="float" office:value="9.99" calcext:value-type="float">
            <text:p>9,99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ABS([.$D$3]-[.A58])" office:value-type="float" office:value="4.5783" calcext:value-type="float">
            <text:p>4,5783</text:p>
          </table:table-cell>
          <table:table-cell table:number-columns-repeated="2"/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ABS([.$D$3]-[.A59])" office:value-type="float" office:value="7.3783" calcext:value-type="float">
            <text:p>7,3783</text:p>
          </table:table-cell>
          <table:table-cell table:number-columns-repeated="2"/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ABS([.$D$3]-[.A60])" office:value-type="float" office:value="7.3783" calcext:value-type="float">
            <text:p>7,3783</text:p>
          </table:table-cell>
          <table:table-cell table:number-columns-repeated="2"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ABS([.$D$3]-[.A61])" office:value-type="float" office:value="7.4383" calcext:value-type="float">
            <text:p>7,4383</text:p>
          </table:table-cell>
          <table:table-cell table:number-columns-repeated="2"/>
        </table:table-row>
        <table:table-row table:style-name="ro1">
          <table:table-cell office:value-type="float" office:value="10.08" calcext:value-type="float">
            <text:p>10,0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ABS([.$D$3]-[.A62])" office:value-type="float" office:value="4.6683" calcext:value-type="float">
            <text:p>4,6683</text:p>
          </table:table-cell>
          <table:table-cell table:number-columns-repeated="2"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ABS([.$D$3]-[.A63])" office:value-type="float" office:value="7.4383" calcext:value-type="float">
            <text:p>7,4383</text:p>
          </table:table-cell>
          <table:table-cell table:number-columns-repeated="2"/>
        </table:table-row>
        <table:table-row table:style-name="ro1">
          <table:table-cell office:value-type="float" office:value="10.13" calcext:value-type="float">
            <text:p>10,13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ABS([.$D$3]-[.A64])" office:value-type="float" office:value="4.7183" calcext:value-type="float">
            <text:p>4,7183</text:p>
          </table:table-cell>
          <table:table-cell table:number-columns-repeated="2"/>
        </table:table-row>
        <table:table-row table:style-name="ro1">
          <table:table-cell office:value-type="float" office:value="12.91" calcext:value-type="float">
            <text:p>12,9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ABS([.$D$3]-[.A65])" office:value-type="float" office:value="7.4983" calcext:value-type="float">
            <text:p>7,4983</text:p>
          </table:table-cell>
          <table:table-cell table:number-columns-repeated="2"/>
        </table:table-row>
        <table:table-row table:style-name="ro1">
          <table:table-cell office:value-type="float" office:value="12.97" calcext:value-type="float">
            <text:p>12,9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ABS([.$D$3]-[.A66])" office:value-type="float" office:value="7.5583" calcext:value-type="float">
            <text:p>7,5583</text:p>
          </table:table-cell>
          <table:table-cell table:number-columns-repeated="2"/>
        </table:table-row>
        <table:table-row table:style-name="ro1">
          <table:table-cell office:value-type="float" office:value="12.97" calcext:value-type="float">
            <text:p>12,9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ABS([.$D$3]-[.A67])" office:value-type="float" office:value="7.5583" calcext:value-type="float">
            <text:p>7,5583</text:p>
          </table:table-cell>
          <table:table-cell table:number-columns-repeated="2"/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ABS([.$D$3]-[.A68])" office:value-type="float" office:value="7.6183" calcext:value-type="float">
            <text:p>7,6183</text:p>
          </table:table-cell>
          <table:table-cell table:number-columns-repeated="2"/>
        </table:table-row>
        <table:table-row table:style-name="ro1">
          <table:table-cell office:value-type="float" office:value="10.18" calcext:value-type="float">
            <text:p>10,1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ABS([.$D$3]-[.A69])" office:value-type="float" office:value="4.7683" calcext:value-type="float">
            <text:p>4,7683</text:p>
          </table:table-cell>
          <table:table-cell table:number-columns-repeated="2"/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ABS([.$D$3]-[.A70])" office:value-type="float" office:value="7.6183" calcext:value-type="float">
            <text:p>7,6183</text:p>
          </table:table-cell>
          <table:table-cell table:number-columns-repeated="2"/>
        </table:table-row>
        <table:table-row table:style-name="ro1">
          <table:table-cell office:value-type="float" office:value="10.23" calcext:value-type="float">
            <text:p>10,2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ABS([.$D$3]-[.A71])" office:value-type="float" office:value="4.8183" calcext:value-type="float">
            <text:p>4,8183</text:p>
          </table:table-cell>
          <table:table-cell table:number-columns-repeated="2"/>
        </table:table-row>
        <table:table-row table:style-name="ro1">
          <table:table-cell office:value-type="float" office:value="13.09" calcext:value-type="float">
            <text:p>13,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BS([.$D$3]-[.A72])" office:value-type="float" office:value="7.6783" calcext:value-type="float">
            <text:p>7,6783</text:p>
          </table:table-cell>
          <table:table-cell table:number-columns-repeated="2"/>
        </table:table-row>
        <table:table-row table:style-name="ro1">
          <table:table-cell office:value-type="float" office:value="10.27" calcext:value-type="float">
            <text:p>10,27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ABS([.$D$3]-[.A73])" office:value-type="float" office:value="4.8583" calcext:value-type="float">
            <text:p>4,8583</text:p>
          </table:table-cell>
          <table:table-cell table:number-columns-repeated="2"/>
        </table:table-row>
        <table:table-row table:style-name="ro1">
          <table:table-cell office:value-type="float" office:value="13.09" calcext:value-type="float">
            <text:p>13,0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ABS([.$D$3]-[.A74])" office:value-type="float" office:value="7.6783" calcext:value-type="float">
            <text:p>7,6783</text:p>
          </table:table-cell>
          <table:table-cell table:number-columns-repeated="2"/>
        </table:table-row>
        <table:table-row table:style-name="ro1">
          <table:table-cell office:value-type="float" office:value="13.15" calcext:value-type="float">
            <text:p>13,1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ABS([.$D$3]-[.A75])" office:value-type="float" office:value="7.7383" calcext:value-type="float">
            <text:p>7,7383</text:p>
          </table:table-cell>
          <table:table-cell table:number-columns-repeated="2"/>
        </table:table-row>
        <table:table-row table:style-name="ro1">
          <table:table-cell office:value-type="float" office:value="10.27" calcext:value-type="float">
            <text:p>10,2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ABS([.$D$3]-[.A76])" office:value-type="float" office:value="4.8583" calcext:value-type="float">
            <text:p>4,8583</text:p>
          </table:table-cell>
          <table:table-cell table:number-columns-repeated="2"/>
        </table:table-row>
        <table:table-row table:style-name="ro1">
          <table:table-cell office:value-type="float" office:value="13.21" calcext:value-type="float">
            <text:p>13,2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ABS([.$D$3]-[.A77])" office:value-type="float" office:value="7.7983" calcext:value-type="float">
            <text:p>7,7983</text:p>
          </table:table-cell>
          <table:table-cell table:number-columns-repeated="2"/>
        </table:table-row>
        <table:table-row table:style-name="ro1">
          <table:table-cell office:value-type="float" office:value="10.37" calcext:value-type="float">
            <text:p>10,37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ABS([.$D$3]-[.A78])" office:value-type="float" office:value="4.9583" calcext:value-type="float">
            <text:p>4,9583</text:p>
          </table:table-cell>
          <table:table-cell table:number-columns-repeated="2"/>
        </table:table-row>
        <table:table-row table:style-name="ro1">
          <table:table-cell office:value-type="float" office:value="13.21" calcext:value-type="float">
            <text:p>13,2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ABS([.$D$3]-[.A79])" office:value-type="float" office:value="7.7983" calcext:value-type="float">
            <text:p>7,7983</text:p>
          </table:table-cell>
          <table:table-cell table:number-columns-repeated="2"/>
        </table:table-row>
        <table:table-row table:style-name="ro1">
          <table:table-cell office:value-type="float" office:value="10.37" calcext:value-type="float">
            <text:p>10,37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BS([.$D$3]-[.A80])" office:value-type="float" office:value="4.9583" calcext:value-type="float">
            <text:p>4,9583</text:p>
          </table:table-cell>
          <table:table-cell table:number-columns-repeated="2"/>
        </table:table-row>
        <table:table-row table:style-name="ro1">
          <table:table-cell office:value-type="float" office:value="13.21" calcext:value-type="float">
            <text:p>13,2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ABS([.$D$3]-[.A81])" office:value-type="float" office:value="7.7983" calcext:value-type="float">
            <text:p>7,7983</text:p>
          </table:table-cell>
          <table:table-cell table:number-columns-repeated="2"/>
        </table:table-row>
        <table:table-row table:style-name="ro1">
          <table:table-cell office:value-type="float" office:value="13.27" calcext:value-type="float">
            <text:p>13,2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BS([.$D$3]-[.A82])" office:value-type="float" office:value="7.8583" calcext:value-type="float">
            <text:p>7,8583</text:p>
          </table:table-cell>
          <table:table-cell table:number-columns-repeated="2"/>
        </table:table-row>
        <table:table-row table:style-name="ro1">
          <table:table-cell office:value-type="float" office:value="10.37" calcext:value-type="float">
            <text:p>10,3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ABS([.$D$3]-[.A83])" office:value-type="float" office:value="4.9583" calcext:value-type="float">
            <text:p>4,9583</text:p>
          </table:table-cell>
          <table:table-cell table:number-columns-repeated="2"/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ABS([.$D$3]-[.A84])" office:value-type="float" office:value="7.9283" calcext:value-type="float">
            <text:p>7,9283</text:p>
          </table:table-cell>
          <table:table-cell table:number-columns-repeated="2"/>
        </table:table-row>
        <table:table-row table:style-name="ro1">
          <table:table-cell office:value-type="float" office:value="10.42" calcext:value-type="float">
            <text:p>10,4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ABS([.$D$3]-[.A85])" office:value-type="float" office:value="5.0083" calcext:value-type="float">
            <text:p>5,0083</text:p>
          </table:table-cell>
          <table:table-cell table:number-columns-repeated="2"/>
        </table:table-row>
        <table:table-row table:style-name="ro1">
          <table:table-cell office:value-type="float" office:value="13.27" calcext:value-type="float">
            <text:p>13,2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ABS([.$D$3]-[.A86])" office:value-type="float" office:value="7.8583" calcext:value-type="float">
            <text:p>7,8583</text:p>
          </table:table-cell>
          <table:table-cell table:number-columns-repeated="2"/>
        </table:table-row>
        <table:table-row table:style-name="ro1">
          <table:table-cell office:value-type="float" office:value="10.47" calcext:value-type="float">
            <text:p>10,4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ABS([.$D$3]-[.A87])" office:value-type="float" office:value="5.0583" calcext:value-type="float">
            <text:p>5,0583</text:p>
          </table:table-cell>
          <table:table-cell table:number-columns-repeated="2"/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ABS([.$D$3]-[.A88])" office:value-type="float" office:value="7.9283" calcext:value-type="float">
            <text:p>7,9283</text:p>
          </table:table-cell>
          <table:table-cell table:number-columns-repeated="2"/>
        </table:table-row>
        <table:table-row table:style-name="ro1">
          <table:table-cell office:value-type="float" office:value="13.46" calcext:value-type="float">
            <text:p>13,4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ABS([.$D$3]-[.A89])" office:value-type="float" office:value="8.0483" calcext:value-type="float">
            <text:p>8,0483</text:p>
          </table:table-cell>
          <table:table-cell table:number-columns-repeated="2"/>
        </table:table-row>
        <table:table-row table:style-name="ro1">
          <table:table-cell office:value-type="float" office:value="10.47" calcext:value-type="float">
            <text:p>10,47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ABS([.$D$3]-[.A90])" office:value-type="float" office:value="5.0583" calcext:value-type="float">
            <text:p>5,0583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ABS([.$D$3]-[.A91])" office:value-type="float" office:value="7.9883" calcext:value-type="float">
            <text:p>7,9883</text:p>
          </table:table-cell>
          <table:table-cell table:number-columns-repeated="2"/>
        </table:table-row>
        <table:table-row table:style-name="ro1">
          <table:table-cell office:value-type="float" office:value="10.52" calcext:value-type="float">
            <text:p>10,5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BS([.$D$3]-[.A92])" office:value-type="float" office:value="5.1083" calcext:value-type="float">
            <text:p>5,1083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ABS([.$D$3]-[.A93])" office:value-type="float" office:value="7.9883" calcext:value-type="float">
            <text:p>7,9883</text:p>
          </table:table-cell>
          <table:table-cell table:number-columns-repeated="2"/>
        </table:table-row>
        <table:table-row table:style-name="ro1">
          <table:table-cell office:value-type="float" office:value="10.57" calcext:value-type="float">
            <text:p>10,5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ABS([.$D$3]-[.A94])" office:value-type="float" office:value="5.1583" calcext:value-type="float">
            <text:p>5,1583</text:p>
          </table:table-cell>
          <table:table-cell table:number-columns-repeated="2"/>
        </table:table-row>
        <table:table-row table:style-name="ro1">
          <table:table-cell office:value-type="float" office:value="13.46" calcext:value-type="float">
            <text:p>13,46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ABS([.$D$3]-[.A95])" office:value-type="float" office:value="8.0483" calcext:value-type="float">
            <text:p>8,0483</text:p>
          </table:table-cell>
          <table:table-cell table:number-columns-repeated="2"/>
        </table:table-row>
        <table:table-row table:style-name="ro1">
          <table:table-cell office:value-type="float" office:value="13.52" calcext:value-type="float">
            <text:p>13,52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ABS([.$D$3]-[.A96])" office:value-type="float" office:value="8.1083" calcext:value-type="float">
            <text:p>8,1083</text:p>
          </table:table-cell>
          <table:table-cell table:number-columns-repeated="2"/>
        </table:table-row>
        <table:table-row table:style-name="ro1">
          <table:table-cell office:value-type="float" office:value="10.52" calcext:value-type="float">
            <text:p>10,5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BS([.$D$3]-[.A97])" office:value-type="float" office:value="5.1083" calcext:value-type="float">
            <text:p>5,1083</text:p>
          </table:table-cell>
          <table:table-cell table:number-columns-repeated="2"/>
        </table:table-row>
        <table:table-row table:style-name="ro1">
          <table:table-cell office:value-type="float" office:value="13.46" calcext:value-type="float">
            <text:p>13,46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ABS([.$D$3]-[.A98])" office:value-type="float" office:value="8.0483" calcext:value-type="float">
            <text:p>8,0483</text:p>
          </table:table-cell>
          <table:table-cell table:number-columns-repeated="2"/>
        </table:table-row>
        <table:table-row table:style-name="ro1">
          <table:table-cell office:value-type="float" office:value="10.57" calcext:value-type="float">
            <text:p>10,57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ABS([.$D$3]-[.A99])" office:value-type="float" office:value="5.1583" calcext:value-type="float">
            <text:p>5,1583</text:p>
          </table:table-cell>
          <table:table-cell table:number-columns-repeated="2"/>
        </table:table-row>
        <table:table-row table:style-name="ro1">
          <table:table-cell office:value-type="float" office:value="13.46" calcext:value-type="float">
            <text:p>13,46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ABS([.$D$3]-[.A100])" office:value-type="float" office:value="8.0483" calcext:value-type="float">
            <text:p>8,0483</text:p>
          </table:table-cell>
          <table:table-cell table:number-columns-repeated="2"/>
        </table:table-row>
        <table:table-row table:style-name="ro1">
          <table:table-cell office:value-type="float" office:value="10.61" calcext:value-type="float">
            <text:p>10,61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ABS([.$D$3]-[.A101])" office:value-type="float" office:value="5.1983" calcext:value-type="float">
            <text:p>5,1983</text:p>
          </table:table-cell>
          <table:table-cell table:number-columns-repeated="2"/>
        </table:table-row>
        <table:table-row table:style-name="ro1">
          <table:table-cell office:value-type="float" office:value="13.46" calcext:value-type="float">
            <text:p>13,4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$D$3]-[.A102])" office:value-type="float" office:value="8.0483" calcext:value-type="float">
            <text:p>8,0483</text:p>
          </table:table-cell>
          <table:table-cell table:number-columns-repeated="2"/>
        </table:table-row>
      </table:table>
      <table:table table:name="70" table:style-name="ta1">
        <table:shapes>
          <draw:frame draw:z-index="0" draw:style-name="gr1" draw:text-style-name="P1" svg:width="159.97mm" svg:height="90.04mm" svg:x="187.51mm" svg:y="11.43mm">
            <draw:object draw:notify-on-update-of-ranges="'70'.B3:'70'.B102 '70'.A3:'70'.A10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x_o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x_final</text:p>
          </table:table-cell>
          <table:table-cell office:value-type="string" calcext:value-type="string">
            <text:p>Lux_tau</text:p>
          </table:table-cell>
          <table:table-cell office:value-type="string" calcext:value-type="string">
            <text:p>Dist_tau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1" calcext:value-type="float">
            <text:p>1</text:p>
          </table:table-cell>
          <table:table-cell table:formula="of:=[.A31]" office:value-type="float" office:value="11.07" calcext:value-type="float">
            <text:p>11,07</text:p>
          </table:table-cell>
          <table:table-cell table:formula="of:=0.63*[.C3]" office:value-type="float" office:value="6.9741" calcext:value-type="float">
            <text:p>6,9741</text:p>
          </table:table-cell>
          <table:table-cell table:formula="of:=ABS([.$D$3]-[.A3])" office:value-type="float" office:value="6.6841" calcext:value-type="float">
            <text:p>6,6841</text:p>
          </table:table-cell>
          <table:table-cell table:formula="of:=MIN([.E3:.E102])" office:value-type="float" office:value="0.2959" calcext:value-type="float">
            <text:p>0,2959</text:p>
          </table:table-cell>
          <table:table-cell table:formula="of:=VLOOKUP([.F3]+[.D3];[.A3:.B102];2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$D$3]-[.A4])" office:value-type="float" office:value="6.2141" calcext:value-type="float">
            <text:p>6,2141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BS([.$D$3]-[.A5])" office:value-type="float" office:value="6.1241" calcext:value-type="float">
            <text:p>6,1241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$D$3]-[.A6])" office:value-type="float" office:value="6.0141" calcext:value-type="float">
            <text:p>6,014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BS([.$D$3]-[.A7])" office:value-type="float" office:value="6.3941" calcext:value-type="float">
            <text:p>6,3941</text:p>
          </table:table-cell>
          <table:table-cell table:number-columns-repeated="2"/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$D$3]-[.A8])" office:value-type="float" office:value="5.6541" calcext:value-type="float">
            <text:p>5,6541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BS([.$D$3]-[.A9])" office:value-type="float" office:value="6.0341" calcext:value-type="float">
            <text:p>6,0341</text:p>
          </table:table-cell>
          <table:table-cell table:number-columns-repeated="2"/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$D$3]-[.A10])" office:value-type="float" office:value="5.1541" calcext:value-type="float">
            <text:p>5,1541</text:p>
          </table:table-cell>
          <table:table-cell table:number-columns-repeated="2"/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BS([.$D$3]-[.A11])" office:value-type="float" office:value="5.5841" calcext:value-type="float">
            <text:p>5,5841</text:p>
          </table:table-cell>
          <table:table-cell table:number-columns-repeated="2"/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$D$3]-[.A12])" office:value-type="float" office:value="4.5341" calcext:value-type="float">
            <text:p>4,5341</text:p>
          </table:table-cell>
          <table:table-cell table:number-columns-repeated="2"/>
        </table:table-row>
        <table:table-row table:style-name="ro1">
          <table:table-cell office:value-type="float" office:value="4.11" calcext:value-type="float">
            <text:p>4,1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ABS([.$D$3]-[.A13])" office:value-type="float" office:value="2.8641" calcext:value-type="float">
            <text:p>2,8641</text:p>
          </table:table-cell>
          <table:table-cell table:number-columns-repeated="2"/>
        </table:table-row>
        <table:table-row table:style-name="ro1">
          <table:table-cell office:value-type="float" office:value="5.96" calcext:value-type="float">
            <text:p>5,9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$D$3]-[.A14])" office:value-type="float" office:value="1.0141" calcext:value-type="float">
            <text:p>1,0141</text:p>
          </table:table-cell>
          <table:table-cell table:number-columns-repeated="2"/>
        </table:table-row>
        <table:table-row table:style-name="ro1">
          <table:table-cell office:value-type="float" office:value="7.52" calcext:value-type="float">
            <text:p>7,5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ABS([.$D$3]-[.A15])" office:value-type="float" office:value="0.5459" calcext:value-type="float">
            <text:p>0,5459</text:p>
          </table:table-cell>
          <table:table-cell table:number-columns-repeated="2"/>
        </table:table-row>
        <table:table-row table:style-name="ro1">
          <table:table-cell office:value-type="float" office:value="7.27" calcext:value-type="float">
            <text:p>7,2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$D$3]-[.A16])" office:value-type="float" office:value="0.2959" calcext:value-type="float">
            <text:p>0,295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BS([.$D$3]-[.A17])" office:value-type="float" office:value="1.0259" calcext:value-type="float">
            <text:p>1,0259</text:p>
          </table:table-cell>
          <table:table-cell table:number-columns-repeated="2"/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$D$3]-[.A18])" office:value-type="float" office:value="1.5759" calcext:value-type="float">
            <text:p>1,5759</text:p>
          </table:table-cell>
          <table:table-cell table:number-columns-repeated="2"/>
        </table:table-row>
        <table:table-row table:style-name="ro1">
          <table:table-cell office:value-type="float" office:value="8.97" calcext:value-type="float">
            <text:p>8,9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ABS([.$D$3]-[.A19])" office:value-type="float" office:value="1.9959" calcext:value-type="float">
            <text:p>1,9959</text:p>
          </table:table-cell>
          <table:table-cell table:number-columns-repeated="2"/>
        </table:table-row>
        <table:table-row table:style-name="ro1">
          <table:table-cell office:value-type="float" office:value="9.27" calcext:value-type="float">
            <text:p>9,2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ABS([.$D$3]-[.A20])" office:value-type="float" office:value="2.2959" calcext:value-type="float">
            <text:p>2,2959</text:p>
          </table:table-cell>
          <table:table-cell table:number-columns-repeated="2"/>
        </table:table-row>
        <table:table-row table:style-name="ro1">
          <table:table-cell office:value-type="float" office:value="11.33" calcext:value-type="float">
            <text:p>11,3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ABS([.$D$3]-[.A21])" office:value-type="float" office:value="4.3559" calcext:value-type="float">
            <text:p>4,3559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BS([.$D$3]-[.A22])" office:value-type="float" office:value="4.6259" calcext:value-type="float">
            <text:p>4,6259</text:p>
          </table:table-cell>
          <table:table-cell table:number-columns-repeated="2"/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ABS([.$D$3]-[.A23])" office:value-type="float" office:value="4.8959" calcext:value-type="float">
            <text:p>4,8959</text:p>
          </table:table-cell>
          <table:table-cell table:number-columns-repeated="2"/>
        </table:table-row>
        <table:table-row table:style-name="ro1">
          <table:table-cell office:value-type="float" office:value="10.18" calcext:value-type="float">
            <text:p>10,1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ABS([.$D$3]-[.A24])" office:value-type="float" office:value="3.2059" calcext:value-type="float">
            <text:p>3,2059</text:p>
          </table:table-cell>
          <table:table-cell table:number-columns-repeated="2"/>
        </table:table-row>
        <table:table-row table:style-name="ro1">
          <table:table-cell office:value-type="float" office:value="12.26" calcext:value-type="float">
            <text:p>12,2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ABS([.$D$3]-[.A25])" office:value-type="float" office:value="5.2859" calcext:value-type="float">
            <text:p>5,2859</text:p>
          </table:table-cell>
          <table:table-cell table:number-columns-repeated="2"/>
        </table:table-row>
        <table:table-row table:style-name="ro1">
          <table:table-cell office:value-type="float" office:value="10.52" calcext:value-type="float">
            <text:p>10,5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ABS([.$D$3]-[.A26])" office:value-type="float" office:value="3.5459" calcext:value-type="float">
            <text:p>3,5459</text:p>
          </table:table-cell>
          <table:table-cell table:number-columns-repeated="2"/>
        </table:table-row>
        <table:table-row table:style-name="ro1">
          <table:table-cell office:value-type="float" office:value="12.61" calcext:value-type="float">
            <text:p>12,6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ABS([.$D$3]-[.A27])" office:value-type="float" office:value="5.6359" calcext:value-type="float">
            <text:p>5,6359</text:p>
          </table:table-cell>
          <table:table-cell table:number-columns-repeated="2"/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ABS([.$D$3]-[.A28])" office:value-type="float" office:value="5.8159" calcext:value-type="float">
            <text:p>5,8159</text:p>
          </table:table-cell>
          <table:table-cell table:number-columns-repeated="2"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ABS([.$D$3]-[.A29])" office:value-type="float" office:value="5.8759" calcext:value-type="float">
            <text:p>5,8759</text:p>
          </table:table-cell>
          <table:table-cell table:number-columns-repeated="2"/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ABS([.$D$3]-[.A30])" office:value-type="float" office:value="6.0559" calcext:value-type="float">
            <text:p>6,0559</text:p>
          </table:table-cell>
          <table:table-cell table:number-columns-repeated="2"/>
        </table:table-row>
        <table:table-row table:style-name="ro1">
          <table:table-cell office:value-type="float" office:value="11.07" calcext:value-type="float">
            <text:p>11,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ABS([.$D$3]-[.A31])" office:value-type="float" office:value="4.0959" calcext:value-type="float">
            <text:p>4,0959</text:p>
          </table:table-cell>
          <table:table-cell table:number-columns-repeated="2"/>
        </table:table-row>
        <table:table-row table:style-name="ro1">
          <table:table-cell office:value-type="float" office:value="13.21" calcext:value-type="float">
            <text:p>13,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BS([.$D$3]-[.A32])" office:value-type="float" office:value="6.2359" calcext:value-type="float">
            <text:p>6,2359</text:p>
          </table:table-cell>
          <table:table-cell table:number-columns-repeated="2"/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ABS([.$D$3]-[.A33])" office:value-type="float" office:value="4.2559" calcext:value-type="float">
            <text:p>4,2559</text:p>
          </table:table-cell>
          <table:table-cell table:number-columns-repeated="2"/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$D$3]-[.A34])" office:value-type="float" office:value="6.3659" calcext:value-type="float">
            <text:p>6,3659</text:p>
          </table:table-cell>
          <table:table-cell table:number-columns-repeated="2"/>
        </table:table-row>
        <table:table-row table:style-name="ro1">
          <table:table-cell office:value-type="float" office:value="11.38" calcext:value-type="float">
            <text:p>11,3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ABS([.$D$3]-[.A35])" office:value-type="float" office:value="4.4059" calcext:value-type="float">
            <text:p>4,4059</text:p>
          </table:table-cell>
          <table:table-cell table:number-columns-repeated="2"/>
        </table:table-row>
        <table:table-row table:style-name="ro1">
          <table:table-cell office:value-type="float" office:value="13.52" calcext:value-type="float">
            <text:p>13,5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BS([.$D$3]-[.A36])" office:value-type="float" office:value="6.5459" calcext:value-type="float">
            <text:p>6,5459</text:p>
          </table:table-cell>
          <table:table-cell table:number-columns-repeated="2"/>
        </table:table-row>
        <table:table-row table:style-name="ro1">
          <table:table-cell office:value-type="float" office:value="13.65" calcext:value-type="float">
            <text:p>13,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BS([.$D$3]-[.A37])" office:value-type="float" office:value="6.6759" calcext:value-type="float">
            <text:p>6,6759</text:p>
          </table:table-cell>
          <table:table-cell table:number-columns-repeated="2"/>
        </table:table-row>
        <table:table-row table:style-name="ro1">
          <table:table-cell office:value-type="float" office:value="13.72" calcext:value-type="float">
            <text:p>13,7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ABS([.$D$3]-[.A38])" office:value-type="float" office:value="6.7459" calcext:value-type="float">
            <text:p>6,7459</text:p>
          </table:table-cell>
          <table:table-cell table:number-columns-repeated="2"/>
        </table:table-row>
        <table:table-row table:style-name="ro1">
          <table:table-cell office:value-type="float" office:value="13.78" calcext:value-type="float">
            <text:p>13,7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ABS([.$D$3]-[.A39])" office:value-type="float" office:value="6.8059" calcext:value-type="float">
            <text:p>6,8059</text:p>
          </table:table-cell>
          <table:table-cell table:number-columns-repeated="2"/>
        </table:table-row>
        <table:table-row table:style-name="ro1">
          <table:table-cell office:value-type="float" office:value="11.71" calcext:value-type="float">
            <text:p>11,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BS([.$D$3]-[.A40])" office:value-type="float" office:value="4.7359" calcext:value-type="float">
            <text:p>4,7359</text:p>
          </table:table-cell>
          <table:table-cell table:number-columns-repeated="2"/>
        </table:table-row>
        <table:table-row table:style-name="ro1">
          <table:table-cell office:value-type="float" office:value="13.84" calcext:value-type="float">
            <text:p>13,8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ABS([.$D$3]-[.A41])" office:value-type="float" office:value="6.8659" calcext:value-type="float">
            <text:p>6,8659</text:p>
          </table:table-cell>
          <table:table-cell table:number-columns-repeated="2"/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ABS([.$D$3]-[.A42])" office:value-type="float" office:value="4.8459" calcext:value-type="float">
            <text:p>4,8459</text:p>
          </table:table-cell>
          <table:table-cell table:number-columns-repeated="2"/>
        </table:table-row>
        <table:table-row table:style-name="ro1">
          <table:table-cell office:value-type="float" office:value="13.97" calcext:value-type="float">
            <text:p>13,9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BS([.$D$3]-[.A43])" office:value-type="float" office:value="6.9959" calcext:value-type="float">
            <text:p>6,9959</text:p>
          </table:table-cell>
          <table:table-cell table:number-columns-repeated="2"/>
        </table:table-row>
        <table:table-row table:style-name="ro1">
          <table:table-cell office:value-type="float" office:value="14.04" calcext:value-type="float">
            <text:p>14,0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BS([.$D$3]-[.A44])" office:value-type="float" office:value="7.0659" calcext:value-type="float">
            <text:p>7,0659</text:p>
          </table:table-cell>
          <table:table-cell table:number-columns-repeated="2"/>
        </table:table-row>
        <table:table-row table:style-name="ro1">
          <table:table-cell office:value-type="float" office:value="14.11" calcext:value-type="float">
            <text:p>14,1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BS([.$D$3]-[.A45])" office:value-type="float" office:value="7.1359" calcext:value-type="float">
            <text:p>7,1359</text:p>
          </table:table-cell>
          <table:table-cell table:number-columns-repeated="2"/>
        </table:table-row>
        <table:table-row table:style-name="ro1">
          <table:table-cell office:value-type="float" office:value="14.11" calcext:value-type="float">
            <text:p>14,1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BS([.$D$3]-[.A46])" office:value-type="float" office:value="7.1359" calcext:value-type="float">
            <text:p>7,1359</text:p>
          </table:table-cell>
          <table:table-cell table:number-columns-repeated="2"/>
        </table:table-row>
        <table:table-row table:style-name="ro1">
          <table:table-cell office:value-type="float" office:value="11.98" calcext:value-type="float">
            <text:p>11,9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BS([.$D$3]-[.A47])" office:value-type="float" office:value="5.0059" calcext:value-type="float">
            <text:p>5,0059</text:p>
          </table:table-cell>
          <table:table-cell table:number-columns-repeated="2"/>
        </table:table-row>
        <table:table-row table:style-name="ro1">
          <table:table-cell office:value-type="float" office:value="14.17" calcext:value-type="float">
            <text:p>14,1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BS([.$D$3]-[.A48])" office:value-type="float" office:value="7.1959" calcext:value-type="float">
            <text:p>7,1959</text:p>
          </table:table-cell>
          <table:table-cell table:number-columns-repeated="2"/>
        </table:table-row>
        <table:table-row table:style-name="ro1">
          <table:table-cell office:value-type="float" office:value="12.09" calcext:value-type="float">
            <text:p>12,0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BS([.$D$3]-[.A49])" office:value-type="float" office:value="5.1159" calcext:value-type="float">
            <text:p>5,1159</text:p>
          </table:table-cell>
          <table:table-cell table:number-columns-repeated="2"/>
        </table:table-row>
        <table:table-row table:style-name="ro1">
          <table:table-cell office:value-type="float" office:value="14.31" calcext:value-type="float">
            <text:p>14,3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ABS([.$D$3]-[.A50])" office:value-type="float" office:value="7.3359" calcext:value-type="float">
            <text:p>7,3359</text:p>
          </table:table-cell>
          <table:table-cell table:number-columns-repeated="2"/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BS([.$D$3]-[.A51])" office:value-type="float" office:value="7.3959" calcext:value-type="float">
            <text:p>7,3959</text:p>
          </table:table-cell>
          <table:table-cell table:number-columns-repeated="2"/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BS([.$D$3]-[.A52])" office:value-type="float" office:value="7.3959" calcext:value-type="float">
            <text:p>7,3959</text:p>
          </table:table-cell>
          <table:table-cell table:number-columns-repeated="2"/>
        </table:table-row>
        <table:table-row table:style-name="ro1">
          <table:table-cell office:value-type="float" office:value="14.44" calcext:value-type="float">
            <text:p>14,44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BS([.$D$3]-[.A53])" office:value-type="float" office:value="7.4659" calcext:value-type="float">
            <text:p>7,4659</text:p>
          </table:table-cell>
          <table:table-cell table:number-columns-repeated="2"/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ABS([.$D$3]-[.A54])" office:value-type="float" office:value="5.2359" calcext:value-type="float">
            <text:p>5,2359</text:p>
          </table:table-cell>
          <table:table-cell table:number-columns-repeated="2"/>
        </table:table-row>
        <table:table-row table:style-name="ro1">
          <table:table-cell office:value-type="float" office:value="14.51" calcext:value-type="float">
            <text:p>14,5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ABS([.$D$3]-[.A55])" office:value-type="float" office:value="7.5359" calcext:value-type="float">
            <text:p>7,5359</text:p>
          </table:table-cell>
          <table:table-cell table:number-columns-repeated="2"/>
        </table:table-row>
        <table:table-row table:style-name="ro1">
          <table:table-cell office:value-type="float" office:value="12.32" calcext:value-type="float">
            <text:p>12,3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ABS([.$D$3]-[.A56])" office:value-type="float" office:value="5.3459" calcext:value-type="float">
            <text:p>5,3459</text:p>
          </table:table-cell>
          <table:table-cell table:number-columns-repeated="2"/>
        </table:table-row>
        <table:table-row table:style-name="ro1">
          <table:table-cell office:value-type="float" office:value="14.51" calcext:value-type="float">
            <text:p>14,5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BS([.$D$3]-[.A57])" office:value-type="float" office:value="7.5359" calcext:value-type="float">
            <text:p>7,5359</text:p>
          </table:table-cell>
          <table:table-cell table:number-columns-repeated="2"/>
        </table:table-row>
        <table:table-row table:style-name="ro1">
          <table:table-cell office:value-type="float" office:value="14.65" calcext:value-type="float">
            <text:p>14,6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ABS([.$D$3]-[.A58])" office:value-type="float" office:value="7.6759" calcext:value-type="float">
            <text:p>7,6759</text:p>
          </table:table-cell>
          <table:table-cell table:number-columns-repeated="2"/>
        </table:table-row>
        <table:table-row table:style-name="ro1">
          <table:table-cell office:value-type="float" office:value="14.58" calcext:value-type="float">
            <text:p>14,5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ABS([.$D$3]-[.A59])" office:value-type="float" office:value="7.6059" calcext:value-type="float">
            <text:p>7,6059</text:p>
          </table:table-cell>
          <table:table-cell table:number-columns-repeated="2"/>
        </table:table-row>
        <table:table-row table:style-name="ro1">
          <table:table-cell office:value-type="float" office:value="14.65" calcext:value-type="float">
            <text:p>14,6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ABS([.$D$3]-[.A60])" office:value-type="float" office:value="7.6759" calcext:value-type="float">
            <text:p>7,6759</text:p>
          </table:table-cell>
          <table:table-cell table:number-columns-repeated="2"/>
        </table:table-row>
        <table:table-row table:style-name="ro1">
          <table:table-cell office:value-type="float" office:value="12.38" calcext:value-type="float">
            <text:p>12,3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ABS([.$D$3]-[.A61])" office:value-type="float" office:value="5.4059" calcext:value-type="float">
            <text:p>5,4059</text:p>
          </table:table-cell>
          <table:table-cell table:number-columns-repeated="2"/>
        </table:table-row>
        <table:table-row table:style-name="ro1">
          <table:table-cell office:value-type="float" office:value="14.65" calcext:value-type="float">
            <text:p>14,6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ABS([.$D$3]-[.A62])" office:value-type="float" office:value="7.6759" calcext:value-type="float">
            <text:p>7,6759</text:p>
          </table:table-cell>
          <table:table-cell table:number-columns-repeated="2"/>
        </table:table-row>
        <table:table-row table:style-name="ro1">
          <table:table-cell office:value-type="float" office:value="12.44" calcext:value-type="float">
            <text:p>12,44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ABS([.$D$3]-[.A63])" office:value-type="float" office:value="5.4659" calcext:value-type="float">
            <text:p>5,4659</text:p>
          </table:table-cell>
          <table:table-cell table:number-columns-repeated="2"/>
        </table:table-row>
        <table:table-row table:style-name="ro1">
          <table:table-cell office:value-type="float" office:value="14.71" calcext:value-type="float">
            <text:p>14,7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ABS([.$D$3]-[.A64])" office:value-type="float" office:value="7.7359" calcext:value-type="float">
            <text:p>7,7359</text:p>
          </table:table-cell>
          <table:table-cell table:number-columns-repeated="2"/>
        </table:table-row>
        <table:table-row table:style-name="ro1">
          <table:table-cell office:value-type="float" office:value="14.78" calcext:value-type="float">
            <text:p>14,7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ABS([.$D$3]-[.A65])" office:value-type="float" office:value="7.8059" calcext:value-type="float">
            <text:p>7,8059</text:p>
          </table:table-cell>
          <table:table-cell table:number-columns-repeated="2"/>
        </table:table-row>
        <table:table-row table:style-name="ro1">
          <table:table-cell office:value-type="float" office:value="14.78" calcext:value-type="float">
            <text:p>14,7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ABS([.$D$3]-[.A66])" office:value-type="float" office:value="7.8059" calcext:value-type="float">
            <text:p>7,8059</text:p>
          </table:table-cell>
          <table:table-cell table:number-columns-repeated="2"/>
        </table:table-row>
        <table:table-row table:style-name="ro1">
          <table:table-cell office:value-type="float" office:value="14.78" calcext:value-type="float">
            <text:p>14,7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ABS([.$D$3]-[.A67])" office:value-type="float" office:value="7.8059" calcext:value-type="float">
            <text:p>7,8059</text:p>
          </table:table-cell>
          <table:table-cell table:number-columns-repeated="2"/>
        </table:table-row>
        <table:table-row table:style-name="ro1">
          <table:table-cell office:value-type="float" office:value="12.55" calcext:value-type="float">
            <text:p>12,5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ABS([.$D$3]-[.A68])" office:value-type="float" office:value="5.5759" calcext:value-type="float">
            <text:p>5,5759</text:p>
          </table:table-cell>
          <table:table-cell table:number-columns-repeated="2"/>
        </table:table-row>
        <table:table-row table:style-name="ro1">
          <table:table-cell office:value-type="float" office:value="14.85" calcext:value-type="float">
            <text:p>14,8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ABS([.$D$3]-[.A69])" office:value-type="float" office:value="7.8759" calcext:value-type="float">
            <text:p>7,8759</text:p>
          </table:table-cell>
          <table:table-cell table:number-columns-repeated="2"/>
        </table:table-row>
        <table:table-row table:style-name="ro1">
          <table:table-cell office:value-type="float" office:value="12.61" calcext:value-type="float">
            <text:p>12,61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ABS([.$D$3]-[.A70])" office:value-type="float" office:value="5.6359" calcext:value-type="float">
            <text:p>5,6359</text:p>
          </table:table-cell>
          <table:table-cell table:number-columns-repeated="2"/>
        </table:table-row>
        <table:table-row table:style-name="ro1">
          <table:table-cell office:value-type="float" office:value="14.92" calcext:value-type="float">
            <text:p>14,9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ABS([.$D$3]-[.A71])" office:value-type="float" office:value="7.9459" calcext:value-type="float">
            <text:p>7,9459</text:p>
          </table:table-cell>
          <table:table-cell table:number-columns-repeated="2"/>
        </table:table-row>
        <table:table-row table:style-name="ro1">
          <table:table-cell office:value-type="float" office:value="14.92" calcext:value-type="float">
            <text:p>14,92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BS([.$D$3]-[.A72])" office:value-type="float" office:value="7.9459" calcext:value-type="float">
            <text:p>7,9459</text:p>
          </table:table-cell>
          <table:table-cell table:number-columns-repeated="2"/>
        </table:table-row>
        <table:table-row table:style-name="ro1">
          <table:table-cell office:value-type="float" office:value="14.92" calcext:value-type="float">
            <text:p>14,9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ABS([.$D$3]-[.A73])" office:value-type="float" office:value="7.9459" calcext:value-type="float">
            <text:p>7,9459</text:p>
          </table:table-cell>
          <table:table-cell table:number-columns-repeated="2"/>
        </table:table-row>
        <table:table-row table:style-name="ro1">
          <table:table-cell office:value-type="float" office:value="14.99" calcext:value-type="float">
            <text:p>14,9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ABS([.$D$3]-[.A74])" office:value-type="float" office:value="8.0159" calcext:value-type="float">
            <text:p>8,0159</text:p>
          </table:table-cell>
          <table:table-cell table:number-columns-repeated="2"/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ABS([.$D$3]-[.A75])" office:value-type="float" office:value="5.6959" calcext:value-type="float">
            <text:p>5,6959</text:p>
          </table:table-cell>
          <table:table-cell table:number-columns-repeated="2"/>
        </table:table-row>
        <table:table-row table:style-name="ro1">
          <table:table-cell office:value-type="float" office:value="14.99" calcext:value-type="float">
            <text:p>14,9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ABS([.$D$3]-[.A76])" office:value-type="float" office:value="8.0159" calcext:value-type="float">
            <text:p>8,0159</text:p>
          </table:table-cell>
          <table:table-cell table:number-columns-repeated="2"/>
        </table:table-row>
        <table:table-row table:style-name="ro1">
          <table:table-cell office:value-type="float" office:value="12.73" calcext:value-type="float">
            <text:p>12,7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ABS([.$D$3]-[.A77])" office:value-type="float" office:value="5.7559" calcext:value-type="float">
            <text:p>5,7559</text:p>
          </table:table-cell>
          <table:table-cell table:number-columns-repeated="2"/>
        </table:table-row>
        <table:table-row table:style-name="ro1">
          <table:table-cell office:value-type="float" office:value="14.99" calcext:value-type="float">
            <text:p>14,9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ABS([.$D$3]-[.A78])" office:value-type="float" office:value="8.0159" calcext:value-type="float">
            <text:p>8,0159</text:p>
          </table:table-cell>
          <table:table-cell table:number-columns-repeated="2"/>
        </table:table-row>
        <table:table-row table:style-name="ro1">
          <table:table-cell office:value-type="float" office:value="15.06" calcext:value-type="float">
            <text:p>15,0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ABS([.$D$3]-[.A79])" office:value-type="float" office:value="8.0859" calcext:value-type="float">
            <text:p>8,0859</text:p>
          </table:table-cell>
          <table:table-cell table:number-columns-repeated="2"/>
        </table:table-row>
        <table:table-row table:style-name="ro1">
          <table:table-cell office:value-type="float" office:value="15.06" calcext:value-type="float">
            <text:p>15,0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BS([.$D$3]-[.A80])" office:value-type="float" office:value="8.0859" calcext:value-type="float">
            <text:p>8,0859</text:p>
          </table:table-cell>
          <table:table-cell table:number-columns-repeated="2"/>
        </table:table-row>
        <table:table-row table:style-name="ro1">
          <table:table-cell office:value-type="float" office:value="15.13" calcext:value-type="float">
            <text:p>15,1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ABS([.$D$3]-[.A81])" office:value-type="float" office:value="8.1559" calcext:value-type="float">
            <text:p>8,1559</text:p>
          </table:table-cell>
          <table:table-cell table:number-columns-repeated="2"/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BS([.$D$3]-[.A82])" office:value-type="float" office:value="5.8159" calcext:value-type="float">
            <text:p>5,8159</text:p>
          </table:table-cell>
          <table:table-cell table:number-columns-repeated="2"/>
        </table:table-row>
        <table:table-row table:style-name="ro1">
          <table:table-cell office:value-type="float" office:value="15.06" calcext:value-type="float">
            <text:p>15,0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ABS([.$D$3]-[.A83])" office:value-type="float" office:value="8.0859" calcext:value-type="float">
            <text:p>8,0859</text:p>
          </table:table-cell>
          <table:table-cell table:number-columns-repeated="2"/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ABS([.$D$3]-[.A84])" office:value-type="float" office:value="5.8159" calcext:value-type="float">
            <text:p>5,8159</text:p>
          </table:table-cell>
          <table:table-cell table:number-columns-repeated="2"/>
        </table:table-row>
        <table:table-row table:style-name="ro1">
          <table:table-cell office:value-type="float" office:value="15.13" calcext:value-type="float">
            <text:p>15,1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ABS([.$D$3]-[.A85])" office:value-type="float" office:value="8.1559" calcext:value-type="float">
            <text:p>8,1559</text:p>
          </table:table-cell>
          <table:table-cell table:number-columns-repeated="2"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ABS([.$D$3]-[.A86])" office:value-type="float" office:value="5.8759" calcext:value-type="float">
            <text:p>5,8759</text:p>
          </table:table-cell>
          <table:table-cell table:number-columns-repeated="2"/>
        </table:table-row>
        <table:table-row table:style-name="ro1">
          <table:table-cell office:value-type="float" office:value="15.13" calcext:value-type="float">
            <text:p>15,1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ABS([.$D$3]-[.A87])" office:value-type="float" office:value="8.1559" calcext:value-type="float">
            <text:p>8,1559</text:p>
          </table:table-cell>
          <table:table-cell table:number-columns-repeated="2"/>
        </table:table-row>
        <table:table-row table:style-name="ro1">
          <table:table-cell office:value-type="float" office:value="15.21" calcext:value-type="float">
            <text:p>15,21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ABS([.$D$3]-[.A88])" office:value-type="float" office:value="8.2359" calcext:value-type="float">
            <text:p>8,2359</text:p>
          </table:table-cell>
          <table:table-cell table:number-columns-repeated="2"/>
        </table:table-row>
        <table:table-row table:style-name="ro1">
          <table:table-cell office:value-type="float" office:value="15.21" calcext:value-type="float">
            <text:p>15,21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ABS([.$D$3]-[.A89])" office:value-type="float" office:value="8.2359" calcext:value-type="float">
            <text:p>8,2359</text:p>
          </table:table-cell>
          <table:table-cell table:number-columns-repeated="2"/>
        </table:table-row>
        <table:table-row table:style-name="ro1">
          <table:table-cell office:value-type="float" office:value="15.21" calcext:value-type="float">
            <text:p>15,21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ABS([.$D$3]-[.A90])" office:value-type="float" office:value="8.2359" calcext:value-type="float">
            <text:p>8,2359</text:p>
          </table:table-cell>
          <table:table-cell table:number-columns-repeated="2"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ABS([.$D$3]-[.A91])" office:value-type="float" office:value="5.8759" calcext:value-type="float">
            <text:p>5,8759</text:p>
          </table:table-cell>
          <table:table-cell table:number-columns-repeated="2"/>
        </table:table-row>
        <table:table-row table:style-name="ro1">
          <table:table-cell office:value-type="float" office:value="15.21" calcext:value-type="float">
            <text:p>15,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BS([.$D$3]-[.A92])" office:value-type="float" office:value="8.2359" calcext:value-type="float">
            <text:p>8,2359</text:p>
          </table:table-cell>
          <table:table-cell table:number-columns-repeated="2"/>
        </table:table-row>
        <table:table-row table:style-name="ro1">
          <table:table-cell office:value-type="float" office:value="12.91" calcext:value-type="float">
            <text:p>12,9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ABS([.$D$3]-[.A93])" office:value-type="float" office:value="5.9359" calcext:value-type="float">
            <text:p>5,9359</text:p>
          </table:table-cell>
          <table:table-cell table:number-columns-repeated="2"/>
        </table:table-row>
        <table:table-row table:style-name="ro1">
          <table:table-cell office:value-type="float" office:value="15.21" calcext:value-type="float">
            <text:p>15,21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ABS([.$D$3]-[.A94])" office:value-type="float" office:value="8.2359" calcext:value-type="float">
            <text:p>8,2359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,2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ABS([.$D$3]-[.A95])" office:value-type="float" office:value="8.3059" calcext:value-type="float">
            <text:p>8,3059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,28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ABS([.$D$3]-[.A96])" office:value-type="float" office:value="8.3059" calcext:value-type="float">
            <text:p>8,3059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,2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BS([.$D$3]-[.A97])" office:value-type="float" office:value="8.3059" calcext:value-type="float">
            <text:p>8,3059</text:p>
          </table:table-cell>
          <table:table-cell table:number-columns-repeated="2"/>
        </table:table-row>
        <table:table-row table:style-name="ro1">
          <table:table-cell office:value-type="float" office:value="12.97" calcext:value-type="float">
            <text:p>12,97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ABS([.$D$3]-[.A98])" office:value-type="float" office:value="5.9959" calcext:value-type="float">
            <text:p>5,9959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,28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ABS([.$D$3]-[.A99])" office:value-type="float" office:value="8.3059" calcext:value-type="float">
            <text:p>8,3059</text:p>
          </table:table-cell>
          <table:table-cell table:number-columns-repeated="2"/>
        </table:table-row>
        <table:table-row table:style-name="ro1">
          <table:table-cell office:value-type="float" office:value="12.97" calcext:value-type="float">
            <text:p>12,97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ABS([.$D$3]-[.A100])" office:value-type="float" office:value="5.9959" calcext:value-type="float">
            <text:p>5,9959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,2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ABS([.$D$3]-[.A101])" office:value-type="float" office:value="8.3059" calcext:value-type="float">
            <text:p>8,3059</text:p>
          </table:table-cell>
          <table:table-cell table:number-columns-repeated="2"/>
        </table:table-row>
        <table:table-row table:style-name="ro1">
          <table:table-cell office:value-type="float" office:value="15.35" calcext:value-type="float">
            <text:p>15,3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$D$3]-[.A102])" office:value-type="float" office:value="8.3759" calcext:value-type="float">
            <text:p>8,3759</text:p>
          </table:table-cell>
          <table:table-cell table:number-columns-repeated="2"/>
        </table:table-row>
      </table:table>
      <table:table table:name="80" table:style-name="ta1">
        <table:shapes>
          <draw:frame draw:z-index="0" draw:style-name="gr1" draw:text-style-name="P1" svg:width="159.97mm" svg:height="90.04mm" svg:x="184.22mm" svg:y="6.11mm">
            <draw:object draw:notify-on-update-of-ranges="'80'.B3:'80'.B102 '80'.A3:'80'.A10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x_o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x_final</text:p>
          </table:table-cell>
          <table:table-cell office:value-type="string" calcext:value-type="string">
            <text:p>Lux_tau</text:p>
          </table:table-cell>
          <table:table-cell office:value-type="string" calcext:value-type="string">
            <text:p>Dist_tau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  <table:table-cell table:formula="of:=[.A31]" office:value-type="float" office:value="12.49" calcext:value-type="float">
            <text:p>12,49</text:p>
          </table:table-cell>
          <table:table-cell table:formula="of:=0.63*[.C3]" office:value-type="float" office:value="7.8687" calcext:value-type="float">
            <text:p>7,8687</text:p>
          </table:table-cell>
          <table:table-cell table:formula="of:=ABS([.$D$3]-[.A3])" office:value-type="float" office:value="7.3287" calcext:value-type="float">
            <text:p>7,3287</text:p>
          </table:table-cell>
          <table:table-cell table:formula="of:=MIN([.E3:.E102])" office:value-type="float" office:value="0.721299999999999" calcext:value-type="float">
            <text:p>0,721299999999999</text:p>
          </table:table-cell>
          <table:table-cell table:formula="of:=VLOOKUP([.F3]+[.D3];[.A3:.B102];2;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$D$3]-[.A4])" office:value-type="float" office:value="7.2687" calcext:value-type="float">
            <text:p>7,268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BS([.$D$3]-[.A5])" office:value-type="float" office:value="7.1687" calcext:value-type="float">
            <text:p>7,1687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$D$3]-[.A6])" office:value-type="float" office:value="7.0087" calcext:value-type="float">
            <text:p>7,0087</text:p>
          </table:table-cell>
          <table:table-cell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BS([.$D$3]-[.A7])" office:value-type="float" office:value="6.8187" calcext:value-type="float">
            <text:p>6,8187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$D$3]-[.A8])" office:value-type="float" office:value="6.9687" calcext:value-type="float">
            <text:p>6,9687</text:p>
          </table:table-cell>
          <table:table-cell table:number-columns-repeated="2"/>
        </table:table-row>
        <table:table-row table:style-name="ro1">
          <table:table-cell office:value-type="float" office:value="1.59" calcext:value-type="float">
            <text:p>1,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BS([.$D$3]-[.A9])" office:value-type="float" office:value="6.2787" calcext:value-type="float">
            <text:p>6,2787</text:p>
          </table:table-cell>
          <table:table-cell table:number-columns-repeated="2"/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$D$3]-[.A10])" office:value-type="float" office:value="6.4487" calcext:value-type="float">
            <text:p>6,4487</text:p>
          </table:table-cell>
          <table:table-cell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BS([.$D$3]-[.A11])" office:value-type="float" office:value="5.6187" calcext:value-type="float">
            <text:p>5,6187</text:p>
          </table:table-cell>
          <table:table-cell table:number-columns-repeated="2"/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$D$3]-[.A12])" office:value-type="float" office:value="5.2187" calcext:value-type="float">
            <text:p>5,2187</text:p>
          </table:table-cell>
          <table:table-cell table:number-columns-repeated="2"/>
        </table:table-row>
        <table:table-row table:style-name="ro1">
          <table:table-cell office:value-type="float" office:value="4.87" calcext:value-type="float">
            <text:p>4,8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ABS([.$D$3]-[.A13])" office:value-type="float" office:value="2.9987" calcext:value-type="float">
            <text:p>2,9987</text:p>
          </table:table-cell>
          <table:table-cell table:number-columns-repeated="2"/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$D$3]-[.A14])" office:value-type="float" office:value="0.908700000000001" calcext:value-type="float">
            <text:p>0,908700000000001</text:p>
          </table:table-cell>
          <table:table-cell table:number-columns-repeated="2"/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ABS([.$D$3]-[.A15])" office:value-type="float" office:value="0.721299999999999" calcext:value-type="float">
            <text:p>0,721299999999999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$D$3]-[.A16])" office:value-type="float" office:value="1.9313" calcext:value-type="float">
            <text:p>1,9313</text:p>
          </table:table-cell>
          <table:table-cell table:number-columns-repeated="2"/>
        </table:table-row>
        <table:table-row table:style-name="ro1">
          <table:table-cell office:value-type="float" office:value="10.71" calcext:value-type="float">
            <text:p>10,7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BS([.$D$3]-[.A17])" office:value-type="float" office:value="2.8413" calcext:value-type="float">
            <text:p>2,8413</text:p>
          </table:table-cell>
          <table:table-cell table:number-columns-repeated="2"/>
        </table:table-row>
        <table:table-row table:style-name="ro1">
          <table:table-cell office:value-type="float" office:value="9.71" calcext:value-type="float">
            <text:p>9,7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$D$3]-[.A18])" office:value-type="float" office:value="1.8413" calcext:value-type="float">
            <text:p>1,8413</text:p>
          </table:table-cell>
          <table:table-cell table:number-columns-repeated="2"/>
        </table:table-row>
        <table:table-row table:style-name="ro1">
          <table:table-cell office:value-type="float" office:value="11.98" calcext:value-type="float">
            <text:p>11,9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ABS([.$D$3]-[.A19])" office:value-type="float" office:value="4.1113" calcext:value-type="float">
            <text:p>4,1113</text:p>
          </table:table-cell>
          <table:table-cell table:number-columns-repeated="2"/>
        </table:table-row>
        <table:table-row table:style-name="ro1">
          <table:table-cell office:value-type="float" office:value="12.44" calcext:value-type="float">
            <text:p>12,4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ABS([.$D$3]-[.A20])" office:value-type="float" office:value="4.5713" calcext:value-type="float">
            <text:p>4,5713</text:p>
          </table:table-cell>
          <table:table-cell table:number-columns-repeated="2"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ABS([.$D$3]-[.A21])" office:value-type="float" office:value="4.9813" calcext:value-type="float">
            <text:p>4,9813</text:p>
          </table:table-cell>
          <table:table-cell table:number-columns-repeated="2"/>
        </table:table-row>
        <table:table-row table:style-name="ro1">
          <table:table-cell office:value-type="float" office:value="13.09" calcext:value-type="float">
            <text:p>13,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BS([.$D$3]-[.A22])" office:value-type="float" office:value="5.2213" calcext:value-type="float">
            <text:p>5,2213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ABS([.$D$3]-[.A23])" office:value-type="float" office:value="5.5313" calcext:value-type="float">
            <text:p>5,5313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ABS([.$D$3]-[.A24])" office:value-type="float" office:value="3.7313" calcext:value-type="float">
            <text:p>3,7313</text:p>
          </table:table-cell>
          <table:table-cell table:number-columns-repeated="2"/>
        </table:table-row>
        <table:table-row table:style-name="ro1">
          <table:table-cell office:value-type="float" office:value="13.84" calcext:value-type="float">
            <text:p>13,8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ABS([.$D$3]-[.A25])" office:value-type="float" office:value="5.9713" calcext:value-type="float">
            <text:p>5,9713</text:p>
          </table:table-cell>
          <table:table-cell table:number-columns-repeated="2"/>
        </table:table-row>
        <table:table-row table:style-name="ro1">
          <table:table-cell office:value-type="float" office:value="11.93" calcext:value-type="float">
            <text:p>11,9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ABS([.$D$3]-[.A26])" office:value-type="float" office:value="4.0613" calcext:value-type="float">
            <text:p>4,0613</text:p>
          </table:table-cell>
          <table:table-cell table:number-columns-repeated="2"/>
        </table:table-row>
        <table:table-row table:style-name="ro1">
          <table:table-cell office:value-type="float" office:value="14.17" calcext:value-type="float">
            <text:p>14,1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ABS([.$D$3]-[.A27])" office:value-type="float" office:value="6.3013" calcext:value-type="float">
            <text:p>6,3013</text:p>
          </table:table-cell>
          <table:table-cell table:number-columns-repeated="2"/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ABS([.$D$3]-[.A28])" office:value-type="float" office:value="6.5013" calcext:value-type="float">
            <text:p>6,5013</text:p>
          </table:table-cell>
          <table:table-cell table:number-columns-repeated="2"/>
        </table:table-row>
        <table:table-row table:style-name="ro1">
          <table:table-cell office:value-type="float" office:value="14.51" calcext:value-type="float">
            <text:p>14,5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ABS([.$D$3]-[.A29])" office:value-type="float" office:value="6.6413" calcext:value-type="float">
            <text:p>6,6413</text:p>
          </table:table-cell>
          <table:table-cell table:number-columns-repeated="2"/>
        </table:table-row>
        <table:table-row table:style-name="ro1">
          <table:table-cell office:value-type="float" office:value="14.65" calcext:value-type="float">
            <text:p>14,6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ABS([.$D$3]-[.A30])" office:value-type="float" office:value="6.7813" calcext:value-type="float">
            <text:p>6,7813</text:p>
          </table:table-cell>
          <table:table-cell table:number-columns-repeated="2"/>
        </table:table-row>
        <table:table-row table:style-name="ro1">
          <table:table-cell office:value-type="float" office:value="12.49" calcext:value-type="float">
            <text:p>12,4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ABS([.$D$3]-[.A31])" office:value-type="float" office:value="4.6213" calcext:value-type="float">
            <text:p>4,6213</text:p>
          </table:table-cell>
          <table:table-cell table:number-columns-repeated="2"/>
        </table:table-row>
        <table:table-row table:style-name="ro1">
          <table:table-cell office:value-type="float" office:value="14.85" calcext:value-type="float">
            <text:p>14,8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BS([.$D$3]-[.A32])" office:value-type="float" office:value="6.9813" calcext:value-type="float">
            <text:p>6,9813</text:p>
          </table:table-cell>
          <table:table-cell table:number-columns-repeated="2"/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ABS([.$D$3]-[.A33])" office:value-type="float" office:value="4.8013" calcext:value-type="float">
            <text:p>4,8013</text:p>
          </table:table-cell>
          <table:table-cell table:number-columns-repeated="2"/>
        </table:table-row>
        <table:table-row table:style-name="ro1">
          <table:table-cell office:value-type="float" office:value="15.06" calcext:value-type="float">
            <text:p>15,0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$D$3]-[.A34])" office:value-type="float" office:value="7.1913" calcext:value-type="float">
            <text:p>7,1913</text:p>
          </table:table-cell>
          <table:table-cell table:number-columns-repeated="2"/>
        </table:table-row>
        <table:table-row table:style-name="ro1">
          <table:table-cell office:value-type="float" office:value="15.21" calcext:value-type="float">
            <text:p>15,2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ABS([.$D$3]-[.A35])" office:value-type="float" office:value="7.3413" calcext:value-type="float">
            <text:p>7,3413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,2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BS([.$D$3]-[.A36])" office:value-type="float" office:value="7.4113" calcext:value-type="float">
            <text:p>7,4113</text:p>
          </table:table-cell>
          <table:table-cell table:number-columns-repeated="2"/>
        </table:table-row>
        <table:table-row table:style-name="ro1">
          <table:table-cell office:value-type="float" office:value="15.35" calcext:value-type="float">
            <text:p>15,3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BS([.$D$3]-[.A37])" office:value-type="float" office:value="7.4813" calcext:value-type="float">
            <text:p>7,4813</text:p>
          </table:table-cell>
          <table:table-cell table:number-columns-repeated="2"/>
        </table:table-row>
        <table:table-row table:style-name="ro1">
          <table:table-cell office:value-type="float" office:value="13.09" calcext:value-type="float">
            <text:p>13,0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ABS([.$D$3]-[.A38])" office:value-type="float" office:value="5.2213" calcext:value-type="float">
            <text:p>5,2213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ABS([.$D$3]-[.A39])" office:value-type="float" office:value="7.6313" calcext:value-type="float">
            <text:p>7,6313</text:p>
          </table:table-cell>
          <table:table-cell table:number-columns-repeated="2"/>
        </table:table-row>
        <table:table-row table:style-name="ro1">
          <table:table-cell office:value-type="float" office:value="13.21" calcext:value-type="float">
            <text:p>13,2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BS([.$D$3]-[.A40])" office:value-type="float" office:value="5.3413" calcext:value-type="float">
            <text:p>5,3413</text:p>
          </table:table-cell>
          <table:table-cell table:number-columns-repeated="2"/>
        </table:table-row>
        <table:table-row table:style-name="ro1">
          <table:table-cell office:value-type="float" office:value="15.64" calcext:value-type="float">
            <text:p>15,6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ABS([.$D$3]-[.A41])" office:value-type="float" office:value="7.7713" calcext:value-type="float">
            <text:p>7,7713</text:p>
          </table:table-cell>
          <table:table-cell table:number-columns-repeated="2"/>
        </table:table-row>
        <table:table-row table:style-name="ro1">
          <table:table-cell office:value-type="float" office:value="15.72" calcext:value-type="float">
            <text:p>15,7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ABS([.$D$3]-[.A42])" office:value-type="float" office:value="7.8513" calcext:value-type="float">
            <text:p>7,8513</text:p>
          </table:table-cell>
          <table:table-cell table:number-columns-repeated="2"/>
        </table:table-row>
        <table:table-row table:style-name="ro1">
          <table:table-cell office:value-type="float" office:value="15.72" calcext:value-type="float">
            <text:p>15,7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BS([.$D$3]-[.A43])" office:value-type="float" office:value="7.8513" calcext:value-type="float">
            <text:p>7,8513</text:p>
          </table:table-cell>
          <table:table-cell table:number-columns-repeated="2"/>
        </table:table-row>
        <table:table-row table:style-name="ro1">
          <table:table-cell office:value-type="float" office:value="15.79" calcext:value-type="float">
            <text:p>15,7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BS([.$D$3]-[.A44])" office:value-type="float" office:value="7.9213" calcext:value-type="float">
            <text:p>7,9213</text:p>
          </table:table-cell>
          <table:table-cell table:number-columns-repeated="2"/>
        </table:table-row>
        <table:table-row table:style-name="ro1">
          <table:table-cell office:value-type="float" office:value="15.87" calcext:value-type="float">
            <text:p>15,8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BS([.$D$3]-[.A45])" office:value-type="float" office:value="8.0013" calcext:value-type="float">
            <text:p>8,0013</text:p>
          </table:table-cell>
          <table:table-cell table:number-columns-repeated="2"/>
        </table:table-row>
        <table:table-row table:style-name="ro1">
          <table:table-cell office:value-type="float" office:value="15.87" calcext:value-type="float">
            <text:p>15,8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BS([.$D$3]-[.A46])" office:value-type="float" office:value="8.0013" calcext:value-type="float">
            <text:p>8,0013</text:p>
          </table:table-cell>
          <table:table-cell table:number-columns-repeated="2"/>
        </table:table-row>
        <table:table-row table:style-name="ro1">
          <table:table-cell office:value-type="float" office:value="13.52" calcext:value-type="float">
            <text:p>13,5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BS([.$D$3]-[.A47])" office:value-type="float" office:value="5.6513" calcext:value-type="float">
            <text:p>5,6513</text:p>
          </table:table-cell>
          <table:table-cell table:number-columns-repeated="2"/>
        </table:table-row>
        <table:table-row table:style-name="ro1">
          <table:table-cell office:value-type="float" office:value="16.02" calcext:value-type="float">
            <text:p>16,0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BS([.$D$3]-[.A48])" office:value-type="float" office:value="8.1513" calcext:value-type="float">
            <text:p>8,1513</text:p>
          </table:table-cell>
          <table:table-cell table:number-columns-repeated="2"/>
        </table:table-row>
        <table:table-row table:style-name="ro1">
          <table:table-cell office:value-type="float" office:value="16.09" calcext:value-type="float">
            <text:p>16,0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BS([.$D$3]-[.A49])" office:value-type="float" office:value="8.2213" calcext:value-type="float">
            <text:p>8,2213</text:p>
          </table:table-cell>
          <table:table-cell table:number-columns-repeated="2"/>
        </table:table-row>
        <table:table-row table:style-name="ro1">
          <table:table-cell office:value-type="float" office:value="16.09" calcext:value-type="float">
            <text:p>16,0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ABS([.$D$3]-[.A50])" office:value-type="float" office:value="8.2213" calcext:value-type="float">
            <text:p>8,2213</text:p>
          </table:table-cell>
          <table:table-cell table:number-columns-repeated="2"/>
        </table:table-row>
        <table:table-row table:style-name="ro1">
          <table:table-cell office:value-type="float" office:value="16.17" calcext:value-type="float">
            <text:p>16,1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BS([.$D$3]-[.A51])" office:value-type="float" office:value="8.3013" calcext:value-type="float">
            <text:p>8,3013</text:p>
          </table:table-cell>
          <table:table-cell table:number-columns-repeated="2"/>
        </table:table-row>
        <table:table-row table:style-name="ro1">
          <table:table-cell office:value-type="float" office:value="16.17" calcext:value-type="float">
            <text:p>16,1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BS([.$D$3]-[.A52])" office:value-type="float" office:value="8.3013" calcext:value-type="float">
            <text:p>8,3013</text:p>
          </table:table-cell>
          <table:table-cell table:number-columns-repeated="2"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BS([.$D$3]-[.A53])" office:value-type="float" office:value="8.3813" calcext:value-type="float">
            <text:p>8,3813</text:p>
          </table:table-cell>
          <table:table-cell table:number-columns-repeated="2"/>
        </table:table-row>
        <table:table-row table:style-name="ro1">
          <table:table-cell office:value-type="float" office:value="13.78" calcext:value-type="float">
            <text:p>13,7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ABS([.$D$3]-[.A54])" office:value-type="float" office:value="5.9113" calcext:value-type="float">
            <text:p>5,9113</text:p>
          </table:table-cell>
          <table:table-cell table:number-columns-repeated="2"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ABS([.$D$3]-[.A55])" office:value-type="float" office:value="8.3813" calcext:value-type="float">
            <text:p>8,3813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ABS([.$D$3]-[.A56])" office:value-type="float" office:value="8.5313" calcext:value-type="float">
            <text:p>8,5313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BS([.$D$3]-[.A57])" office:value-type="float" office:value="8.5313" calcext:value-type="float">
            <text:p>8,5313</text:p>
          </table:table-cell>
          <table:table-cell table:number-columns-repeated="2"/>
        </table:table-row>
        <table:table-row table:style-name="ro1">
          <table:table-cell office:value-type="float" office:value="16.48" calcext:value-type="float">
            <text:p>16,4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ABS([.$D$3]-[.A58])" office:value-type="float" office:value="8.6113" calcext:value-type="float">
            <text:p>8,6113</text:p>
          </table:table-cell>
          <table:table-cell table:number-columns-repeated="2"/>
        </table:table-row>
        <table:table-row table:style-name="ro1">
          <table:table-cell office:value-type="float" office:value="16.48" calcext:value-type="float">
            <text:p>16,4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ABS([.$D$3]-[.A59])" office:value-type="float" office:value="8.6113" calcext:value-type="float">
            <text:p>8,6113</text:p>
          </table:table-cell>
          <table:table-cell table:number-columns-repeated="2"/>
        </table:table-row>
        <table:table-row table:style-name="ro1">
          <table:table-cell office:value-type="float" office:value="16.48" calcext:value-type="float">
            <text:p>16,4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ABS([.$D$3]-[.A60])" office:value-type="float" office:value="8.6113" calcext:value-type="float">
            <text:p>8,6113</text:p>
          </table:table-cell>
          <table:table-cell table:number-columns-repeated="2"/>
        </table:table-row>
        <table:table-row table:style-name="ro1">
          <table:table-cell office:value-type="float" office:value="14.04" calcext:value-type="float">
            <text:p>14,0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ABS([.$D$3]-[.A61])" office:value-type="float" office:value="6.1713" calcext:value-type="float">
            <text:p>6,1713</text:p>
          </table:table-cell>
          <table:table-cell table:number-columns-repeated="2"/>
        </table:table-row>
        <table:table-row table:style-name="ro1">
          <table:table-cell office:value-type="float" office:value="16.56" calcext:value-type="float">
            <text:p>16,5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ABS([.$D$3]-[.A62])" office:value-type="float" office:value="8.6913" calcext:value-type="float">
            <text:p>8,6913</text:p>
          </table:table-cell>
          <table:table-cell table:number-columns-repeated="2"/>
        </table:table-row>
        <table:table-row table:style-name="ro1">
          <table:table-cell office:value-type="float" office:value="16.64" calcext:value-type="float">
            <text:p>16,64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ABS([.$D$3]-[.A63])" office:value-type="float" office:value="8.7713" calcext:value-type="float">
            <text:p>8,7713</text:p>
          </table:table-cell>
          <table:table-cell table:number-columns-repeated="2"/>
        </table:table-row>
        <table:table-row table:style-name="ro1">
          <table:table-cell office:value-type="float" office:value="16.56" calcext:value-type="float">
            <text:p>16,5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ABS([.$D$3]-[.A64])" office:value-type="float" office:value="8.6913" calcext:value-type="float">
            <text:p>8,6913</text:p>
          </table:table-cell>
          <table:table-cell table:number-columns-repeated="2"/>
        </table:table-row>
        <table:table-row table:style-name="ro1">
          <table:table-cell office:value-type="float" office:value="16.64" calcext:value-type="float">
            <text:p>16,64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ABS([.$D$3]-[.A65])" office:value-type="float" office:value="8.7713" calcext:value-type="float">
            <text:p>8,7713</text:p>
          </table:table-cell>
          <table:table-cell table:number-columns-repeated="2"/>
        </table:table-row>
        <table:table-row table:style-name="ro1">
          <table:table-cell office:value-type="float" office:value="16.64" calcext:value-type="float">
            <text:p>16,6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ABS([.$D$3]-[.A66])" office:value-type="float" office:value="8.7713" calcext:value-type="float">
            <text:p>8,7713</text:p>
          </table:table-cell>
          <table:table-cell table:number-columns-repeated="2"/>
        </table:table-row>
        <table:table-row table:style-name="ro1">
          <table:table-cell office:value-type="float" office:value="16.72" calcext:value-type="float">
            <text:p>16,7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ABS([.$D$3]-[.A67])" office:value-type="float" office:value="8.8513" calcext:value-type="float">
            <text:p>8,8513</text:p>
          </table:table-cell>
          <table:table-cell table:number-columns-repeated="2"/>
        </table:table-row>
        <table:table-row table:style-name="ro1">
          <table:table-cell office:value-type="float" office:value="14.17" calcext:value-type="float">
            <text:p>14,1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ABS([.$D$3]-[.A68])" office:value-type="float" office:value="6.3013" calcext:value-type="float">
            <text:p>6,3013</text:p>
          </table:table-cell>
          <table:table-cell table:number-columns-repeated="2"/>
        </table:table-row>
        <table:table-row table:style-name="ro1">
          <table:table-cell office:value-type="float" office:value="16.72" calcext:value-type="float">
            <text:p>16,7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ABS([.$D$3]-[.A69])" office:value-type="float" office:value="8.8513" calcext:value-type="float">
            <text:p>8,8513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ABS([.$D$3]-[.A70])" office:value-type="float" office:value="8.9313" calcext:value-type="float">
            <text:p>8,9313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ABS([.$D$3]-[.A71])" office:value-type="float" office:value="8.9313" calcext:value-type="float">
            <text:p>8,9313</text:p>
          </table:table-cell>
          <table:table-cell table:number-columns-repeated="2"/>
        </table:table-row>
        <table:table-row table:style-name="ro1">
          <table:table-cell office:value-type="float" office:value="16.88" calcext:value-type="float">
            <text:p>16,8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BS([.$D$3]-[.A72])" office:value-type="float" office:value="9.0113" calcext:value-type="float">
            <text:p>9,0113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ABS([.$D$3]-[.A73])" office:value-type="float" office:value="8.9313" calcext:value-type="float">
            <text:p>8,9313</text:p>
          </table:table-cell>
          <table:table-cell table:number-columns-repeated="2"/>
        </table:table-row>
        <table:table-row table:style-name="ro1">
          <table:table-cell office:value-type="float" office:value="16.88" calcext:value-type="float">
            <text:p>16,8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ABS([.$D$3]-[.A74])" office:value-type="float" office:value="9.0113" calcext:value-type="float">
            <text:p>9,0113</text:p>
          </table:table-cell>
          <table:table-cell table:number-columns-repeated="2"/>
        </table:table-row>
        <table:table-row table:style-name="ro1">
          <table:table-cell office:value-type="float" office:value="14.31" calcext:value-type="float">
            <text:p>14,3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ABS([.$D$3]-[.A75])" office:value-type="float" office:value="6.4413" calcext:value-type="float">
            <text:p>6,4413</text:p>
          </table:table-cell>
          <table:table-cell table:number-columns-repeated="2"/>
        </table:table-row>
        <table:table-row table:style-name="ro1">
          <table:table-cell office:value-type="float" office:value="16.88" calcext:value-type="float">
            <text:p>16,8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ABS([.$D$3]-[.A76])" office:value-type="float" office:value="9.0113" calcext:value-type="float">
            <text:p>9,0113</text:p>
          </table:table-cell>
          <table:table-cell table:number-columns-repeated="2"/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ABS([.$D$3]-[.A77])" office:value-type="float" office:value="6.5013" calcext:value-type="float">
            <text:p>6,5013</text:p>
          </table:table-cell>
          <table:table-cell table:number-columns-repeated="2"/>
        </table:table-row>
        <table:table-row table:style-name="ro1">
          <table:table-cell office:value-type="float" office:value="16.88" calcext:value-type="float">
            <text:p>16,88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ABS([.$D$3]-[.A78])" office:value-type="float" office:value="9.0113" calcext:value-type="float">
            <text:p>9,0113</text:p>
          </table:table-cell>
          <table:table-cell table:number-columns-repeated="2"/>
        </table:table-row>
        <table:table-row table:style-name="ro1">
          <table:table-cell office:value-type="float" office:value="16.96" calcext:value-type="float">
            <text:p>16,9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ABS([.$D$3]-[.A79])" office:value-type="float" office:value="9.0913" calcext:value-type="float">
            <text:p>9,0913</text:p>
          </table:table-cell>
          <table:table-cell table:number-columns-repeated="2"/>
        </table:table-row>
        <table:table-row table:style-name="ro1">
          <table:table-cell office:value-type="float" office:value="16.96" calcext:value-type="float">
            <text:p>16,9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BS([.$D$3]-[.A80])" office:value-type="float" office:value="9.0913" calcext:value-type="float">
            <text:p>9,0913</text:p>
          </table:table-cell>
          <table:table-cell table:number-columns-repeated="2"/>
        </table:table-row>
        <table:table-row table:style-name="ro1">
          <table:table-cell office:value-type="float" office:value="17.04" calcext:value-type="float">
            <text:p>17,0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ABS([.$D$3]-[.A81])" office:value-type="float" office:value="9.1713" calcext:value-type="float">
            <text:p>9,1713</text:p>
          </table:table-cell>
          <table:table-cell table:number-columns-repeated="2"/>
        </table:table-row>
        <table:table-row table:style-name="ro1">
          <table:table-cell office:value-type="float" office:value="14.44" calcext:value-type="float">
            <text:p>14,4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BS([.$D$3]-[.A82])" office:value-type="float" office:value="6.5713" calcext:value-type="float">
            <text:p>6,5713</text:p>
          </table:table-cell>
          <table:table-cell table:number-columns-repeated="2"/>
        </table:table-row>
        <table:table-row table:style-name="ro1">
          <table:table-cell office:value-type="float" office:value="17.04" calcext:value-type="float">
            <text:p>17,0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ABS([.$D$3]-[.A83])" office:value-type="float" office:value="9.1713" calcext:value-type="float">
            <text:p>9,1713</text:p>
          </table:table-cell>
          <table:table-cell table:number-columns-repeated="2"/>
        </table:table-row>
        <table:table-row table:style-name="ro1">
          <table:table-cell office:value-type="float" office:value="14.44" calcext:value-type="float">
            <text:p>14,4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ABS([.$D$3]-[.A84])" office:value-type="float" office:value="6.5713" calcext:value-type="float">
            <text:p>6,5713</text:p>
          </table:table-cell>
          <table:table-cell table:number-columns-repeated="2"/>
        </table:table-row>
        <table:table-row table:style-name="ro1">
          <table:table-cell office:value-type="float" office:value="17.04" calcext:value-type="float">
            <text:p>17,0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ABS([.$D$3]-[.A85])" office:value-type="float" office:value="9.1713" calcext:value-type="float">
            <text:p>9,1713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,12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ABS([.$D$3]-[.A86])" office:value-type="float" office:value="9.2513" calcext:value-type="float">
            <text:p>9,2513</text:p>
          </table:table-cell>
          <table:table-cell table:number-columns-repeated="2"/>
        </table:table-row>
        <table:table-row table:style-name="ro1">
          <table:table-cell office:value-type="float" office:value="17.04" calcext:value-type="float">
            <text:p>17,0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ABS([.$D$3]-[.A87])" office:value-type="float" office:value="9.1713" calcext:value-type="float">
            <text:p>9,1713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,12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ABS([.$D$3]-[.A88])" office:value-type="float" office:value="9.2513" calcext:value-type="float">
            <text:p>9,2513</text:p>
          </table:table-cell>
          <table:table-cell table:number-columns-repeated="2"/>
        </table:table-row>
        <table:table-row table:style-name="ro1">
          <table:table-cell office:value-type="float" office:value="14.51" calcext:value-type="float">
            <text:p>14,51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ABS([.$D$3]-[.A89])" office:value-type="float" office:value="6.6413" calcext:value-type="float">
            <text:p>6,6413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,12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ABS([.$D$3]-[.A90])" office:value-type="float" office:value="9.2513" calcext:value-type="float">
            <text:p>9,2513</text:p>
          </table:table-cell>
          <table:table-cell table:number-columns-repeated="2"/>
        </table:table-row>
        <table:table-row table:style-name="ro1">
          <table:table-cell office:value-type="float" office:value="14.51" calcext:value-type="float">
            <text:p>14,5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ABS([.$D$3]-[.A91])" office:value-type="float" office:value="6.6413" calcext:value-type="float">
            <text:p>6,6413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,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BS([.$D$3]-[.A92])" office:value-type="float" office:value="9.2513" calcext:value-type="float">
            <text:p>9,2513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ABS([.$D$3]-[.A93])" office:value-type="float" office:value="9.3313" calcext:value-type="float">
            <text:p>9,3313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ABS([.$D$3]-[.A94])" office:value-type="float" office:value="9.3313" calcext:value-type="float">
            <text:p>9,3313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ABS([.$D$3]-[.A95])" office:value-type="float" office:value="9.3313" calcext:value-type="float">
            <text:p>9,3313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ABS([.$D$3]-[.A96])" office:value-type="float" office:value="9.3313" calcext:value-type="float">
            <text:p>9,3313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BS([.$D$3]-[.A97])" office:value-type="float" office:value="9.3313" calcext:value-type="float">
            <text:p>9,3313</text:p>
          </table:table-cell>
          <table:table-cell table:number-columns-repeated="2"/>
        </table:table-row>
        <table:table-row table:style-name="ro1">
          <table:table-cell office:value-type="float" office:value="14.58" calcext:value-type="float">
            <text:p>14,58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ABS([.$D$3]-[.A98])" office:value-type="float" office:value="6.7113" calcext:value-type="float">
            <text:p>6,7113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ABS([.$D$3]-[.A99])" office:value-type="float" office:value="9.3313" calcext:value-type="float">
            <text:p>9,3313</text:p>
          </table:table-cell>
          <table:table-cell table:number-columns-repeated="2"/>
        </table:table-row>
        <table:table-row table:style-name="ro1">
          <table:table-cell office:value-type="float" office:value="17.28" calcext:value-type="float">
            <text:p>17,2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ABS([.$D$3]-[.A100])" office:value-type="float" office:value="9.4113" calcext:value-type="float">
            <text:p>9,4113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ABS([.$D$3]-[.A101])" office:value-type="float" office:value="9.3313" calcext:value-type="float">
            <text:p>9,3313</text:p>
          </table:table-cell>
          <table:table-cell table:number-columns-repeated="2"/>
        </table:table-row>
        <table:table-row table:style-name="ro1">
          <table:table-cell office:value-type="float" office:value="17.28" calcext:value-type="float">
            <text:p>17,2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$D$3]-[.A102])" office:value-type="float" office:value="9.4113" calcext:value-type="float">
            <text:p>9,4113</text:p>
          </table:table-cell>
          <table:table-cell table:number-columns-repeated="2"/>
        </table:table-row>
      </table:table>
      <table:table table:name="90" table:style-name="ta1">
        <table:shapes>
          <draw:frame draw:z-index="0" draw:style-name="gr1" draw:text-style-name="P1" svg:width="159.97mm" svg:height="90.04mm" svg:x="202.11mm" svg:y="6.1mm">
            <draw:object draw:notify-on-update-of-ranges="'90'.B3:'90'.B102 '90'.A3:'90'.A10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x_o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x_final</text:p>
          </table:table-cell>
          <table:table-cell office:value-type="string" calcext:value-type="string">
            <text:p>Lux_tau</text:p>
          </table:table-cell>
          <table:table-cell office:value-type="string" calcext:value-type="string">
            <text:p>Dist_tau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[.A31]" office:value-type="float" office:value="16.56" calcext:value-type="float">
            <text:p>16,56</text:p>
          </table:table-cell>
          <table:table-cell table:formula="of:=0.63*[.C3]" office:value-type="float" office:value="10.4328" calcext:value-type="float">
            <text:p>10,4328</text:p>
          </table:table-cell>
          <table:table-cell table:formula="of:=ABS([.$D$3]-[.A3])" office:value-type="float" office:value="10.1828" calcext:value-type="float">
            <text:p>10,1828</text:p>
          </table:table-cell>
          <table:table-cell table:formula="of:=MIN([.E3:.E102])" office:value-type="float" office:value="0.797200000000002" calcext:value-type="float">
            <text:p>0,797200000000002</text:p>
          </table:table-cell>
          <table:table-cell table:formula="of:=VLOOKUP([.F3]+[.D3];[.A3:.B102];2;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$D$3]-[.A4])" office:value-type="float" office:value="9.8328" calcext:value-type="float">
            <text:p>9,8328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BS([.$D$3]-[.A5])" office:value-type="float" office:value="10.0428" calcext:value-type="float">
            <text:p>10,0428</text:p>
          </table:table-cell>
          <table:table-cell table:number-columns-repeated="2"/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$D$3]-[.A6])" office:value-type="float" office:value="9.5428" calcext:value-type="float">
            <text:p>9,5428</text:p>
          </table:table-cell>
          <table:table-cell table:number-columns-repeated="2"/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BS([.$D$3]-[.A7])" office:value-type="float" office:value="9.3028" calcext:value-type="float">
            <text:p>9,3028</text:p>
          </table:table-cell>
          <table:table-cell table:number-columns-repeated="2"/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$D$3]-[.A8])" office:value-type="float" office:value="9.0228" calcext:value-type="float">
            <text:p>9,0228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BS([.$D$3]-[.A9])" office:value-type="float" office:value="8.6728" calcext:value-type="float">
            <text:p>8,6728</text:p>
          </table:table-cell>
          <table:table-cell table:number-columns-repeated="2"/>
        </table:table-row>
        <table:table-row table:style-name="ro1">
          <table:table-cell office:value-type="float" office:value="2.12" calcext:value-type="float">
            <text:p>2,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$D$3]-[.A10])" office:value-type="float" office:value="8.3128" calcext:value-type="float">
            <text:p>8,3128</text:p>
          </table:table-cell>
          <table:table-cell table:number-columns-repeated="2"/>
        </table:table-row>
        <table:table-row table:style-name="ro1">
          <table:table-cell office:value-type="float" office:value="2.54" calcext:value-type="float">
            <text:p>2,5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BS([.$D$3]-[.A11])" office:value-type="float" office:value="7.8928" calcext:value-type="float">
            <text:p>7,89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$D$3]-[.A12])" office:value-type="float" office:value="7.4328" calcext:value-type="float">
            <text:p>7,4328</text:p>
          </table:table-cell>
          <table:table-cell table:number-columns-repeated="2"/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ABS([.$D$3]-[.A13])" office:value-type="float" office:value="4.8828" calcext:value-type="float">
            <text:p>4,8828</text:p>
          </table:table-cell>
          <table:table-cell table:number-columns-repeated="2"/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$D$3]-[.A14])" office:value-type="float" office:value="3.6828" calcext:value-type="float">
            <text:p>3,6828</text:p>
          </table:table-cell>
          <table:table-cell table:number-columns-repeated="2"/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ABS([.$D$3]-[.A15])" office:value-type="float" office:value="2.0828" calcext:value-type="float">
            <text:p>2,0828</text:p>
          </table:table-cell>
          <table:table-cell table:number-columns-repeated="2"/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$D$3]-[.A16])" office:value-type="float" office:value="0.797200000000002" calcext:value-type="float">
            <text:p>0,797200000000002</text:p>
          </table:table-cell>
          <table:table-cell table:number-columns-repeated="2"/>
        </table:table-row>
        <table:table-row table:style-name="ro1">
          <table:table-cell office:value-type="float" office:value="12.32" calcext:value-type="float">
            <text:p>12,3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BS([.$D$3]-[.A17])" office:value-type="float" office:value="1.8872" calcext:value-type="float">
            <text:p>1,8872</text:p>
          </table:table-cell>
          <table:table-cell table:number-columns-repeated="2"/>
        </table:table-row>
        <table:table-row table:style-name="ro1">
          <table:table-cell office:value-type="float" office:value="13.09" calcext:value-type="float">
            <text:p>13,0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$D$3]-[.A18])" office:value-type="float" office:value="2.6572" calcext:value-type="float">
            <text:p>2,6572</text:p>
          </table:table-cell>
          <table:table-cell table:number-columns-repeated="2"/>
        </table:table-row>
        <table:table-row table:style-name="ro1">
          <table:table-cell office:value-type="float" office:value="13.65" calcext:value-type="float">
            <text:p>13,6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ABS([.$D$3]-[.A19])" office:value-type="float" office:value="3.2172" calcext:value-type="float">
            <text:p>3,2172</text:p>
          </table:table-cell>
          <table:table-cell table:number-columns-repeated="2"/>
        </table:table-row>
        <table:table-row table:style-name="ro1">
          <table:table-cell office:value-type="float" office:value="14.11" calcext:value-type="float">
            <text:p>14,1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ABS([.$D$3]-[.A20])" office:value-type="float" office:value="3.6772" calcext:value-type="float">
            <text:p>3,6772</text:p>
          </table:table-cell>
          <table:table-cell table:number-columns-repeated="2"/>
        </table:table-row>
        <table:table-row table:style-name="ro1">
          <table:table-cell office:value-type="float" office:value="14.51" calcext:value-type="float">
            <text:p>14,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ABS([.$D$3]-[.A21])" office:value-type="float" office:value="4.0772" calcext:value-type="float">
            <text:p>4,0772</text:p>
          </table:table-cell>
          <table:table-cell table:number-columns-repeated="2"/>
        </table:table-row>
        <table:table-row table:style-name="ro1">
          <table:table-cell office:value-type="float" office:value="14.85" calcext:value-type="float">
            <text:p>14,8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BS([.$D$3]-[.A22])" office:value-type="float" office:value="4.4172" calcext:value-type="float">
            <text:p>4,4172</text:p>
          </table:table-cell>
          <table:table-cell table:number-columns-repeated="2"/>
        </table:table-row>
        <table:table-row table:style-name="ro1">
          <table:table-cell office:value-type="float" office:value="15.13" calcext:value-type="float">
            <text:p>15,1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ABS([.$D$3]-[.A23])" office:value-type="float" office:value="4.6972" calcext:value-type="float">
            <text:p>4,6972</text:p>
          </table:table-cell>
          <table:table-cell table:number-columns-repeated="2"/>
        </table:table-row>
        <table:table-row table:style-name="ro1">
          <table:table-cell office:value-type="float" office:value="15.35" calcext:value-type="float">
            <text:p>15,3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ABS([.$D$3]-[.A24])" office:value-type="float" office:value="4.9172" calcext:value-type="float">
            <text:p>4,9172</text:p>
          </table:table-cell>
          <table:table-cell table:number-columns-repeated="2"/>
        </table:table-row>
        <table:table-row table:style-name="ro1">
          <table:table-cell office:value-type="float" office:value="15.57" calcext:value-type="float">
            <text:p>15,5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ABS([.$D$3]-[.A25])" office:value-type="float" office:value="5.1372" calcext:value-type="float">
            <text:p>5,1372</text:p>
          </table:table-cell>
          <table:table-cell table:number-columns-repeated="2"/>
        </table:table-row>
        <table:table-row table:style-name="ro1">
          <table:table-cell office:value-type="float" office:value="15.79" calcext:value-type="float">
            <text:p>15,7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ABS([.$D$3]-[.A26])" office:value-type="float" office:value="5.3572" calcext:value-type="float">
            <text:p>5,3572</text:p>
          </table:table-cell>
          <table:table-cell table:number-columns-repeated="2"/>
        </table:table-row>
        <table:table-row table:style-name="ro1">
          <table:table-cell office:value-type="float" office:value="15.94" calcext:value-type="float">
            <text:p>15,9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ABS([.$D$3]-[.A27])" office:value-type="float" office:value="5.5072" calcext:value-type="float">
            <text:p>5,5072</text:p>
          </table:table-cell>
          <table:table-cell table:number-columns-repeated="2"/>
        </table:table-row>
        <table:table-row table:style-name="ro1">
          <table:table-cell office:value-type="float" office:value="16.09" calcext:value-type="float">
            <text:p>16,0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ABS([.$D$3]-[.A28])" office:value-type="float" office:value="5.6572" calcext:value-type="float">
            <text:p>5,6572</text:p>
          </table:table-cell>
          <table:table-cell table:number-columns-repeated="2"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ABS([.$D$3]-[.A29])" office:value-type="float" office:value="5.8172" calcext:value-type="float">
            <text:p>5,8172</text:p>
          </table:table-cell>
          <table:table-cell table:number-columns-repeated="2"/>
        </table:table-row>
        <table:table-row table:style-name="ro1">
          <table:table-cell office:value-type="float" office:value="13.91" calcext:value-type="float">
            <text:p>13,9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ABS([.$D$3]-[.A30])" office:value-type="float" office:value="3.4772" calcext:value-type="float">
            <text:p>3,4772</text:p>
          </table:table-cell>
          <table:table-cell table:number-columns-repeated="2"/>
        </table:table-row>
        <table:table-row table:style-name="ro1">
          <table:table-cell office:value-type="float" office:value="16.56" calcext:value-type="float">
            <text:p>16,5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ABS([.$D$3]-[.A31])" office:value-type="float" office:value="6.1272" calcext:value-type="float">
            <text:p>6,1272</text:p>
          </table:table-cell>
          <table:table-cell table:number-columns-repeated="2"/>
        </table:table-row>
        <table:table-row table:style-name="ro1">
          <table:table-cell office:value-type="float" office:value="16.72" calcext:value-type="float">
            <text:p>16,7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BS([.$D$3]-[.A32])" office:value-type="float" office:value="6.2872" calcext:value-type="float">
            <text:p>6,2872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ABS([.$D$3]-[.A33])" office:value-type="float" office:value="6.3672" calcext:value-type="float">
            <text:p>6,3672</text:p>
          </table:table-cell>
          <table:table-cell table:number-columns-repeated="2"/>
        </table:table-row>
        <table:table-row table:style-name="ro1">
          <table:table-cell office:value-type="float" office:value="16.88" calcext:value-type="float">
            <text:p>16,8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$D$3]-[.A34])" office:value-type="float" office:value="6.4472" calcext:value-type="float">
            <text:p>6,4472</text:p>
          </table:table-cell>
          <table:table-cell table:number-columns-repeated="2"/>
        </table:table-row>
        <table:table-row table:style-name="ro1">
          <table:table-cell office:value-type="float" office:value="17.04" calcext:value-type="float">
            <text:p>17,0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ABS([.$D$3]-[.A35])" office:value-type="float" office:value="6.6072" calcext:value-type="float">
            <text:p>6,6072</text:p>
          </table:table-cell>
          <table:table-cell table:number-columns-repeated="2"/>
        </table:table-row>
        <table:table-row table:style-name="ro1">
          <table:table-cell office:value-type="float" office:value="17.04" calcext:value-type="float">
            <text:p>17,0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BS([.$D$3]-[.A36])" office:value-type="float" office:value="6.6072" calcext:value-type="float">
            <text:p>6,6072</text:p>
          </table:table-cell>
          <table:table-cell table:number-columns-repeated="2"/>
        </table:table-row>
        <table:table-row table:style-name="ro1">
          <table:table-cell office:value-type="float" office:value="14.58" calcext:value-type="float">
            <text:p>14,5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BS([.$D$3]-[.A37])" office:value-type="float" office:value="4.1472" calcext:value-type="float">
            <text:p>4,1472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ABS([.$D$3]-[.A38])" office:value-type="float" office:value="6.7672" calcext:value-type="float">
            <text:p>6,7672</text:p>
          </table:table-cell>
          <table:table-cell table:number-columns-repeated="2"/>
        </table:table-row>
        <table:table-row table:style-name="ro1">
          <table:table-cell office:value-type="float" office:value="17.37" calcext:value-type="float">
            <text:p>17,3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ABS([.$D$3]-[.A39])" office:value-type="float" office:value="6.9372" calcext:value-type="float">
            <text:p>6,9372</text:p>
          </table:table-cell>
          <table:table-cell table:number-columns-repeated="2"/>
        </table:table-row>
        <table:table-row table:style-name="ro1">
          <table:table-cell office:value-type="float" office:value="17.37" calcext:value-type="float">
            <text:p>17,3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BS([.$D$3]-[.A40])" office:value-type="float" office:value="6.9372" calcext:value-type="float">
            <text:p>6,9372</text:p>
          </table:table-cell>
          <table:table-cell table:number-columns-repeated="2"/>
        </table:table-row>
        <table:table-row table:style-name="ro1">
          <table:table-cell office:value-type="float" office:value="17.45" calcext:value-type="float">
            <text:p>17,4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ABS([.$D$3]-[.A41])" office:value-type="float" office:value="7.0172" calcext:value-type="float">
            <text:p>7,0172</text:p>
          </table:table-cell>
          <table:table-cell table:number-columns-repeated="2"/>
        </table:table-row>
        <table:table-row table:style-name="ro1">
          <table:table-cell office:value-type="float" office:value="17.53" calcext:value-type="float">
            <text:p>17,5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ABS([.$D$3]-[.A42])" office:value-type="float" office:value="7.0972" calcext:value-type="float">
            <text:p>7,0972</text:p>
          </table:table-cell>
          <table:table-cell table:number-columns-repeated="2"/>
        </table:table-row>
        <table:table-row table:style-name="ro1">
          <table:table-cell office:value-type="float" office:value="17.62" calcext:value-type="float">
            <text:p>17,6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BS([.$D$3]-[.A43])" office:value-type="float" office:value="7.1872" calcext:value-type="float">
            <text:p>7,1872</text:p>
          </table:table-cell>
          <table:table-cell table:number-columns-repeated="2"/>
        </table:table-row>
        <table:table-row table:style-name="ro1">
          <table:table-cell office:value-type="float" office:value="14.92" calcext:value-type="float">
            <text:p>14,9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BS([.$D$3]-[.A44])" office:value-type="float" office:value="4.4872" calcext:value-type="float">
            <text:p>4,4872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BS([.$D$3]-[.A45])" office:value-type="float" office:value="7.2672" calcext:value-type="float">
            <text:p>7,2672</text:p>
          </table:table-cell>
          <table:table-cell table:number-columns-repeated="2"/>
        </table:table-row>
        <table:table-row table:style-name="ro1">
          <table:table-cell office:value-type="float" office:value="17.79" calcext:value-type="float">
            <text:p>17,7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BS([.$D$3]-[.A46])" office:value-type="float" office:value="7.3572" calcext:value-type="float">
            <text:p>7,3572</text:p>
          </table:table-cell>
          <table:table-cell table:number-columns-repeated="2"/>
        </table:table-row>
        <table:table-row table:style-name="ro1">
          <table:table-cell office:value-type="float" office:value="17.87" calcext:value-type="float">
            <text:p>17,8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BS([.$D$3]-[.A47])" office:value-type="float" office:value="7.4372" calcext:value-type="float">
            <text:p>7,4372</text:p>
          </table:table-cell>
          <table:table-cell table:number-columns-repeated="2"/>
        </table:table-row>
        <table:table-row table:style-name="ro1">
          <table:table-cell office:value-type="float" office:value="17.96" calcext:value-type="float">
            <text:p>17,9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BS([.$D$3]-[.A48])" office:value-type="float" office:value="7.5272" calcext:value-type="float">
            <text:p>7,5272</text:p>
          </table:table-cell>
          <table:table-cell table:number-columns-repeated="2"/>
        </table:table-row>
        <table:table-row table:style-name="ro1">
          <table:table-cell office:value-type="float" office:value="17.96" calcext:value-type="float">
            <text:p>17,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BS([.$D$3]-[.A49])" office:value-type="float" office:value="7.5272" calcext:value-type="float">
            <text:p>7,5272</text:p>
          </table:table-cell>
          <table:table-cell table:number-columns-repeated="2"/>
        </table:table-row>
        <table:table-row table:style-name="ro1">
          <table:table-cell office:value-type="float" office:value="17.96" calcext:value-type="float">
            <text:p>17,9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ABS([.$D$3]-[.A50])" office:value-type="float" office:value="7.5272" calcext:value-type="float">
            <text:p>7,5272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,2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BS([.$D$3]-[.A51])" office:value-type="float" office:value="4.8472" calcext:value-type="float">
            <text:p>4,8472</text:p>
          </table:table-cell>
          <table:table-cell table:number-columns-repeated="2"/>
        </table:table-row>
        <table:table-row table:style-name="ro1">
          <table:table-cell office:value-type="float" office:value="18.04" calcext:value-type="float">
            <text:p>18,0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BS([.$D$3]-[.A52])" office:value-type="float" office:value="7.6072" calcext:value-type="float">
            <text:p>7,6072</text:p>
          </table:table-cell>
          <table:table-cell table:number-columns-repeated="2"/>
        </table:table-row>
        <table:table-row table:style-name="ro1">
          <table:table-cell office:value-type="float" office:value="18.13" calcext:value-type="float">
            <text:p>18,1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BS([.$D$3]-[.A53])" office:value-type="float" office:value="7.6972" calcext:value-type="float">
            <text:p>7,6972</text:p>
          </table:table-cell>
          <table:table-cell table:number-columns-repeated="2"/>
        </table:table-row>
        <table:table-row table:style-name="ro1">
          <table:table-cell office:value-type="float" office:value="18.22" calcext:value-type="float">
            <text:p>18,2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ABS([.$D$3]-[.A54])" office:value-type="float" office:value="7.7872" calcext:value-type="float">
            <text:p>7,7872</text:p>
          </table:table-cell>
          <table:table-cell table:number-columns-repeated="2"/>
        </table:table-row>
        <table:table-row table:style-name="ro1">
          <table:table-cell office:value-type="float" office:value="18.22" calcext:value-type="float">
            <text:p>18,2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ABS([.$D$3]-[.A55])" office:value-type="float" office:value="7.7872" calcext:value-type="float">
            <text:p>7,7872</text:p>
          </table:table-cell>
          <table:table-cell table:number-columns-repeated="2"/>
        </table:table-row>
        <table:table-row table:style-name="ro1">
          <table:table-cell office:value-type="float" office:value="18.22" calcext:value-type="float">
            <text:p>18,2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ABS([.$D$3]-[.A56])" office:value-type="float" office:value="7.7872" calcext:value-type="float">
            <text:p>7,7872</text:p>
          </table:table-cell>
          <table:table-cell table:number-columns-repeated="2"/>
        </table:table-row>
        <table:table-row table:style-name="ro1">
          <table:table-cell office:value-type="float" office:value="18.31" calcext:value-type="float">
            <text:p>18,3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BS([.$D$3]-[.A57])" office:value-type="float" office:value="7.8772" calcext:value-type="float">
            <text:p>7,8772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ABS([.$D$3]-[.A58])" office:value-type="float" office:value="5.0672" calcext:value-type="float">
            <text:p>5,0672</text:p>
          </table:table-cell>
          <table:table-cell table:number-columns-repeated="2"/>
        </table:table-row>
        <table:table-row table:style-name="ro1">
          <table:table-cell office:value-type="float" office:value="18.39" calcext:value-type="float">
            <text:p>18,39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ABS([.$D$3]-[.A59])" office:value-type="float" office:value="7.9572" calcext:value-type="float">
            <text:p>7,9572</text:p>
          </table:table-cell>
          <table:table-cell table:number-columns-repeated="2"/>
        </table:table-row>
        <table:table-row table:style-name="ro1">
          <table:table-cell office:value-type="float" office:value="18.39" calcext:value-type="float">
            <text:p>18,3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ABS([.$D$3]-[.A60])" office:value-type="float" office:value="7.9572" calcext:value-type="float">
            <text:p>7,9572</text:p>
          </table:table-cell>
          <table:table-cell table:number-columns-repeated="2"/>
        </table:table-row>
        <table:table-row table:style-name="ro1">
          <table:table-cell office:value-type="float" office:value="18.48" calcext:value-type="float">
            <text:p>18,4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ABS([.$D$3]-[.A61])" office:value-type="float" office:value="8.0472" calcext:value-type="float">
            <text:p>8,0472</text:p>
          </table:table-cell>
          <table:table-cell table:number-columns-repeated="2"/>
        </table:table-row>
        <table:table-row table:style-name="ro1">
          <table:table-cell office:value-type="float" office:value="18.48" calcext:value-type="float">
            <text:p>18,4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ABS([.$D$3]-[.A62])" office:value-type="float" office:value="8.0472" calcext:value-type="float">
            <text:p>8,0472</text:p>
          </table:table-cell>
          <table:table-cell table:number-columns-repeated="2"/>
        </table:table-row>
        <table:table-row table:style-name="ro1">
          <table:table-cell office:value-type="float" office:value="18.48" calcext:value-type="float">
            <text:p>18,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ABS([.$D$3]-[.A63])" office:value-type="float" office:value="8.0472" calcext:value-type="float">
            <text:p>8,0472</text:p>
          </table:table-cell>
          <table:table-cell table:number-columns-repeated="2"/>
        </table:table-row>
        <table:table-row table:style-name="ro1">
          <table:table-cell office:value-type="float" office:value="18.48" calcext:value-type="float">
            <text:p>18,48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ABS([.$D$3]-[.A64])" office:value-type="float" office:value="8.0472" calcext:value-type="float">
            <text:p>8,0472</text:p>
          </table:table-cell>
          <table:table-cell table:number-columns-repeated="2"/>
        </table:table-row>
        <table:table-row table:style-name="ro1">
          <table:table-cell office:value-type="float" office:value="18.57" calcext:value-type="float">
            <text:p>18,5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ABS([.$D$3]-[.A65])" office:value-type="float" office:value="8.1372" calcext:value-type="float">
            <text:p>8,1372</text:p>
          </table:table-cell>
          <table:table-cell table:number-columns-repeated="2"/>
        </table:table-row>
        <table:table-row table:style-name="ro1">
          <table:table-cell office:value-type="float" office:value="18.57" calcext:value-type="float">
            <text:p>18,5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ABS([.$D$3]-[.A66])" office:value-type="float" office:value="8.1372" calcext:value-type="float">
            <text:p>8,1372</text:p>
          </table:table-cell>
          <table:table-cell table:number-columns-repeated="2"/>
        </table:table-row>
        <table:table-row table:style-name="ro1">
          <table:table-cell office:value-type="float" office:value="18.66" calcext:value-type="float">
            <text:p>18,6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ABS([.$D$3]-[.A67])" office:value-type="float" office:value="8.2272" calcext:value-type="float">
            <text:p>8,2272</text:p>
          </table:table-cell>
          <table:table-cell table:number-columns-repeated="2"/>
        </table:table-row>
        <table:table-row table:style-name="ro1">
          <table:table-cell office:value-type="float" office:value="18.57" calcext:value-type="float">
            <text:p>18,5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ABS([.$D$3]-[.A68])" office:value-type="float" office:value="8.1372" calcext:value-type="float">
            <text:p>8,1372</text:p>
          </table:table-cell>
          <table:table-cell table:number-columns-repeated="2"/>
        </table:table-row>
        <table:table-row table:style-name="ro1">
          <table:table-cell office:value-type="float" office:value="18.66" calcext:value-type="float">
            <text:p>18,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ABS([.$D$3]-[.A69])" office:value-type="float" office:value="8.2272" calcext:value-type="float">
            <text:p>8,2272</text:p>
          </table:table-cell>
          <table:table-cell table:number-columns-repeated="2"/>
        </table:table-row>
        <table:table-row table:style-name="ro1">
          <table:table-cell office:value-type="float" office:value="18.66" calcext:value-type="float">
            <text:p>18,6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ABS([.$D$3]-[.A70])" office:value-type="float" office:value="8.2272" calcext:value-type="float">
            <text:p>8,2272</text:p>
          </table:table-cell>
          <table:table-cell table:number-columns-repeated="2"/>
        </table:table-row>
        <table:table-row table:style-name="ro1">
          <table:table-cell office:value-type="float" office:value="18.66" calcext:value-type="float">
            <text:p>18,6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ABS([.$D$3]-[.A71])" office:value-type="float" office:value="8.2272" calcext:value-type="float">
            <text:p>8,2272</text:p>
          </table:table-cell>
          <table:table-cell table:number-columns-repeated="2"/>
        </table:table-row>
        <table:table-row table:style-name="ro1">
          <table:table-cell office:value-type="float" office:value="18.75" calcext:value-type="float">
            <text:p>18,7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BS([.$D$3]-[.A72])" office:value-type="float" office:value="8.3172" calcext:value-type="float">
            <text:p>8,3172</text:p>
          </table:table-cell>
          <table:table-cell table:number-columns-repeated="2"/>
        </table:table-row>
        <table:table-row table:style-name="ro1">
          <table:table-cell office:value-type="float" office:value="18.75" calcext:value-type="float">
            <text:p>18,7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ABS([.$D$3]-[.A73])" office:value-type="float" office:value="8.3172" calcext:value-type="float">
            <text:p>8,3172</text:p>
          </table:table-cell>
          <table:table-cell table:number-columns-repeated="2"/>
        </table:table-row>
        <table:table-row table:style-name="ro1">
          <table:table-cell office:value-type="float" office:value="18.75" calcext:value-type="float">
            <text:p>18,7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ABS([.$D$3]-[.A74])" office:value-type="float" office:value="8.3172" calcext:value-type="float">
            <text:p>8,3172</text:p>
          </table:table-cell>
          <table:table-cell table:number-columns-repeated="2"/>
        </table:table-row>
        <table:table-row table:style-name="ro1">
          <table:table-cell office:value-type="float" office:value="18.75" calcext:value-type="float">
            <text:p>18,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ABS([.$D$3]-[.A75])" office:value-type="float" office:value="8.3172" calcext:value-type="float">
            <text:p>8,3172</text:p>
          </table:table-cell>
          <table:table-cell table:number-columns-repeated="2"/>
        </table:table-row>
        <table:table-row table:style-name="ro1">
          <table:table-cell office:value-type="float" office:value="18.84" calcext:value-type="float">
            <text:p>18,84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ABS([.$D$3]-[.A76])" office:value-type="float" office:value="8.4072" calcext:value-type="float">
            <text:p>8,4072</text:p>
          </table:table-cell>
          <table:table-cell table:number-columns-repeated="2"/>
        </table:table-row>
        <table:table-row table:style-name="ro1">
          <table:table-cell office:value-type="float" office:value="18.84" calcext:value-type="float">
            <text:p>18,8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ABS([.$D$3]-[.A77])" office:value-type="float" office:value="8.4072" calcext:value-type="float">
            <text:p>8,4072</text:p>
          </table:table-cell>
          <table:table-cell table:number-columns-repeated="2"/>
        </table:table-row>
        <table:table-row table:style-name="ro1">
          <table:table-cell office:value-type="float" office:value="18.84" calcext:value-type="float">
            <text:p>18,8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ABS([.$D$3]-[.A78])" office:value-type="float" office:value="8.4072" calcext:value-type="float">
            <text:p>8,4072</text:p>
          </table:table-cell>
          <table:table-cell table:number-columns-repeated="2"/>
        </table:table-row>
        <table:table-row table:style-name="ro1">
          <table:table-cell office:value-type="float" office:value="18.84" calcext:value-type="float">
            <text:p>18,8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ABS([.$D$3]-[.A79])" office:value-type="float" office:value="8.4072" calcext:value-type="float">
            <text:p>8,4072</text:p>
          </table:table-cell>
          <table:table-cell table:number-columns-repeated="2"/>
        </table:table-row>
        <table:table-row table:style-name="ro1">
          <table:table-cell office:value-type="float" office:value="18.84" calcext:value-type="float">
            <text:p>18,8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BS([.$D$3]-[.A80])" office:value-type="float" office:value="8.4072" calcext:value-type="float">
            <text:p>8,4072</text:p>
          </table:table-cell>
          <table:table-cell table:number-columns-repeated="2"/>
        </table:table-row>
        <table:table-row table:style-name="ro1">
          <table:table-cell office:value-type="float" office:value="16.02" calcext:value-type="float">
            <text:p>16,0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ABS([.$D$3]-[.A81])" office:value-type="float" office:value="5.5872" calcext:value-type="float">
            <text:p>5,5872</text:p>
          </table:table-cell>
          <table:table-cell table:number-columns-repeated="2"/>
        </table:table-row>
        <table:table-row table:style-name="ro1">
          <table:table-cell office:value-type="float" office:value="18.94" calcext:value-type="float">
            <text:p>18,9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BS([.$D$3]-[.A82])" office:value-type="float" office:value="8.5072" calcext:value-type="float">
            <text:p>8,5072</text:p>
          </table:table-cell>
          <table:table-cell table:number-columns-repeated="2"/>
        </table:table-row>
        <table:table-row table:style-name="ro1">
          <table:table-cell office:value-type="float" office:value="19.03" calcext:value-type="float">
            <text:p>19,03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ABS([.$D$3]-[.A83])" office:value-type="float" office:value="8.5972" calcext:value-type="float">
            <text:p>8,5972</text:p>
          </table:table-cell>
          <table:table-cell table:number-columns-repeated="2"/>
        </table:table-row>
        <table:table-row table:style-name="ro1">
          <table:table-cell office:value-type="float" office:value="18.94" calcext:value-type="float">
            <text:p>18,9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ABS([.$D$3]-[.A84])" office:value-type="float" office:value="8.5072" calcext:value-type="float">
            <text:p>8,5072</text:p>
          </table:table-cell>
          <table:table-cell table:number-columns-repeated="2"/>
        </table:table-row>
        <table:table-row table:style-name="ro1">
          <table:table-cell office:value-type="float" office:value="19.03" calcext:value-type="float">
            <text:p>19,0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ABS([.$D$3]-[.A85])" office:value-type="float" office:value="8.5972" calcext:value-type="float">
            <text:p>8,5972</text:p>
          </table:table-cell>
          <table:table-cell table:number-columns-repeated="2"/>
        </table:table-row>
        <table:table-row table:style-name="ro1">
          <table:table-cell office:value-type="float" office:value="19.03" calcext:value-type="float">
            <text:p>19,0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ABS([.$D$3]-[.A86])" office:value-type="float" office:value="8.5972" calcext:value-type="float">
            <text:p>8,5972</text:p>
          </table:table-cell>
          <table:table-cell table:number-columns-repeated="2"/>
        </table:table-row>
        <table:table-row table:style-name="ro1">
          <table:table-cell office:value-type="float" office:value="19.03" calcext:value-type="float">
            <text:p>19,0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ABS([.$D$3]-[.A87])" office:value-type="float" office:value="8.5972" calcext:value-type="float">
            <text:p>8,5972</text:p>
          </table:table-cell>
          <table:table-cell table:number-columns-repeated="2"/>
        </table:table-row>
        <table:table-row table:style-name="ro1">
          <table:table-cell office:value-type="float" office:value="16.09" calcext:value-type="float">
            <text:p>16,09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ABS([.$D$3]-[.A88])" office:value-type="float" office:value="5.6572" calcext:value-type="float">
            <text:p>5,6572</text:p>
          </table:table-cell>
          <table:table-cell table:number-columns-repeated="2"/>
        </table:table-row>
        <table:table-row table:style-name="ro1">
          <table:table-cell office:value-type="float" office:value="19.03" calcext:value-type="float">
            <text:p>19,03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ABS([.$D$3]-[.A89])" office:value-type="float" office:value="8.5972" calcext:value-type="float">
            <text:p>8,5972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,12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ABS([.$D$3]-[.A90])" office:value-type="float" office:value="8.6872" calcext:value-type="float">
            <text:p>8,6872</text:p>
          </table:table-cell>
          <table:table-cell table:number-columns-repeated="2"/>
        </table:table-row>
        <table:table-row table:style-name="ro1">
          <table:table-cell office:value-type="float" office:value="19.03" calcext:value-type="float">
            <text:p>19,0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ABS([.$D$3]-[.A91])" office:value-type="float" office:value="8.5972" calcext:value-type="float">
            <text:p>8,5972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,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BS([.$D$3]-[.A92])" office:value-type="float" office:value="8.6872" calcext:value-type="float">
            <text:p>8,6872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,1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ABS([.$D$3]-[.A93])" office:value-type="float" office:value="8.6872" calcext:value-type="float">
            <text:p>8,6872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,1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ABS([.$D$3]-[.A94])" office:value-type="float" office:value="8.6872" calcext:value-type="float">
            <text:p>8,6872</text:p>
          </table:table-cell>
          <table:table-cell table:number-columns-repeated="2"/>
        </table:table-row>
        <table:table-row table:style-name="ro1">
          <table:table-cell office:value-type="float" office:value="16.17" calcext:value-type="float">
            <text:p>16,1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ABS([.$D$3]-[.A95])" office:value-type="float" office:value="5.7372" calcext:value-type="float">
            <text:p>5,7372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,12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ABS([.$D$3]-[.A96])" office:value-type="float" office:value="8.6872" calcext:value-type="float">
            <text:p>8,6872</text:p>
          </table:table-cell>
          <table:table-cell table:number-columns-repeated="2"/>
        </table:table-row>
        <table:table-row table:style-name="ro1">
          <table:table-cell office:value-type="float" office:value="19.21" calcext:value-type="float">
            <text:p>19,21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BS([.$D$3]-[.A97])" office:value-type="float" office:value="8.7772" calcext:value-type="float">
            <text:p>8,7772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,12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ABS([.$D$3]-[.A98])" office:value-type="float" office:value="8.6872" calcext:value-type="float">
            <text:p>8,6872</text:p>
          </table:table-cell>
          <table:table-cell table:number-columns-repeated="2"/>
        </table:table-row>
        <table:table-row table:style-name="ro1">
          <table:table-cell office:value-type="float" office:value="19.21" calcext:value-type="float">
            <text:p>19,21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ABS([.$D$3]-[.A99])" office:value-type="float" office:value="8.7772" calcext:value-type="float">
            <text:p>8,7772</text:p>
          </table:table-cell>
          <table:table-cell table:number-columns-repeated="2"/>
        </table:table-row>
        <table:table-row table:style-name="ro1">
          <table:table-cell office:value-type="float" office:value="19.21" calcext:value-type="float">
            <text:p>19,21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ABS([.$D$3]-[.A100])" office:value-type="float" office:value="8.7772" calcext:value-type="float">
            <text:p>8,7772</text:p>
          </table:table-cell>
          <table:table-cell table:number-columns-repeated="2"/>
        </table:table-row>
        <table:table-row table:style-name="ro1">
          <table:table-cell office:value-type="float" office:value="19.21" calcext:value-type="float">
            <text:p>19,21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ABS([.$D$3]-[.A101])" office:value-type="float" office:value="8.7772" calcext:value-type="float">
            <text:p>8,7772</text:p>
          </table:table-cell>
          <table:table-cell table:number-columns-repeated="2"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$D$3]-[.A102])" office:value-type="float" office:value="5.8172" calcext:value-type="float">
            <text:p>5,8172</text:p>
          </table:table-cell>
          <table:table-cell table:number-columns-repeated="2"/>
        </table:table-row>
      </table:table>
      <table:table table:name="100" table:style-name="ta1">
        <table:shapes>
          <draw:frame draw:z-index="0" draw:style-name="gr1" draw:text-style-name="P1" svg:width="159.97mm" svg:height="90.04mm" svg:x="188.62mm" svg:y="15.67mm">
            <draw:object draw:notify-on-update-of-ranges="'100'.B3:'100'.B102 '100'.A3:'100'.A10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x_ou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ux_final</text:p>
          </table:table-cell>
          <table:table-cell office:value-type="string" calcext:value-type="string">
            <text:p>Lux_tau</text:p>
          </table:table-cell>
          <table:table-cell office:value-type="string" calcext:value-type="string">
            <text:p>Dist_tau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1" calcext:value-type="float">
            <text:p>1</text:p>
          </table:table-cell>
          <table:table-cell table:formula="of:=[.A31]" office:value-type="float" office:value="18.39" calcext:value-type="float">
            <text:p>18,39</text:p>
          </table:table-cell>
          <table:table-cell table:formula="of:=0.63*[.C3]" office:value-type="float" office:value="11.5857" calcext:value-type="float">
            <text:p>11,5857</text:p>
          </table:table-cell>
          <table:table-cell table:formula="of:=ABS([.$D$3]-[.A3])" office:value-type="float" office:value="11.0257" calcext:value-type="float">
            <text:p>11,0257</text:p>
          </table:table-cell>
          <table:table-cell table:formula="of:=MIN([.E3:.E102])" office:value-type="float" office:value="0.0957000000000008" calcext:value-type="float">
            <text:p>0,095700000000001</text:p>
          </table:table-cell>
          <table:table-cell table:formula="of:=VLOOKUP([.F3]+[.D3];[.A3:.B102];2;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$D$3]-[.A4])" office:value-type="float" office:value="10.9557" calcext:value-type="float">
            <text:p>10,9557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BS([.$D$3]-[.A5])" office:value-type="float" office:value="10.8157" calcext:value-type="float">
            <text:p>10,8157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$D$3]-[.A6])" office:value-type="float" office:value="10.6057" calcext:value-type="float">
            <text:p>10,6057</text:p>
          </table:table-cell>
          <table:table-cell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BS([.$D$3]-[.A7])" office:value-type="float" office:value="10.3357" calcext:value-type="float">
            <text:p>10,3357</text:p>
          </table:table-cell>
          <table:table-cell table:number-columns-repeated="2"/>
        </table:table-row>
        <table:table-row table:style-name="ro1">
          <table:table-cell office:value-type="float" office:value="1.59" calcext:value-type="float">
            <text:p>1,5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$D$3]-[.A8])" office:value-type="float" office:value="9.9957" calcext:value-type="float">
            <text:p>9,9957</text:p>
          </table:table-cell>
          <table:table-cell table:number-columns-repeated="2"/>
        </table:table-row>
        <table:table-row table:style-name="ro1">
          <table:table-cell office:value-type="float" office:value="1.98" calcext:value-type="float">
            <text:p>1,9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BS([.$D$3]-[.A9])" office:value-type="float" office:value="9.6057" calcext:value-type="float">
            <text:p>9,6057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$D$3]-[.A10])" office:value-type="float" office:value="9.1857" calcext:value-type="float">
            <text:p>9,1857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BS([.$D$3]-[.A11])" office:value-type="float" office:value="8.6857" calcext:value-type="float">
            <text:p>8,6857</text:p>
          </table:table-cell>
          <table:table-cell table:number-columns-repeated="2"/>
        </table:table-row>
        <table:table-row table:style-name="ro1">
          <table:table-cell office:value-type="float" office:value="3.86" calcext:value-type="float">
            <text:p>3,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$D$3]-[.A12])" office:value-type="float" office:value="7.7257" calcext:value-type="float">
            <text:p>7,7257</text:p>
          </table:table-cell>
          <table:table-cell table:number-columns-repeated="2"/>
        </table:table-row>
        <table:table-row table:style-name="ro1">
          <table:table-cell office:value-type="float" office:value="6.89" calcext:value-type="float">
            <text:p>6,8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ABS([.$D$3]-[.A13])" office:value-type="float" office:value="4.6957" calcext:value-type="float">
            <text:p>4,6957</text:p>
          </table:table-cell>
          <table:table-cell table:number-columns-repeated="2"/>
        </table:table-row>
        <table:table-row table:style-name="ro1">
          <table:table-cell office:value-type="float" office:value="9.53" calcext:value-type="float">
            <text:p>9,5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$D$3]-[.A14])" office:value-type="float" office:value="2.0557" calcext:value-type="float">
            <text:p>2,0557</text:p>
          </table:table-cell>
          <table:table-cell table:number-columns-repeated="2"/>
        </table:table-row>
        <table:table-row table:style-name="ro1">
          <table:table-cell office:value-type="float" office:value="11.49" calcext:value-type="float">
            <text:p>11,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ABS([.$D$3]-[.A15])" office:value-type="float" office:value="0.0957000000000008" calcext:value-type="float">
            <text:p>0,095700000000001</text:p>
          </table:table-cell>
          <table:table-cell table:number-columns-repeated="2"/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$D$3]-[.A16])" office:value-type="float" office:value="1.4443" calcext:value-type="float">
            <text:p>1,4443</text:p>
          </table:table-cell>
          <table:table-cell table:number-columns-repeated="2"/>
        </table:table-row>
        <table:table-row table:style-name="ro1">
          <table:table-cell office:value-type="float" office:value="14.11" calcext:value-type="float">
            <text:p>14,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BS([.$D$3]-[.A17])" office:value-type="float" office:value="2.5243" calcext:value-type="float">
            <text:p>2,5243</text:p>
          </table:table-cell>
          <table:table-cell table:number-columns-repeated="2"/>
        </table:table-row>
        <table:table-row table:style-name="ro1">
          <table:table-cell office:value-type="float" office:value="14.85" calcext:value-type="float">
            <text:p>14,8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$D$3]-[.A18])" office:value-type="float" office:value="3.2643" calcext:value-type="float">
            <text:p>3,2643</text:p>
          </table:table-cell>
          <table:table-cell table:number-columns-repeated="2"/>
        </table:table-row>
        <table:table-row table:style-name="ro1">
          <table:table-cell office:value-type="float" office:value="15.42" calcext:value-type="float">
            <text:p>15,4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ABS([.$D$3]-[.A19])" office:value-type="float" office:value="3.8343" calcext:value-type="float">
            <text:p>3,8343</text:p>
          </table:table-cell>
          <table:table-cell table:number-columns-repeated="2"/>
        </table:table-row>
        <table:table-row table:style-name="ro1">
          <table:table-cell office:value-type="float" office:value="15.94" calcext:value-type="float">
            <text:p>15,9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ABS([.$D$3]-[.A20])" office:value-type="float" office:value="4.3543" calcext:value-type="float">
            <text:p>4,3543</text:p>
          </table:table-cell>
          <table:table-cell table:number-columns-repeated="2"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ABS([.$D$3]-[.A21])" office:value-type="float" office:value="4.6643" calcext:value-type="float">
            <text:p>4,6643</text:p>
          </table:table-cell>
          <table:table-cell table:number-columns-repeated="2"/>
        </table:table-row>
        <table:table-row table:style-name="ro1">
          <table:table-cell office:value-type="float" office:value="16.64" calcext:value-type="float">
            <text:p>16,6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BS([.$D$3]-[.A22])" office:value-type="float" office:value="5.0543" calcext:value-type="float">
            <text:p>5,0543</text:p>
          </table:table-cell>
          <table:table-cell table:number-columns-repeated="2"/>
        </table:table-row>
        <table:table-row table:style-name="ro1">
          <table:table-cell office:value-type="float" office:value="16.88" calcext:value-type="float">
            <text:p>16,8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ABS([.$D$3]-[.A23])" office:value-type="float" office:value="5.2943" calcext:value-type="float">
            <text:p>5,2943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,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ABS([.$D$3]-[.A24])" office:value-type="float" office:value="5.5343" calcext:value-type="float">
            <text:p>5,5343</text:p>
          </table:table-cell>
          <table:table-cell table:number-columns-repeated="2"/>
        </table:table-row>
        <table:table-row table:style-name="ro1">
          <table:table-cell office:value-type="float" office:value="17.37" calcext:value-type="float">
            <text:p>17,3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ABS([.$D$3]-[.A25])" office:value-type="float" office:value="5.7843" calcext:value-type="float">
            <text:p>5,7843</text:p>
          </table:table-cell>
          <table:table-cell table:number-columns-repeated="2"/>
        </table:table-row>
        <table:table-row table:style-name="ro1">
          <table:table-cell office:value-type="float" office:value="17.62" calcext:value-type="float">
            <text:p>17,6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ABS([.$D$3]-[.A26])" office:value-type="float" office:value="6.0343" calcext:value-type="float">
            <text:p>6,0343</text:p>
          </table:table-cell>
          <table:table-cell table:number-columns-repeated="2"/>
        </table:table-row>
        <table:table-row table:style-name="ro1">
          <table:table-cell office:value-type="float" office:value="17.79" calcext:value-type="float">
            <text:p>17,7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ABS([.$D$3]-[.A27])" office:value-type="float" office:value="6.2043" calcext:value-type="float">
            <text:p>6,2043</text:p>
          </table:table-cell>
          <table:table-cell table:number-columns-repeated="2"/>
        </table:table-row>
        <table:table-row table:style-name="ro1">
          <table:table-cell office:value-type="float" office:value="17.96" calcext:value-type="float">
            <text:p>17,9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ABS([.$D$3]-[.A28])" office:value-type="float" office:value="6.3743" calcext:value-type="float">
            <text:p>6,3743</text:p>
          </table:table-cell>
          <table:table-cell table:number-columns-repeated="2"/>
        </table:table-row>
        <table:table-row table:style-name="ro1">
          <table:table-cell office:value-type="float" office:value="18.13" calcext:value-type="float">
            <text:p>18,1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ABS([.$D$3]-[.A29])" office:value-type="float" office:value="6.5443" calcext:value-type="float">
            <text:p>6,5443</text:p>
          </table:table-cell>
          <table:table-cell table:number-columns-repeated="2"/>
        </table:table-row>
        <table:table-row table:style-name="ro1">
          <table:table-cell office:value-type="float" office:value="18.22" calcext:value-type="float">
            <text:p>18,2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ABS([.$D$3]-[.A30])" office:value-type="float" office:value="6.6343" calcext:value-type="float">
            <text:p>6,6343</text:p>
          </table:table-cell>
          <table:table-cell table:number-columns-repeated="2"/>
        </table:table-row>
        <table:table-row table:style-name="ro1">
          <table:table-cell office:value-type="float" office:value="18.39" calcext:value-type="float">
            <text:p>18,3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ABS([.$D$3]-[.A31])" office:value-type="float" office:value="6.8043" calcext:value-type="float">
            <text:p>6,8043</text:p>
          </table:table-cell>
          <table:table-cell table:number-columns-repeated="2"/>
        </table:table-row>
        <table:table-row table:style-name="ro1">
          <table:table-cell office:value-type="float" office:value="18.48" calcext:value-type="float">
            <text:p>18,4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BS([.$D$3]-[.A32])" office:value-type="float" office:value="6.8943" calcext:value-type="float">
            <text:p>6,8943</text:p>
          </table:table-cell>
          <table:table-cell table:number-columns-repeated="2"/>
        </table:table-row>
        <table:table-row table:style-name="ro1">
          <table:table-cell office:value-type="float" office:value="18.66" calcext:value-type="float">
            <text:p>18,6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ABS([.$D$3]-[.A33])" office:value-type="float" office:value="7.0743" calcext:value-type="float">
            <text:p>7,0743</text:p>
          </table:table-cell>
          <table:table-cell table:number-columns-repeated="2"/>
        </table:table-row>
        <table:table-row table:style-name="ro1">
          <table:table-cell office:value-type="float" office:value="18.75" calcext:value-type="float">
            <text:p>18,7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$D$3]-[.A34])" office:value-type="float" office:value="7.1643" calcext:value-type="float">
            <text:p>7,1643</text:p>
          </table:table-cell>
          <table:table-cell table:number-columns-repeated="2"/>
        </table:table-row>
        <table:table-row table:style-name="ro1">
          <table:table-cell office:value-type="float" office:value="18.84" calcext:value-type="float">
            <text:p>18,8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ABS([.$D$3]-[.A35])" office:value-type="float" office:value="7.2543" calcext:value-type="float">
            <text:p>7,2543</text:p>
          </table:table-cell>
          <table:table-cell table:number-columns-repeated="2"/>
        </table:table-row>
        <table:table-row table:style-name="ro1">
          <table:table-cell office:value-type="float" office:value="18.94" calcext:value-type="float">
            <text:p>18,9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BS([.$D$3]-[.A36])" office:value-type="float" office:value="7.3543" calcext:value-type="float">
            <text:p>7,3543</text:p>
          </table:table-cell>
          <table:table-cell table:number-columns-repeated="2"/>
        </table:table-row>
        <table:table-row table:style-name="ro1">
          <table:table-cell office:value-type="float" office:value="19.03" calcext:value-type="float">
            <text:p>19,0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BS([.$D$3]-[.A37])" office:value-type="float" office:value="7.4443" calcext:value-type="float">
            <text:p>7,4443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,1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ABS([.$D$3]-[.A38])" office:value-type="float" office:value="7.5343" calcext:value-type="float">
            <text:p>7,5343</text:p>
          </table:table-cell>
          <table:table-cell table:number-columns-repeated="2"/>
        </table:table-row>
        <table:table-row table:style-name="ro1">
          <table:table-cell office:value-type="float" office:value="19.21" calcext:value-type="float">
            <text:p>19,2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ABS([.$D$3]-[.A39])" office:value-type="float" office:value="7.6243" calcext:value-type="float">
            <text:p>7,6243</text:p>
          </table:table-cell>
          <table:table-cell table:number-columns-repeated="2"/>
        </table:table-row>
        <table:table-row table:style-name="ro1">
          <table:table-cell office:value-type="float" office:value="19.31" calcext:value-type="float">
            <text:p>19,3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BS([.$D$3]-[.A40])" office:value-type="float" office:value="7.7243" calcext:value-type="float">
            <text:p>7,7243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ABS([.$D$3]-[.A41])" office:value-type="float" office:value="7.8143" calcext:value-type="float">
            <text:p>7,8143</text:p>
          </table:table-cell>
          <table:table-cell table:number-columns-repeated="2"/>
        </table:table-row>
        <table:table-row table:style-name="ro1">
          <table:table-cell office:value-type="float" office:value="19.49" calcext:value-type="float">
            <text:p>19,4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ABS([.$D$3]-[.A42])" office:value-type="float" office:value="7.9043" calcext:value-type="float">
            <text:p>7,9043</text:p>
          </table:table-cell>
          <table:table-cell table:number-columns-repeated="2"/>
        </table:table-row>
        <table:table-row table:style-name="ro1">
          <table:table-cell office:value-type="float" office:value="19.49" calcext:value-type="float">
            <text:p>19,4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BS([.$D$3]-[.A43])" office:value-type="float" office:value="7.9043" calcext:value-type="float">
            <text:p>7,9043</text:p>
          </table:table-cell>
          <table:table-cell table:number-columns-repeated="2"/>
        </table:table-row>
        <table:table-row table:style-name="ro1">
          <table:table-cell office:value-type="float" office:value="19.59" calcext:value-type="float">
            <text:p>19,5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BS([.$D$3]-[.A44])" office:value-type="float" office:value="8.0043" calcext:value-type="float">
            <text:p>8,0043</text:p>
          </table:table-cell>
          <table:table-cell table:number-columns-repeated="2"/>
        </table:table-row>
        <table:table-row table:style-name="ro1">
          <table:table-cell office:value-type="float" office:value="19.59" calcext:value-type="float">
            <text:p>19,5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BS([.$D$3]-[.A45])" office:value-type="float" office:value="8.0043" calcext:value-type="float">
            <text:p>8,0043</text:p>
          </table:table-cell>
          <table:table-cell table:number-columns-repeated="2"/>
        </table:table-row>
        <table:table-row table:style-name="ro1">
          <table:table-cell office:value-type="float" office:value="19.69" calcext:value-type="float">
            <text:p>19,6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BS([.$D$3]-[.A46])" office:value-type="float" office:value="8.1043" calcext:value-type="float">
            <text:p>8,1043</text:p>
          </table:table-cell>
          <table:table-cell table:number-columns-repeated="2"/>
        </table:table-row>
        <table:table-row table:style-name="ro1">
          <table:table-cell office:value-type="float" office:value="19.78" calcext:value-type="float">
            <text:p>19,7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BS([.$D$3]-[.A47])" office:value-type="float" office:value="8.1943" calcext:value-type="float">
            <text:p>8,1943</text:p>
          </table:table-cell>
          <table:table-cell table:number-columns-repeated="2"/>
        </table:table-row>
        <table:table-row table:style-name="ro1">
          <table:table-cell office:value-type="float" office:value="19.78" calcext:value-type="float">
            <text:p>19,7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BS([.$D$3]-[.A48])" office:value-type="float" office:value="8.1943" calcext:value-type="float">
            <text:p>8,1943</text:p>
          </table:table-cell>
          <table:table-cell table:number-columns-repeated="2"/>
        </table:table-row>
        <table:table-row table:style-name="ro1">
          <table:table-cell office:value-type="float" office:value="19.88" calcext:value-type="float">
            <text:p>19,8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BS([.$D$3]-[.A49])" office:value-type="float" office:value="8.2943" calcext:value-type="float">
            <text:p>8,2943</text:p>
          </table:table-cell>
          <table:table-cell table:number-columns-repeated="2"/>
        </table:table-row>
        <table:table-row table:style-name="ro1">
          <table:table-cell office:value-type="float" office:value="19.88" calcext:value-type="float">
            <text:p>19,8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ABS([.$D$3]-[.A50])" office:value-type="float" office:value="8.2943" calcext:value-type="float">
            <text:p>8,2943</text:p>
          </table:table-cell>
          <table:table-cell table:number-columns-repeated="2"/>
        </table:table-row>
        <table:table-row table:style-name="ro1">
          <table:table-cell office:value-type="float" office:value="19.98" calcext:value-type="float">
            <text:p>19,9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BS([.$D$3]-[.A51])" office:value-type="float" office:value="8.3943" calcext:value-type="float">
            <text:p>8,3943</text:p>
          </table:table-cell>
          <table:table-cell table:number-columns-repeated="2"/>
        </table:table-row>
        <table:table-row table:style-name="ro1">
          <table:table-cell office:value-type="float" office:value="19.98" calcext:value-type="float">
            <text:p>19,9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BS([.$D$3]-[.A52])" office:value-type="float" office:value="8.3943" calcext:value-type="float">
            <text:p>8,3943</text:p>
          </table:table-cell>
          <table:table-cell table:number-columns-repeated="2"/>
        </table:table-row>
        <table:table-row table:style-name="ro1">
          <table:table-cell office:value-type="float" office:value="20.07" calcext:value-type="float">
            <text:p>20,07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BS([.$D$3]-[.A53])" office:value-type="float" office:value="8.4843" calcext:value-type="float">
            <text:p>8,4843</text:p>
          </table:table-cell>
          <table:table-cell table:number-columns-repeated="2"/>
        </table:table-row>
        <table:table-row table:style-name="ro1">
          <table:table-cell office:value-type="float" office:value="20.07" calcext:value-type="float">
            <text:p>20,0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ABS([.$D$3]-[.A54])" office:value-type="float" office:value="8.4843" calcext:value-type="float">
            <text:p>8,4843</text:p>
          </table:table-cell>
          <table:table-cell table:number-columns-repeated="2"/>
        </table:table-row>
        <table:table-row table:style-name="ro1">
          <table:table-cell office:value-type="float" office:value="20.17" calcext:value-type="float">
            <text:p>20,17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ABS([.$D$3]-[.A55])" office:value-type="float" office:value="8.5843" calcext:value-type="float">
            <text:p>8,5843</text:p>
          </table:table-cell>
          <table:table-cell table:number-columns-repeated="2"/>
        </table:table-row>
        <table:table-row table:style-name="ro1">
          <table:table-cell office:value-type="float" office:value="20.17" calcext:value-type="float">
            <text:p>20,1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ABS([.$D$3]-[.A56])" office:value-type="float" office:value="8.5843" calcext:value-type="float">
            <text:p>8,5843</text:p>
          </table:table-cell>
          <table:table-cell table:number-columns-repeated="2"/>
        </table:table-row>
        <table:table-row table:style-name="ro1">
          <table:table-cell office:value-type="float" office:value="20.17" calcext:value-type="float">
            <text:p>20,1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BS([.$D$3]-[.A57])" office:value-type="float" office:value="8.5843" calcext:value-type="float">
            <text:p>8,5843</text:p>
          </table:table-cell>
          <table:table-cell table:number-columns-repeated="2"/>
        </table:table-row>
        <table:table-row table:style-name="ro1">
          <table:table-cell office:value-type="float" office:value="20.27" calcext:value-type="float">
            <text:p>20,2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ABS([.$D$3]-[.A58])" office:value-type="float" office:value="8.6843" calcext:value-type="float">
            <text:p>8,6843</text:p>
          </table:table-cell>
          <table:table-cell table:number-columns-repeated="2"/>
        </table:table-row>
        <table:table-row table:style-name="ro1">
          <table:table-cell office:value-type="float" office:value="20.27" calcext:value-type="float">
            <text:p>20,27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ABS([.$D$3]-[.A59])" office:value-type="float" office:value="8.6843" calcext:value-type="float">
            <text:p>8,6843</text:p>
          </table:table-cell>
          <table:table-cell table:number-columns-repeated="2"/>
        </table:table-row>
        <table:table-row table:style-name="ro1">
          <table:table-cell office:value-type="float" office:value="20.37" calcext:value-type="float">
            <text:p>20,3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ABS([.$D$3]-[.A60])" office:value-type="float" office:value="8.7843" calcext:value-type="float">
            <text:p>8,7843</text:p>
          </table:table-cell>
          <table:table-cell table:number-columns-repeated="2"/>
        </table:table-row>
        <table:table-row table:style-name="ro1">
          <table:table-cell office:value-type="float" office:value="20.37" calcext:value-type="float">
            <text:p>20,3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ABS([.$D$3]-[.A61])" office:value-type="float" office:value="8.7843" calcext:value-type="float">
            <text:p>8,7843</text:p>
          </table:table-cell>
          <table:table-cell table:number-columns-repeated="2"/>
        </table:table-row>
        <table:table-row table:style-name="ro1">
          <table:table-cell office:value-type="float" office:value="20.37" calcext:value-type="float">
            <text:p>20,37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ABS([.$D$3]-[.A62])" office:value-type="float" office:value="8.7843" calcext:value-type="float">
            <text:p>8,7843</text:p>
          </table:table-cell>
          <table:table-cell table:number-columns-repeated="2"/>
        </table:table-row>
        <table:table-row table:style-name="ro1">
          <table:table-cell office:value-type="float" office:value="20.37" calcext:value-type="float">
            <text:p>20,3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ABS([.$D$3]-[.A63])" office:value-type="float" office:value="8.7843" calcext:value-type="float">
            <text:p>8,7843</text:p>
          </table:table-cell>
          <table:table-cell table:number-columns-repeated="2"/>
        </table:table-row>
        <table:table-row table:style-name="ro1">
          <table:table-cell office:value-type="float" office:value="20.47" calcext:value-type="float">
            <text:p>20,47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ABS([.$D$3]-[.A64])" office:value-type="float" office:value="8.8843" calcext:value-type="float">
            <text:p>8,8843</text:p>
          </table:table-cell>
          <table:table-cell table:number-columns-repeated="2"/>
        </table:table-row>
        <table:table-row table:style-name="ro1">
          <table:table-cell office:value-type="float" office:value="20.47" calcext:value-type="float">
            <text:p>20,4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ABS([.$D$3]-[.A65])" office:value-type="float" office:value="8.8843" calcext:value-type="float">
            <text:p>8,8843</text:p>
          </table:table-cell>
          <table:table-cell table:number-columns-repeated="2"/>
        </table:table-row>
        <table:table-row table:style-name="ro1">
          <table:table-cell office:value-type="float" office:value="20.47" calcext:value-type="float">
            <text:p>20,4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ABS([.$D$3]-[.A66])" office:value-type="float" office:value="8.8843" calcext:value-type="float">
            <text:p>8,8843</text:p>
          </table:table-cell>
          <table:table-cell table:number-columns-repeated="2"/>
        </table:table-row>
        <table:table-row table:style-name="ro1">
          <table:table-cell office:value-type="float" office:value="20.57" calcext:value-type="float">
            <text:p>20,5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ABS([.$D$3]-[.A67])" office:value-type="float" office:value="8.9843" calcext:value-type="float">
            <text:p>8,9843</text:p>
          </table:table-cell>
          <table:table-cell table:number-columns-repeated="2"/>
        </table:table-row>
        <table:table-row table:style-name="ro1">
          <table:table-cell office:value-type="float" office:value="20.57" calcext:value-type="float">
            <text:p>20,5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ABS([.$D$3]-[.A68])" office:value-type="float" office:value="8.9843" calcext:value-type="float">
            <text:p>8,9843</text:p>
          </table:table-cell>
          <table:table-cell table:number-columns-repeated="2"/>
        </table:table-row>
        <table:table-row table:style-name="ro1">
          <table:table-cell office:value-type="float" office:value="20.57" calcext:value-type="float">
            <text:p>20,5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ABS([.$D$3]-[.A69])" office:value-type="float" office:value="8.9843" calcext:value-type="float">
            <text:p>8,9843</text:p>
          </table:table-cell>
          <table:table-cell table:number-columns-repeated="2"/>
        </table:table-row>
        <table:table-row table:style-name="ro1">
          <table:table-cell office:value-type="float" office:value="20.57" calcext:value-type="float">
            <text:p>20,5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ABS([.$D$3]-[.A70])" office:value-type="float" office:value="8.9843" calcext:value-type="float">
            <text:p>8,9843</text:p>
          </table:table-cell>
          <table:table-cell table:number-columns-repeated="2"/>
        </table:table-row>
        <table:table-row table:style-name="ro1">
          <table:table-cell office:value-type="float" office:value="20.67" calcext:value-type="float">
            <text:p>20,6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ABS([.$D$3]-[.A71])" office:value-type="float" office:value="9.0843" calcext:value-type="float">
            <text:p>9,0843</text:p>
          </table:table-cell>
          <table:table-cell table:number-columns-repeated="2"/>
        </table:table-row>
        <table:table-row table:style-name="ro1">
          <table:table-cell office:value-type="float" office:value="20.67" calcext:value-type="float">
            <text:p>20,6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BS([.$D$3]-[.A72])" office:value-type="float" office:value="9.0843" calcext:value-type="float">
            <text:p>9,0843</text:p>
          </table:table-cell>
          <table:table-cell table:number-columns-repeated="2"/>
        </table:table-row>
        <table:table-row table:style-name="ro1">
          <table:table-cell office:value-type="float" office:value="20.67" calcext:value-type="float">
            <text:p>20,67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ABS([.$D$3]-[.A73])" office:value-type="float" office:value="9.0843" calcext:value-type="float">
            <text:p>9,0843</text:p>
          </table:table-cell>
          <table:table-cell table:number-columns-repeated="2"/>
        </table:table-row>
        <table:table-row table:style-name="ro1">
          <table:table-cell office:value-type="float" office:value="20.67" calcext:value-type="float">
            <text:p>20,67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ABS([.$D$3]-[.A74])" office:value-type="float" office:value="9.0843" calcext:value-type="float">
            <text:p>9,0843</text:p>
          </table:table-cell>
          <table:table-cell table:number-columns-repeated="2"/>
        </table:table-row>
        <table:table-row table:style-name="ro1">
          <table:table-cell office:value-type="float" office:value="20.78" calcext:value-type="float">
            <text:p>20,7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ABS([.$D$3]-[.A75])" office:value-type="float" office:value="9.1943" calcext:value-type="float">
            <text:p>9,1943</text:p>
          </table:table-cell>
          <table:table-cell table:number-columns-repeated="2"/>
        </table:table-row>
        <table:table-row table:style-name="ro1">
          <table:table-cell office:value-type="float" office:value="20.78" calcext:value-type="float">
            <text:p>20,7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ABS([.$D$3]-[.A76])" office:value-type="float" office:value="9.1943" calcext:value-type="float">
            <text:p>9,1943</text:p>
          </table:table-cell>
          <table:table-cell table:number-columns-repeated="2"/>
        </table:table-row>
        <table:table-row table:style-name="ro1">
          <table:table-cell office:value-type="float" office:value="20.78" calcext:value-type="float">
            <text:p>20,7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ABS([.$D$3]-[.A77])" office:value-type="float" office:value="9.1943" calcext:value-type="float">
            <text:p>9,1943</text:p>
          </table:table-cell>
          <table:table-cell table:number-columns-repeated="2"/>
        </table:table-row>
        <table:table-row table:style-name="ro1">
          <table:table-cell office:value-type="float" office:value="20.78" calcext:value-type="float">
            <text:p>20,78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ABS([.$D$3]-[.A78])" office:value-type="float" office:value="9.1943" calcext:value-type="float">
            <text:p>9,1943</text:p>
          </table:table-cell>
          <table:table-cell table:number-columns-repeated="2"/>
        </table:table-row>
        <table:table-row table:style-name="ro1">
          <table:table-cell office:value-type="float" office:value="20.78" calcext:value-type="float">
            <text:p>20,7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ABS([.$D$3]-[.A79])" office:value-type="float" office:value="9.1943" calcext:value-type="float">
            <text:p>9,1943</text:p>
          </table:table-cell>
          <table:table-cell table:number-columns-repeated="2"/>
        </table:table-row>
        <table:table-row table:style-name="ro1">
          <table:table-cell office:value-type="float" office:value="20.88" calcext:value-type="float">
            <text:p>20,8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BS([.$D$3]-[.A80])" office:value-type="float" office:value="9.2943" calcext:value-type="float">
            <text:p>9,2943</text:p>
          </table:table-cell>
          <table:table-cell table:number-columns-repeated="2"/>
        </table:table-row>
        <table:table-row table:style-name="ro1">
          <table:table-cell office:value-type="float" office:value="20.88" calcext:value-type="float">
            <text:p>20,8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ABS([.$D$3]-[.A81])" office:value-type="float" office:value="9.2943" calcext:value-type="float">
            <text:p>9,2943</text:p>
          </table:table-cell>
          <table:table-cell table:number-columns-repeated="2"/>
        </table:table-row>
        <table:table-row table:style-name="ro1">
          <table:table-cell office:value-type="float" office:value="20.88" calcext:value-type="float">
            <text:p>20,8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BS([.$D$3]-[.A82])" office:value-type="float" office:value="9.2943" calcext:value-type="float">
            <text:p>9,2943</text:p>
          </table:table-cell>
          <table:table-cell table:number-columns-repeated="2"/>
        </table:table-row>
        <table:table-row table:style-name="ro1">
          <table:table-cell office:value-type="float" office:value="20.88" calcext:value-type="float">
            <text:p>20,8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ABS([.$D$3]-[.A83])" office:value-type="float" office:value="9.2943" calcext:value-type="float">
            <text:p>9,2943</text:p>
          </table:table-cell>
          <table:table-cell table:number-columns-repeated="2"/>
        </table:table-row>
        <table:table-row table:style-name="ro1">
          <table:table-cell office:value-type="float" office:value="20.88" calcext:value-type="float">
            <text:p>20,8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ABS([.$D$3]-[.A84])" office:value-type="float" office:value="9.2943" calcext:value-type="float">
            <text:p>9,2943</text:p>
          </table:table-cell>
          <table:table-cell table:number-columns-repeated="2"/>
        </table:table-row>
        <table:table-row table:style-name="ro1">
          <table:table-cell office:value-type="float" office:value="20.88" calcext:value-type="float">
            <text:p>20,8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ABS([.$D$3]-[.A85])" office:value-type="float" office:value="9.2943" calcext:value-type="float">
            <text:p>9,2943</text:p>
          </table:table-cell>
          <table:table-cell table:number-columns-repeated="2"/>
        </table:table-row>
        <table:table-row table:style-name="ro1">
          <table:table-cell office:value-type="float" office:value="20.98" calcext:value-type="float">
            <text:p>20,98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ABS([.$D$3]-[.A86])" office:value-type="float" office:value="9.3943" calcext:value-type="float">
            <text:p>9,3943</text:p>
          </table:table-cell>
          <table:table-cell table:number-columns-repeated="2"/>
        </table:table-row>
        <table:table-row table:style-name="ro1">
          <table:table-cell office:value-type="float" office:value="20.98" calcext:value-type="float">
            <text:p>20,98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ABS([.$D$3]-[.A87])" office:value-type="float" office:value="9.3943" calcext:value-type="float">
            <text:p>9,3943</text:p>
          </table:table-cell>
          <table:table-cell table:number-columns-repeated="2"/>
        </table:table-row>
        <table:table-row table:style-name="ro1">
          <table:table-cell office:value-type="float" office:value="20.98" calcext:value-type="float">
            <text:p>20,9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ABS([.$D$3]-[.A88])" office:value-type="float" office:value="9.3943" calcext:value-type="float">
            <text:p>9,3943</text:p>
          </table:table-cell>
          <table:table-cell table:number-columns-repeated="2"/>
        </table:table-row>
        <table:table-row table:style-name="ro1">
          <table:table-cell office:value-type="float" office:value="20.98" calcext:value-type="float">
            <text:p>20,98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formula="of:=ABS([.$D$3]-[.A89])" office:value-type="float" office:value="9.3943" calcext:value-type="float">
            <text:p>9,3943</text:p>
          </table:table-cell>
          <table:table-cell table:number-columns-repeated="2"/>
        </table:table-row>
        <table:table-row table:style-name="ro1">
          <table:table-cell office:value-type="float" office:value="20.98" calcext:value-type="float">
            <text:p>20,98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ABS([.$D$3]-[.A90])" office:value-type="float" office:value="9.3943" calcext:value-type="float">
            <text:p>9,3943</text:p>
          </table:table-cell>
          <table:table-cell table:number-columns-repeated="2"/>
        </table:table-row>
        <table:table-row table:style-name="ro1">
          <table:table-cell office:value-type="float" office:value="20.98" calcext:value-type="float">
            <text:p>20,9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ABS([.$D$3]-[.A91])" office:value-type="float" office:value="9.3943" calcext:value-type="float">
            <text:p>9,3943</text:p>
          </table:table-cell>
          <table:table-cell table:number-columns-repeated="2"/>
        </table:table-row>
        <table:table-row table:style-name="ro1">
          <table:table-cell office:value-type="float" office:value="20.98" calcext:value-type="float">
            <text:p>20,9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BS([.$D$3]-[.A92])" office:value-type="float" office:value="9.3943" calcext:value-type="float">
            <text:p>9,3943</text:p>
          </table:table-cell>
          <table:table-cell table:number-columns-repeated="2"/>
        </table:table-row>
        <table:table-row table:style-name="ro1">
          <table:table-cell office:value-type="float" office:value="21.09" calcext:value-type="float">
            <text:p>21,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ABS([.$D$3]-[.A93])" office:value-type="float" office:value="9.5043" calcext:value-type="float">
            <text:p>9,5043</text:p>
          </table:table-cell>
          <table:table-cell table:number-columns-repeated="2"/>
        </table:table-row>
        <table:table-row table:style-name="ro1">
          <table:table-cell office:value-type="float" office:value="20.98" calcext:value-type="float">
            <text:p>20,98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ABS([.$D$3]-[.A94])" office:value-type="float" office:value="9.3943" calcext:value-type="float">
            <text:p>9,3943</text:p>
          </table:table-cell>
          <table:table-cell table:number-columns-repeated="2"/>
        </table:table-row>
        <table:table-row table:style-name="ro1">
          <table:table-cell office:value-type="float" office:value="21.09" calcext:value-type="float">
            <text:p>21,09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ABS([.$D$3]-[.A95])" office:value-type="float" office:value="9.5043" calcext:value-type="float">
            <text:p>9,5043</text:p>
          </table:table-cell>
          <table:table-cell table:number-columns-repeated="2"/>
        </table:table-row>
        <table:table-row table:style-name="ro1">
          <table:table-cell office:value-type="float" office:value="21.09" calcext:value-type="float">
            <text:p>21,09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ABS([.$D$3]-[.A96])" office:value-type="float" office:value="9.5043" calcext:value-type="float">
            <text:p>9,5043</text:p>
          </table:table-cell>
          <table:table-cell table:number-columns-repeated="2"/>
        </table:table-row>
        <table:table-row table:style-name="ro1">
          <table:table-cell office:value-type="float" office:value="21.09" calcext:value-type="float">
            <text:p>21,0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BS([.$D$3]-[.A97])" office:value-type="float" office:value="9.5043" calcext:value-type="float">
            <text:p>9,5043</text:p>
          </table:table-cell>
          <table:table-cell table:number-columns-repeated="2"/>
        </table:table-row>
        <table:table-row table:style-name="ro1">
          <table:table-cell office:value-type="float" office:value="21.09" calcext:value-type="float">
            <text:p>21,09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ABS([.$D$3]-[.A98])" office:value-type="float" office:value="9.5043" calcext:value-type="float">
            <text:p>9,5043</text:p>
          </table:table-cell>
          <table:table-cell table:number-columns-repeated="2"/>
        </table:table-row>
        <table:table-row table:style-name="ro1">
          <table:table-cell office:value-type="float" office:value="21.09" calcext:value-type="float">
            <text:p>21,09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ABS([.$D$3]-[.A99])" office:value-type="float" office:value="9.5043" calcext:value-type="float">
            <text:p>9,5043</text:p>
          </table:table-cell>
          <table:table-cell table:number-columns-repeated="2"/>
        </table:table-row>
        <table:table-row table:style-name="ro1">
          <table:table-cell office:value-type="float" office:value="21.09" calcext:value-type="float">
            <text:p>21,09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ABS([.$D$3]-[.A100])" office:value-type="float" office:value="9.5043" calcext:value-type="float">
            <text:p>9,5043</text:p>
          </table:table-cell>
          <table:table-cell table:number-columns-repeated="2"/>
        </table:table-row>
        <table:table-row table:style-name="ro1">
          <table:table-cell office:value-type="float" office:value="21.19" calcext:value-type="float">
            <text:p>21,19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ABS([.$D$3]-[.A101])" office:value-type="float" office:value="9.6043" calcext:value-type="float">
            <text:p>9,6043</text:p>
          </table:table-cell>
          <table:table-cell table:number-columns-repeated="2"/>
        </table:table-row>
        <table:table-row table:style-name="ro1">
          <table:table-cell office:value-type="float" office:value="21.19" calcext:value-type="float">
            <text:p>21,1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$D$3]-[.A102])" office:value-type="float" office:value="9.6043" calcext:value-type="float">
            <text:p>9,60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3:00:50.299585576</meta:creation-date>
    <dc:date>2019-10-16T14:37:23.373143437</dc:date>
    <meta:editing-duration>PT33M42S</meta:editing-duration>
    <meta:editing-cycles>4</meta:editing-cycles>
    <meta:generator>LibreOffice/6.1.5.2$Linux_x86 LibreOffice_project/10$Build-2</meta:generator>
    <meta:document-statistic meta:table-count="12" meta:cell-count="320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37cm" svg:height="4.729cm" xlink:href=".." xlink:type="simple" chart:class="chart:scatter" chart:style-name="ch1">
        <chart:plot-area chart:style-name="ch2" table:cell-range-address="Folha1.F4:Folha1.F13 Folha1.H4:Folha1.H13" svg:x="1.181cm" svg:y="0.094cm" svg:width="7.186cm" svg:height="3.56cm">
          <chartooo:coordinate-region svg:x="1.617cm" svg:y="0.294cm" svg:width="6.325cm" svg:height="2.713cm"/>
          <chart:axis chart:dimension="x" chart:name="primary-x" chart:style-name="ch3">
            <chart:title svg:x="4.479cm" svg:y="3.748cm" chart:style-name="ch4">
              <text:p>Vin</text:p>
            </chart:title>
          </chart:axis>
          <chart:axis chart:dimension="y" chart:name="primary-y" chart:style-name="ch3">
            <chart:title svg:x="0.451cm" svg:y="2.196cm" chart:style-name="ch5">
              <text:p>Lux</text:p>
            </chart:title>
            <chart:grid chart:style-name="ch6" chart:class="major"/>
          </chart:axis>
          <chart:series chart:style-name="ch7" chart:values-cell-range-address="Folha1.H4:Folha1.H13" chart:class="chart:scatter">
            <chart:domain table:cell-range-address="Folha1.F4:Folha1.F13"/>
            <chart:regression-curve chart:style-name="ch8">
              <chart:equation chart:display-equation="true" chart:display-r-square="false" svg:x="0.281cm" svg:y="4.081cm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4179737656314">
                <text:p>3.94179737656314</text:p>
                <draw:g>
                  <svg:desc>Folha1.F4:Folha1.F13</svg:desc>
                </draw:g>
              </table:table-cell>
              <table:table-cell office:value-type="float" office:value="1.53">
                <text:p>1.53</text:p>
                <draw:g>
                  <svg:desc>Folha1.H4:Folha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7807360090343">
                <text:p>3.2780736009034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4225151046551">
                <text:p>2.84225151046551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2545916076065">
                <text:p>2.52545916076065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8171277483951">
                <text:p>2.28171277483951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8692317151041">
                <text:p>2.08692317151041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690958781061">
                <text:p>1.92690958781061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9265921426148">
                <text:p>1.79265921426148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7811809722568">
                <text:p>1.67811809722568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904428875548">
                <text:p>1.57904428875548</text:p>
              </table:table-cell>
              <table:table-cell office:value-type="float" office:value="18.39">
                <text:p>18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3.841cm" svg:y="4.203cm" style:legend-expansion="high" chart:style-name="ch2"/>
        <chart:plot-area chart:style-name="ch3" table:cell-range-address="'80'.A3:'80'.B102" svg:x="0.319cm" svg:y="0.18cm" svg:width="13.203cm" svg:height="8.645cm">
          <chartooo:coordinate-region svg:x="0.755cm" svg:y="0.38cm" svg:width="12.30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0'.A3:'80'.A102" chart:class="chart:scatter">
            <chart:domain table:cell-range-address="'80'.B3:'80'.B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80'.B3:'80'.B102</svg:desc>
                </draw:g>
              </table:table-cell>
              <table:table-cell office:value-type="float" office:value="0.54">
                <text:p>0.54</text:p>
                <draw:g>
                  <svg:desc>'80'.A3:'80'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31">
                <text:p>14.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7.28">
                <text:p>17.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3.841cm" svg:y="4.203cm" style:legend-expansion="high" chart:style-name="ch2"/>
        <chart:plot-area chart:style-name="ch3" table:cell-range-address="'90'.A3:'90'.B102" svg:x="0.319cm" svg:y="0.18cm" svg:width="13.203cm" svg:height="8.645cm">
          <chartooo:coordinate-region svg:x="0.94cm" svg:y="0.38cm" svg:width="12.30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90'.A3:'90'.A102" chart:class="chart:scatter">
            <chart:domain table:cell-range-address="'90'.B3:'90'.B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90'.B3:'90'.B102</svg:desc>
                </draw:g>
              </table:table-cell>
              <table:table-cell office:value-type="float" office:value="0.25">
                <text:p>0.25</text:p>
                <draw:g>
                  <svg:desc>'90'.A3:'90'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3.841cm" svg:y="4.203cm" style:legend-expansion="high" chart:style-name="ch2"/>
        <chart:plot-area chart:style-name="ch3" table:cell-range-address="'100'.A3:'100'.B102" svg:x="0.319cm" svg:y="0.18cm" svg:width="13.203cm" svg:height="8.645cm">
          <chartooo:coordinate-region svg:x="0.94cm" svg:y="0.38cm" svg:width="12.30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'.A3:'100'.A102" chart:class="chart:scatter">
            <chart:domain table:cell-range-address="'100'.B3:'100'.B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00'.B3:'100'.B102</svg:desc>
                </draw:g>
              </table:table-cell>
              <table:table-cell office:value-type="float" office:value="0.56">
                <text:p>0.56</text:p>
                <draw:g>
                  <svg:desc>'100'.A3:'100'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.17">
                <text:p>20.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.17">
                <text:p>20.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.17">
                <text:p>20.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.19">
                <text:p>21.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674cm" svg:height="4.008cm" xlink:href=".." xlink:type="simple" chart:class="chart:scatter" chart:style-name="ch1">
        <chart:title svg:x="3.883cm" svg:y="0.216cm" chart:style-name="ch2">
          <text:p>Tau</text:p>
        </chart:title>
        <chart:legend chart:legend-position="end" svg:x="5.961cm" svg:y="1.456cm" style:legend-expansion="high" chart:style-name="ch3"/>
        <chart:plot-area chart:style-name="ch4" table:cell-range-address="Folha1.D4:Folha1.D13 Folha1.I4:Folha1.I13 Folha1.G4:Folha1.G13" chart:data-source-has-labels="row" svg:x="0.173cm" svg:y="1.075cm" svg:width="5.615cm" svg:height="2.853cm">
          <chartooo:coordinate-region svg:x="0.609cm" svg:y="1.274cm" svg:width="4.807cm" svg:height="2.00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olha1.I4:Folha1.I13" loext:label-string="experimental" chart:class="chart:scatter">
            <chart:domain table:cell-range-address="Folha1.D4:Folha1.D13"/>
            <chart:data-point chart:repeated="10"/>
          </chart:series>
          <chart:series chart:style-name="ch8" chart:values-cell-range-address="Folha1.G4:Folha1.G13" loext:label-string="teórico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experimental</text:p>
              </table:table-cell>
              <table:table-cell office:value-type="string">
                <text:p>teór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633">
                <text:p>2.4633</text:p>
                <draw:g>
                  <svg:desc>Folha1.D4:Folha1.D13</svg:desc>
                </draw:g>
              </table:table-cell>
              <table:table-cell office:value-type="float" office:value="14">
                <text:p>14</text:p>
                <draw:g>
                  <svg:desc>Folha1.I4:Folha1.I13</svg:desc>
                </draw:g>
              </table:table-cell>
              <table:table-cell office:value-type="float" office:value="7.88359475312628">
                <text:p>7.88359475312628</text:p>
                <draw:g>
                  <svg:desc>Folha1.G4:Folha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773">
                <text:p>5.4773</text:p>
              </table:table-cell>
              <table:table-cell office:value-type="float" office:value="14">
                <text:p>14</text:p>
              </table:table-cell>
              <table:table-cell office:value-type="float" office:value="6.55614720180685">
                <text:p>6.55614720180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913">
                <text:p>8.4913</text:p>
              </table:table-cell>
              <table:table-cell office:value-type="float" office:value="14">
                <text:p>14</text:p>
              </table:table-cell>
              <table:table-cell office:value-type="float" office:value="5.68450302093103">
                <text:p>5.68450302093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053">
                <text:p>11.5053</text:p>
              </table:table-cell>
              <table:table-cell office:value-type="float" office:value="14">
                <text:p>14</text:p>
              </table:table-cell>
              <table:table-cell office:value-type="float" office:value="5.05091832152131">
                <text:p>5.05091832152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193">
                <text:p>14.5193</text:p>
              </table:table-cell>
              <table:table-cell office:value-type="float" office:value="17">
                <text:p>17</text:p>
              </table:table-cell>
              <table:table-cell office:value-type="float" office:value="4.56342554967902">
                <text:p>4.56342554967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333">
                <text:p>17.5333</text:p>
              </table:table-cell>
              <table:table-cell office:value-type="float" office:value="12">
                <text:p>12</text:p>
              </table:table-cell>
              <table:table-cell office:value-type="float" office:value="4.17384634302083">
                <text:p>4.17384634302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473">
                <text:p>20.5473</text:p>
              </table:table-cell>
              <table:table-cell office:value-type="float" office:value="12">
                <text:p>12</text:p>
              </table:table-cell>
              <table:table-cell office:value-type="float" office:value="3.85381917562122">
                <text:p>3.85381917562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5613">
                <text:p>23.5613</text:p>
              </table:table-cell>
              <table:table-cell office:value-type="float" office:value="13">
                <text:p>13</text:p>
              </table:table-cell>
              <table:table-cell office:value-type="float" office:value="3.58531842852297">
                <text:p>3.58531842852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5753">
                <text:p>26.5753</text:p>
              </table:table-cell>
              <table:table-cell office:value-type="float" office:value="14">
                <text:p>14</text:p>
              </table:table-cell>
              <table:table-cell office:value-type="float" office:value="3.35623619445136">
                <text:p>3.35623619445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5893">
                <text:p>29.5893</text:p>
              </table:table-cell>
              <table:table-cell office:value-type="float" office:value="13">
                <text:p>13</text:p>
              </table:table-cell>
              <table:table-cell office:value-type="float" office:value="3.15808857751096">
                <text:p>3.1580885775109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5cm" svg:height="5.875cm" xlink:href=".." xlink:type="simple" chart:class="chart:scatter" chart:style-name="ch1">
        <chart:plot-area chart:style-name="ch2" table:cell-range-address="Folha1.D4:Folha1.D13 Folha1.J4:Folha1.J13" svg:x="1.19cm" svg:y="0.117cm" svg:width="7.581cm" svg:height="4.66cm">
          <chartooo:coordinate-region svg:x="1.626cm" svg:y="0.316cm" svg:width="6.773cm" svg:height="3.814cm"/>
          <chart:axis chart:dimension="x" chart:name="primary-x" chart:style-name="ch3">
            <chart:title svg:x="3.917cm" svg:y="4.894cm" chart:style-name="ch4">
              <text:p>Lux Desejado</text:p>
            </chart:title>
          </chart:axis>
          <chart:axis chart:dimension="y" chart:name="primary-y" chart:style-name="ch3">
            <chart:title svg:x="0.451cm" svg:y="2.703cm" chart:style-name="ch5">
              <text:p>K0</text:p>
            </chart:title>
            <chart:grid chart:style-name="ch6" chart:class="major"/>
          </chart:axis>
          <chart:series chart:style-name="ch7" chart:values-cell-range-address="Folha1.J4:Folha1.J13" chart:class="chart:scatter">
            <chart:domain table:cell-range-address="Folha1.D4:Folha1.D13"/>
            <chart:regression-curve chart:style-name="ch8"/>
            <chart:regression-curve chart:style-name="ch8">
              <chart:equation chart:display-equation="true" chart:display-r-square="false" svg:x="0.853cm" svg:y="5.224cm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633">
                <text:p>2.4633</text:p>
                <draw:g>
                  <svg:desc>Folha1.D4:Folha1.D13</svg:desc>
                </draw:g>
              </table:table-cell>
              <table:table-cell office:value-type="float" office:value="0.388147805135029">
                <text:p>0.388147805135029</text:p>
                <draw:g>
                  <svg:desc>Folha1.J4:Folha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773">
                <text:p>5.4773</text:p>
              </table:table-cell>
              <table:table-cell office:value-type="float" office:value="0.909070497739502">
                <text:p>0.909070497739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913">
                <text:p>8.4913</text:p>
              </table:table-cell>
              <table:table-cell office:value-type="float" office:value="1.59028853827918">
                <text:p>1.59028853827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053">
                <text:p>11.5053</text:p>
              </table:table-cell>
              <table:table-cell office:value-type="float" office:value="2.38372494536273">
                <text:p>2.38372494536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193">
                <text:p>14.5193</text:p>
              </table:table-cell>
              <table:table-cell office:value-type="float" office:value="4.17668696300757">
                <text:p>4.17668696300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333">
                <text:p>17.5333</text:p>
              </table:table-cell>
              <table:table-cell office:value-type="float" office:value="4.11610744337223">
                <text:p>4.11610744337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473">
                <text:p>20.5473</text:p>
              </table:table-cell>
              <table:table-cell office:value-type="float" office:value="5.74495039623418">
                <text:p>5.74495039623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5613">
                <text:p>23.5613</text:p>
              </table:table-cell>
              <table:table-cell office:value-type="float" office:value="6.96730304378876">
                <text:p>6.96730304378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5753">
                <text:p>26.5753</text:p>
              </table:table-cell>
              <table:table-cell office:value-type="float" office:value="9.86819701627528">
                <text:p>9.86819701627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5893">
                <text:p>29.5893</text:p>
              </table:table-cell>
              <table:table-cell office:value-type="float" office:value="11.646285117496">
                <text:p>11.6462851174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1cm" svg:y="0cm" style:legend-expansion="high" chart:style-name="ch2"/>
        <chart:plot-area chart:style-name="ch3" table:cell-range-address="'10'.B2:'10'.B10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3.841cm" svg:y="4.203cm" style:legend-expansion="high" chart:style-name="ch2"/>
        <chart:plot-area chart:style-name="ch3" table:cell-range-address="'10'.A3:'10'.B102" svg:x="0.319cm" svg:y="0.18cm" svg:width="13.203cm" svg:height="8.645cm">
          <chartooo:coordinate-region svg:x="1.046cm" svg:y="0.38cm" svg:width="12.19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'.A3:'10'.A102" chart:class="chart:scatter">
            <chart:domain table:cell-range-address="'10'.B3:'10'.B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0'.B3:'10'.B102</svg:desc>
                </draw:g>
              </table:table-cell>
              <table:table-cell office:value-type="float" office:value="0.27">
                <text:p>0.27</text:p>
                <draw:g>
                  <svg:desc>'10'.A3:'10'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3.841cm" svg:y="4.203cm" style:legend-expansion="high" chart:style-name="ch2"/>
        <chart:plot-area chart:style-name="ch3" table:cell-range-address="'20'.A3:'20'.B102" svg:x="0.319cm" svg:y="0.18cm" svg:width="13.203cm" svg:height="8.645cm">
          <chartooo:coordinate-region svg:x="1.046cm" svg:y="0.38cm" svg:width="12.19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'.A3:'20'.A102" chart:class="chart:scatter">
            <chart:domain table:cell-range-address="'20'.B3:'20'.B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'.B3:'20'.B102</svg:desc>
                </draw:g>
              </table:table-cell>
              <table:table-cell office:value-type="float" office:value="0.27">
                <text:p>0.27</text:p>
                <draw:g>
                  <svg:desc>'20'.A3:'20'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58">
                <text:p>3.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3.841cm" svg:y="4.203cm" style:legend-expansion="high" chart:style-name="ch2"/>
        <chart:plot-area chart:style-name="ch3" table:cell-range-address="'30'.A3:'30'.B102" svg:x="0.319cm" svg:y="0.18cm" svg:width="13.203cm" svg:height="8.645cm">
          <chartooo:coordinate-region svg:x="0.755cm" svg:y="0.379cm" svg:width="12.48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0'.A3:'30'.A102" chart:class="chart:scatter">
            <chart:domain table:cell-range-address="'30'.B3:'30'.B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0'.B3:'30'.B102</svg:desc>
                </draw:g>
              </table:table-cell>
              <table:table-cell office:value-type="float" office:value="0.28">
                <text:p>0.28</text:p>
                <draw:g>
                  <svg:desc>'30'.A3:'30'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38">
                <text:p>5.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3.841cm" svg:y="4.203cm" style:legend-expansion="high" chart:style-name="ch2"/>
        <chart:plot-area chart:style-name="ch3" table:cell-range-address="'40'.A3:'40'.B102" svg:x="0.319cm" svg:y="0.18cm" svg:width="13.203cm" svg:height="8.645cm">
          <chartooo:coordinate-region svg:x="0.755cm" svg:y="0.38cm" svg:width="12.30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0'.A3:'40'.A102" chart:class="chart:scatter">
            <chart:domain table:cell-range-address="'40'.B3:'40'.B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40'.B3:'40'.B102</svg:desc>
                </draw:g>
              </table:table-cell>
              <table:table-cell office:value-type="float" office:value="0.28">
                <text:p>0.28</text:p>
                <draw:g>
                  <svg:desc>'40'.A3:'40'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14">
                <text:p>9.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3.841cm" svg:y="4.203cm" style:legend-expansion="high" chart:style-name="ch2"/>
        <chart:plot-area chart:style-name="ch3" table:cell-range-address="'50'.A3:'50'.B102" svg:x="0.319cm" svg:y="0.18cm" svg:width="13.203cm" svg:height="8.645cm">
          <chartooo:coordinate-region svg:x="0.755cm" svg:y="0.38cm" svg:width="12.30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0'.A3:'50'.A102" chart:class="chart:scatter">
            <chart:domain table:cell-range-address="'50'.B3:'50'.B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0'.B3:'50'.B102</svg:desc>
                </draw:g>
              </table:table-cell>
              <table:table-cell office:value-type="float" office:value="0.77">
                <text:p>0.77</text:p>
                <draw:g>
                  <svg:desc>'50'.A3:'50'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88">
                <text:p>8.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3.841cm" svg:y="4.203cm" style:legend-expansion="high" chart:style-name="ch2"/>
        <chart:plot-area chart:style-name="ch3" table:cell-range-address="'60'.A3:'60'.B102" svg:x="0.319cm" svg:y="0.18cm" svg:width="13.203cm" svg:height="8.645cm">
          <chartooo:coordinate-region svg:x="0.755cm" svg:y="0.379cm" svg:width="12.30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0'.A3:'60'.A102" chart:class="chart:scatter">
            <chart:domain table:cell-range-address="'60'.B3:'60'.B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60'.B3:'60'.B102</svg:desc>
                </draw:g>
              </table:table-cell>
              <table:table-cell office:value-type="float" office:value="0.79">
                <text:p>0.79</text:p>
                <draw:g>
                  <svg:desc>'60'.A3:'60'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.46">
                <text:p>13.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3.841cm" svg:y="4.203cm" style:legend-expansion="high" chart:style-name="ch2"/>
        <chart:plot-area chart:style-name="ch3" table:cell-range-address="'70'.A3:'70'.B102" svg:x="0.319cm" svg:y="0.18cm" svg:width="13.203cm" svg:height="8.645cm">
          <chartooo:coordinate-region svg:x="0.755cm" svg:y="0.379cm" svg:width="12.30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0'.A3:'70'.A102" chart:class="chart:scatter">
            <chart:domain table:cell-range-address="'70'.B3:'70'.B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70'.B3:'70'.B102</svg:desc>
                </draw:g>
              </table:table-cell>
              <table:table-cell office:value-type="float" office:value="0.29">
                <text:p>0.29</text:p>
                <draw:g>
                  <svg:desc>'70'.A3:'70'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.31">
                <text:p>14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.35">
                <text:p>15.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